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horizontal-align="justify" draw:textarea-vertical-align="middle" draw:auto-grow-height="false" fo:min-height="1.402cm" fo:min-width="2.168cm" draw:shadow="hidden"/>
    </style:style>
    <style:style style:name="gr2" style:family="graphic" style:parent-style-name="measure">
      <style:graphic-properties draw:textarea-horizontal-align="justify" draw:textarea-vertical-align="middle" draw:auto-grow-height="false" fo:min-height="0.957cm" fo:min-width="2.676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measure">
      <style:graphic-properties draw:textarea-horizontal-align="justify" draw:textarea-vertical-align="middle" draw:auto-grow-height="false" fo:min-height="1.148cm" fo:min-width="1.85cm" draw:shadow="hidden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measure">
      <style:graphic-properties draw:textarea-horizontal-align="justify" draw:textarea-vertical-align="middle" draw:auto-grow-height="false" fo:min-height="1.433cm" fo:min-width="3.31cm"/>
    </style:style>
    <style:style style:name="gr7" style:family="graphic" style:parent-style-name="measure">
      <style:graphic-properties draw:textarea-horizontal-align="justify" draw:textarea-vertical-align="middle" draw:auto-grow-height="false" fo:min-height="1.782cm" fo:min-width="3.183cm"/>
    </style:style>
    <style:style style:name="gr8" style:family="graphic" style:parent-style-name="measure">
      <style:graphic-properties draw:textarea-horizontal-align="justify" draw:textarea-vertical-align="middle" draw:auto-grow-height="false" fo:min-height="1.274cm" fo:min-width="3.183cm"/>
    </style:style>
    <style:style style:name="gr9" style:family="graphic" style:parent-style-name="measure">
      <style:graphic-properties draw:stroke="none" svg:stroke-color="#000000" draw:fill="none" draw:fill-color="#ffffff" fo:min-height="0.766cm"/>
    </style:style>
    <style:style style:name="gr10" style:family="graphic" style:parent-style-name="measure">
      <style:graphic-properties draw:textarea-horizontal-align="justify" draw:textarea-vertical-align="middle" draw:auto-grow-height="false" fo:min-height="1.338cm" fo:min-width="1.596cm" draw:shadow="hidden"/>
    </style:style>
    <style:style style:name="gr11" style:family="graphic" style:parent-style-name="measure">
      <style:graphic-properties draw:stroke="none" svg:stroke-color="#000000" draw:fill="none" draw:fill-color="#ffffff" fo:min-height="0.471cm"/>
    </style:style>
    <style:style style:name="gr12" style:family="graphic" style:parent-style-name="measure">
      <style:graphic-properties draw:stroke="none" svg:stroke-color="#000000" draw:fill="none" draw:fill-color="#ffffff" fo:min-height="0.639cm"/>
    </style:style>
    <style:style style:name="gr13" style:family="graphic" style:parent-style-name="measure">
      <style:graphic-properties draw:stroke="none" svg:stroke-color="#000000" draw:fill="none" draw:fill-color="#ffffff" fo:min-height="1.147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82cm" fo:min-width="4.07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163cm" fo:min-width="9.279cm"/>
    </style:style>
    <style:style style:name="gr16" style:family="graphic" style:parent-style-name="measure">
      <style:graphic-properties draw:textarea-horizontal-align="justify" draw:textarea-vertical-align="middle" draw:auto-grow-height="false" fo:min-height="1.909cm" fo:min-width="7.12cm"/>
    </style:style>
    <style:style style:name="gr17" style:family="graphic" style:parent-style-name="measure">
      <style:graphic-properties draw:textarea-horizontal-align="justify" draw:textarea-vertical-align="middle" draw:auto-grow-height="false" fo:min-height="6.227cm" fo:min-width="8.89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xml:id="id1" draw:id="id1" draw:layer="controls" svg:width="5.08cm" svg:height="2.54cm" svg:x="3.667cm" svg:y="1.582cm" svg:viewBox="0 0 5081 2541" svg:d="M2540 0l2541 1270-2541 1271-2540-1271zM0 0zM5081 2541zM876 1464v-224h210v25h-173v71h161v25h-161v78h181v25zM1300 1416c0 17-7 29-23 38-15 9-36 13-63 13s-47-3-61-11c-15-7-24-18-28-33l31-4c3 9 9 16 19 20 9 4 22 6 39 6 18 0 31-2 39-6 9-5 13-12 13-20 0-7-3-13-9-17s-15-8-28-10l-25-6c-20-4-35-8-44-12-8-4-15-9-20-15s-7-13-7-22c0-15 7-27 21-35 14-9 34-13 60-13 24 0 42 4 56 10 14 7 23 18 26 32l-31 4c-2-8-8-14-16-18-9-4-20-6-35-6-16 0-28 2-35 6-8 4-12 10-12 18 0 4 2 8 5 12 3 3 8 6 14 8s19 5 39 9c19 4 32 7 41 11 8 3 14 6 19 10s9 9 11 14c3 5 4 11 4 17zM1423 1462c-11 3-23 4-36 4-28 0-42-13-42-39v-115h-25v-20h26l11-39h23v39h40v20h-40v109c0 8 2 14 5 18 4 3 10 5 18 5 5 0 11-1 20-3zM1509 1467c-21 0-37-4-48-14-11-9-16-21-16-37 0-18 7-32 21-41 15-10 38-15 71-15l47-1v-10c0-13-3-23-11-30-7-6-18-9-34-9s-28 3-35 7-11 11-13 21l-37-3c6-31 35-46 86-46 26 0 46 5 60 14 13 10 20 25 20 44v74c0 8 2 15 4 19 3 4 8 6 16 6 3 0 7 0 12-1v18c-9 2-18 3-28 3-13 0-22-3-28-9-6-5-10-14-10-26h-2c-9 13-19 22-31 28-12 5-27 8-44 8zM1517 1446c13 0 25-3 35-8 10-4 18-11 24-19 5-9 8-17 8-26v-14l-38 1c-17 0-30 1-38 4-9 2-15 6-20 11-5 6-7 13-7 21 0 10 3 17 9 22 7 5 16 8 27 8zM1973 1377c0 60-26 90-78 90-33 0-55-10-67-30 0 1 0 10 0 27v68h-35v-205c0-18-1-29-1-35h34c0 0 0 2 1 4 0 3 0 7 0 12 1 6 1 9 1 11h1c6-10 14-18 25-23 10-5 24-7 41-7 26 0 45 7 58 21s20 37 20 67zM1936 1378c0-24-4-41-12-52-8-10-21-15-38-15-15 0-25 2-33 7s-14 12-19 22c-4 11-6 24-6 40 0 22 5 39 14 50s23 16 43 16c18 0 31-5 39-16 8-10 12-28 12-52zM2020 1464v-132c0-12 0-26-1-40h34c1 19 1 31 1 35h1c6-15 12-25 19-30 8-6 18-8 32-8 4 0 9 0 14 1v26c-5-1-11-1-19-1-15 0-26 5-34 15-7 10-11 25-11 44v90zM2332 1378c0 30-8 52-25 67-16 15-40 22-71 22s-55-8-71-23c-15-15-23-37-23-66 0-60 32-89 95-89 33 0 57 7 72 21 15 15 23 37 23 68zM2295 1378c0-24-5-41-13-52-9-11-24-16-44-16-21 0-36 5-45 16s-14 28-14 52c0 22 4 39 14 51 9 11 23 17 43 17 21 0 36-6 45-17s14-28 14-51zM2405 1377c0 23 4 40 13 51s22 16 40 16c13 0 23-2 32-8 8-5 14-14 15-25l36 2c-2 16-11 29-26 39s-33 15-56 15c-29 0-52-8-68-23s-23-37-23-66 7-51 23-67c16-15 39-23 68-23 22 0 40 5 54 14s23 22 27 38l-36 2c-2-9-7-17-14-23-8-5-18-8-32-8-19 0-32 5-41 15-8 10-12 27-12 51zM2607 1384c0 20 5 35 15 46 10 10 25 16 44 16 15 0 28-3 37-8s15-11 19-19l31 7c-13 27-42 41-87 41-31 0-55-8-72-23-16-15-24-37-24-67 0-29 8-51 24-66 17-15 40-22 71-22 62 0 94 30 94 91v4zM2722 1362c-2-18-8-31-17-40-10-8-23-12-41-12-17 0-31 4-41 14-10 9-15 22-16 38zM2965 1416c0 17-8 29-23 38s-36 13-63 13-47-3-62-11c-14-7-23-18-28-33l32-4c3 9 9 16 18 20 10 4 23 6 40 6 18 0 31-2 39-6 8-5 13-12 13-20 0-7-3-13-9-17s-15-8-28-10l-25-6c-21-4-35-8-44-12-8-4-15-9-20-15s-7-13-7-22c0-15 7-27 21-35 13-9 34-13 60-13 23 0 42 4 56 10 14 7 23 18 26 32l-32 4c-2-8-7-14-15-18-9-4-21-6-35-6-16 0-28 2-35 6-8 4-12 10-12 18 0 4 2 8 5 12 3 3 8 6 14 8s19 5 39 9c19 4 32 7 40 11 9 3 15 6 20 10s8 9 11 14 4 11 4 17zM3187 1378c0 30-8 52-24 67-17 15-41 22-72 22s-54-8-70-23-24-37-24-66c0-60 32-89 95-89 33 0 57 7 72 21 15 15 23 37 23 68zM3150 1378c0-24-4-41-13-52s-23-16-44-16-36 5-45 16-14 28-14 52c0 22 5 39 14 51 9 11 23 17 43 17 21 0 36-6 45-17s14-28 14-51zM3400 1467c-22 0-38-4-49-14-10-9-16-21-16-37 0-18 7-32 22-41 14-10 38-15 70-15l48-1v-10c0-13-4-23-11-30-7-6-19-9-35-9s-27 3-34 7c-8 4-12 11-13 21l-37-3c6-31 34-46 85-46 27 0 47 5 60 14 14 10 21 25 21 44v74c0 8 1 15 4 19s8 6 16 6c3 0 7 0 11-1v18c-9 2-18 3-27 3-13 0-23-3-29-9-6-5-9-14-10-26h-1c-9 13-20 22-32 28-12 5-26 8-43 8zM3408 1446c13 0 24-3 34-8 10-4 18-11 24-19 6-9 9-17 9-26v-14l-39 1c-17 0-29 1-38 4-8 2-15 6-19 11-5 6-7 13-7 21 0 10 3 17 9 22s15 8 27 8zM3598 1377c0 23 4 40 13 51s23 16 41 16c12 0 23-2 31-8 9-5 14-14 16-25l36 2c-3 16-12 29-27 39-14 10-33 15-55 15-30 0-53-8-69-23-15-15-23-37-23-66s8-51 24-67c15-15 38-23 67-23 22 0 40 5 54 14 15 9 24 22 27 38l-36 2c-2-9-6-17-14-23-7-5-18-8-32-8-19 0-32 5-40 15-9 10-13 27-13 51zM3855 1462c-12 3-24 4-36 4-28 0-43-13-43-39v-115h-24v-20h26l10-39h24v39h39v20h-39v109c0 8 2 14 5 18 3 3 9 5 17 5 5 0 12-1 21-3zM3886 1255v-27h35v27zM3886 1464v-172h35v172zM4068 1464h-42l-77-172h38l47 112c1 4 6 17 13 38l7-19 8-19 48-112h38zM4356 1378c0 30-8 52-25 67-16 15-40 22-71 22s-55-8-71-23-23-37-23-66c0-60 31-89 95-89 32 0 56 7 72 21 15 15 23 37 23 68zM4319 1378c0-24-5-41-14-52-8-11-23-16-43-16-21 0-36 5-45 16-10 11-14 28-14 52 0 22 4 39 13 51 10 11 24 17 43 17 22 0 37-6 46-17s14-28 14-51zM4583 1300c0 8-1 15-4 21s-7 12-12 17c-6 6-14 12-27 19l-15 10c-10 5-17 11-21 17-5 6-7 13-8 20h-34c0-7 2-14 4-19 3-6 6-11 10-15s9-8 14-11c5-4 10-7 16-10 5-3 10-6 15-9s10-6 13-10c4-4 8-8 10-13 2-4 4-10 4-16 0-12-5-22-16-29-10-7-24-10-42-10-19 0-33 3-44 11-11 7-17 18-19 30l-36-1c3-21 13-38 31-49 17-11 39-17 67-17 29 0 52 6 69 17s25 27 25 47zM4460 1464v-32h39v32z">
          <text:p/>
        </draw:path>
        <draw:path draw:style-name="gr2" draw:text-style-name="P1" xml:id="id2" draw:id="id2" draw:layer="controls" svg:width="4.571cm" svg:height="2.413cm" svg:x="2.652cm" svg:y="5.52cm" svg:viewBox="0 0 4572 2414" svg:d="M2286 0l2286 1207-2286 1207-2286-1207zM0 0zM4572 2414zM1169 1142v-135h-113v135h-28v-291h28v123h113v-123h29v291zM1284 1146c-16 0-28-6-37-18-8-12-12-28-12-49 0-23 6-41 17-53s28-19 53-20l36-1v-12c0-18-3-31-8-39-6-8-15-12-27-12s-20 3-26 9c-5 5-9 15-10 27l-28-4c5-40 27-60 65-60 20 0 35 6 46 19 10 13 15 32 15 56v97c0 11 1 19 3 25 2 5 6 8 12 8 3 0 5-1 9-2v24c-7 2-14 3-21 3-10 0-17-4-22-11-4-7-7-18-7-34h-1c-7 17-15 29-24 36s-20 11-33 11zM1290 1118c10 0 19-3 26-9 8-6 14-15 18-26 5-11 7-22 7-33v-19l-29 1c-13 1-23 2-29 6-7 3-12 8-15 15s-5 16-5 27c0 12 2 22 7 28 5 7 11 10 20 10zM1634 1029c0 78-19 117-59 117-24 0-41-13-50-39 0 1 0 13 0 35v88h-27v-266c0-23 0-38 0-46h25c1 1 1 3 1 6s0 9 1 16c0 7 0 12 0 14h1c4-14 11-24 18-30 8-7 19-10 31-10 20 0 35 9 45 28 10 18 14 47 14 87zM1606 1030c0-31-3-54-9-67s-15-20-29-20c-10 0-18 3-24 9-6 7-11 16-14 29-3 14-5 31-5 52 0 29 4 51 10 65 7 14 18 20 33 20 13 0 23-6 29-20 6-13 9-36 9-68zM1710 1146c-16 0-28-6-36-18s-13-28-13-49c0-23 6-41 17-53s29-19 53-20l36-1v-12c0-18-3-31-8-39-6-8-15-12-26-12-12 0-21 3-27 9-5 5-8 15-9 27l-28-4c4-40 26-60 64-60 20 0 36 6 46 19s15 32 15 56v97c0 11 1 19 3 25 2 5 6 8 12 8 3 0 6-1 9-2v24c-7 2-14 3-21 3-10 0-17-4-21-11-5-7-7-18-8-34h-1c-7 17-15 29-24 36s-20 11-33 11zM1716 1118c10 0 19-3 26-9 8-6 14-15 18-26 5-11 7-22 7-33v-19l-29 1c-13 1-22 2-29 6-6 3-11 8-15 15-3 7-5 16-5 27 0 12 2 22 7 28 5 7 11 10 20 10zM1961 1080c0 21-6 37-17 49-11 11-28 17-48 17s-36-5-46-14c-11-9-18-23-22-43l24-6c2 12 7 21 14 26 7 6 17 9 30 9s23-3 30-9c6-6 9-14 9-26 0-9-2-16-6-22-5-5-12-10-22-13l-19-7c-15-6-26-11-33-16-6-6-11-12-15-20-3-7-5-17-5-28 0-20 5-35 15-46 11-11 26-16 46-16 18 0 32 4 42 13 11 9 18 22 20 42l-24 4c-1-10-5-18-12-23-6-5-15-8-26-8-12 0-21 3-27 8-5 5-8 12-8 23 0 6 1 11 3 15 3 5 6 8 11 11s14 7 29 12 25 10 31 14 11 9 15 14c3 5 6 11 8 17 2 7 3 15 3 23zM2033 1146c-16 0-28-6-36-18s-12-28-12-49c0-23 5-41 16-53s29-19 53-20l36-1v-12c0-18-3-31-8-39-6-8-14-12-26-12s-21 3-26 9c-6 5-9 15-10 27l-28-4c4-40 26-60 64-60 21 0 36 6 46 19s15 32 15 56v97c0 11 1 19 3 25 3 5 7 8 12 8 3 0 6-1 9-2v24c-7 2-14 3-21 3-9 0-17-4-21-11-5-7-7-18-8-34h-1c-7 17-15 29-24 36s-20 11-33 11zM2039 1118c10 0 19-3 27-9 7-6 13-15 18-26 4-11 6-22 6-33v-19l-29 1c-13 1-22 2-29 6-6 3-11 8-15 15-3 7-5 16-5 27 0 12 3 22 7 28 5 7 12 10 20 10zM2264 1106c-5 14-11 24-19 31-8 6-19 9-31 9-20 0-35-10-44-29-10-19-15-47-15-86 0-78 20-117 59-117 13 0 23 3 31 9 8 7 14 16 19 30h1l-1-25v-93h27v261c0 23 1 38 1 46h-25c-1-2-1-7-1-15-1-8-1-15-1-21zM2183 1030c0 31 3 53 9 67 6 13 16 20 29 20 15 0 26-7 33-22 7-14 10-37 10-68 0-29-3-51-10-65s-18-20-33-20c-13 0-23 6-29 20s-9 37-9 68zM2470 1030c0 39-7 68-19 87s-30 29-54 29c-23 0-41-10-53-30s-18-49-18-86c0-77 24-116 72-116 24 0 43 9 54 28 12 19 18 48 18 88zM2441 1030c0-31-3-54-9-67-7-14-18-21-34-21-15 0-27 7-34 21s-10 36-10 67c0 29 3 51 10 66s18 22 33 22c16 0 27-7 34-21s10-37 10-67zM2590 1142v-307h27v307zM2657 871v-36h26v36zM2657 1142v-224h26v224zM2817 1142v-142c0-22-2-37-6-45s-12-12-23-12-20 6-27 18-10 29-10 51v130h-27v-176c0-26 0-42-1-48h26c0 1 0 3 0 6s0 6 0 10 1 12 1 22c6-15 13-26 20-33 8-6 17-9 27-9 12 0 22 3 29 10s12 18 15 32c6-15 13-25 21-32 7-7 17-10 28-10 16 0 28 6 36 18 7 13 11 33 11 61v149h-27v-142c0-22-2-37-6-45s-12-12-23-12c-12 0-21 6-27 18-7 12-10 29-10 51v130zM2977 871v-36h27v36zM2977 1142v-224h27v224zM3106 1140c-9 3-18 5-27 5-22 0-32-17-32-51v-149h-19v-27h20l8-50h17v50h30v27h-30v141c0 11 2 19 4 23 3 4 7 6 13 6 4 0 9-1 16-2zM3150 1038c0 26 3 45 11 59s19 21 33 21c12 0 21-3 28-10 7-6 12-14 14-24l24 9c-10 35-31 53-66 53-23 0-41-10-54-30-12-19-19-49-19-87 0-37 7-66 19-85 13-20 30-30 53-30 48 0 71 40 71 119v5zM3237 1009c-2-23-6-40-13-51s-18-16-31-16-23 6-31 18-12 28-12 49zM3487 1106c-5 14-12 24-20 31-8 6-18 9-30 9-21 0-36-10-45-29-10-19-14-47-14-86 0-78 19-117 59-117 12 0 22 3 30 9 8 7 15 16 20 30v-25-93h27v261c0 23 0 38 0 46h-25c0-2-1-7-1-15s-1-15-1-21zM3406 1030c0 31 3 53 9 67 6 13 15 20 29 20 15 0 26-7 33-22 6-14 10-37 10-68 0-29-4-51-10-65-7-14-18-20-33-20-14 0-23 6-29 20s-9 37-9 68zM3576 1038c0 26 4 45 12 59 7 14 19 21 33 21 12 0 21-3 28-10 7-6 12-14 14-24l24 9c-10 35-32 53-66 53-23 0-42-10-54-30-12-19-19-49-19-87 0-37 7-66 19-85 12-20 30-30 53-30 48 0 71 40 71 119v5zM3664 1009c-2-23-6-40-13-51-8-11-18-16-31-16s-23 6-31 18-12 28-12 49zM1049 1388v142c0 15 2 26 4 34s5 14 10 18c4 3 11 5 20 5 13 0 23-6 30-18 8-12 11-29 11-51v-130h27v176c0 26 0 42 1 48h-25c0-1-1-3-1-6s0-6 0-10 0-12-1-22c-6 15-13 26-21 32-8 7-18 10-30 10-18 0-31-6-39-18-8-13-12-33-12-61v-149zM1315 1550c0 21-6 37-18 49-11 11-27 17-48 17-20 0-35-5-46-14s-18-23-21-43l24-6c2 12 7 21 14 26 7 6 17 9 29 9 14 0 24-3 30-9 7-6 10-14 10-26 0-9-3-16-7-22-4-5-11-10-21-13l-19-7c-16-6-26-11-33-16-6-6-12-12-15-20-4-7-6-17-6-28 0-20 6-35 16-46s26-16 46-16c17 0 32 4 42 13s17 22 20 42l-24 4c-2-10-6-18-12-23-7-5-15-8-26-8-12 0-21 3-27 8s-9 12-9 23c0 6 1 11 4 15 2 5 6 8 10 11 5 3 15 7 30 12 14 5 24 10 30 14 7 4 12 9 15 14 4 5 7 11 9 17 2 7 3 15 3 23zM1483 1500c0 39-7 68-19 87s-30 29-54 29c-23 0-41-10-53-30s-18-49-18-86c0-77 24-116 72-116 25 0 43 9 54 28 12 19 18 48 18 88zM1454 1500c0-31-3-54-9-67-7-14-18-21-34-21-15 0-27 7-34 21s-10 36-10 67c0 29 3 51 10 66s18 22 33 22c16 0 27-7 34-21s10-37 10-67zM1704 1576c-5 14-12 24-20 31-8 6-18 9-30 9-21 0-36-10-45-29-10-19-15-47-15-86 0-78 20-117 60-117 12 0 22 3 30 9 8 7 15 16 20 30v-25-93h26v261c0 23 1 38 1 46h-25c-1-2-1-7-1-15-1-8-1-15-1-21zM1622 1500c0 31 3 53 9 67 6 13 16 20 29 20 16 0 27-7 33-22 7-14 11-37 11-68 0-29-4-51-11-65-6-14-17-20-32-20-14 0-24 6-30 20s-9 37-9 68zM1793 1508c0 26 4 45 12 59 7 14 18 21 33 21 12 0 21-3 28-10 7-6 12-14 14-24l24 9c-10 35-32 53-66 53-24 0-42-10-54-30-13-19-19-49-19-87 0-37 6-66 19-85 12-20 30-30 53-30 47 0 71 40 71 119v5zM1880 1479c-1-23-5-40-13-51-7-11-17-16-30-16s-24 6-31 18c-8 12-12 28-12 49zM2049 1499c0 30 4 52 10 66 7 14 17 22 31 22 9 0 17-4 24-11 6-7 10-18 12-33l27 2c-2 22-9 39-20 52s-25 19-42 19c-23 0-40-10-52-30-12-19-18-48-18-86s6-67 18-86c12-20 29-30 51-30 17 0 31 6 41 18 11 11 18 28 21 49l-28 3c-1-13-5-23-10-30-6-7-14-11-24-11-15 0-25 7-31 20s-10 35-10 66zM2318 1499c0 78-20 117-60 117-24 0-41-13-49-39h-1c0 1 0 13 0 35v88h-26v-266c0-23-1-38-1-46h26c0 1 0 3 0 6s0 9 1 16c0 7 0 12 0 14h1c4-14 11-24 19-30 7-7 18-10 30-10 20 0 35 9 45 28 10 18 15 47 15 87zM2290 1500c0-31-3-54-10-67-6-13-15-20-28-20-11 0-19 3-25 9-6 7-11 16-14 29-3 14-5 31-5 52 0 29 4 51 10 65 7 14 18 20 33 20 14 0 23-6 29-20 7-13 10-36 10-68zM2378 1388v142c0 15 1 26 4 34 2 8 5 14 9 18 5 3 12 5 21 5 12 0 23-6 30-18s11-29 11-51v-130h27v176c0 26 0 42 1 48h-25c-1-1-1-3-1-6s0-6 0-10 0-12-1-22c-6 15-13 26-21 32-8 7-19 10-31 10-17 0-30-6-38-18-8-13-13-33-13-61v-149zM2660 1398c0 11-1 20-3 28s-5 16-9 23-11 15-20 24l-12 12c-7 8-13 15-16 23s-5 17-5 26h-26c0-10 1-18 3-25s4-14 7-19c3-6 7-11 11-15s8-8 12-12c3-4 7-8 11-12s7-8 10-13 6-11 8-17c1-6 2-13 2-21 0-16-4-28-11-37-8-9-19-14-33-14-13 0-24 5-33 15-8 9-12 23-14 39l-27-2c2-27 10-48 23-63s30-22 51-22c22 0 40 7 52 22 13 14 19 35 19 60zM2567 1612v-42h29v42z">
          <text:p/>
        </draw:path>
        <draw:connector draw:style-name="gr3" draw:text-style-name="P2" draw:layer="controls" draw:line-skew="-0.768cm" svg:x1="3.667cm" svg:y1="2.852cm" svg:x2="2.652cm" svg:y2="6.727cm" draw:start-shape="id1" draw:start-glue-point="3" draw:end-shape="id2" draw:end-glue-point="3" svg:d="M3667 2852h-2284v3875h1269" svg:viewBox="0 0 2285 3876">
          <text:p text:style-name="P1">SI</text:p>
        </draw:connector>
        <draw:path draw:style-name="gr4" draw:text-style-name="P1" xml:id="id3" draw:id="id3" draw:layer="controls" svg:width="4.699cm" svg:height="2.794cm" svg:x="11.288cm" svg:y="1.455cm" svg:viewBox="0 0 4700 2795" svg:d="M2350 0l2350 1397-2350 1398-2350-1398zM0 0zM4700 2795zM1175 1268v-291h221v32h-182v93h169v32h-169v102h190v32zM1620 1206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1749 1266c-12 3-24 5-37 5-30 0-45-17-45-51v-149h-26v-27h28l11-50h24v50h42v27h-42v141c0 11 2 19 6 23 3 4 9 6 18 6 5 0 12-1 21-2zM1840 1272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1848 1244c14 0 26-3 36-9 11-6 19-15 25-26 7-11 10-22 10-33v-19l-41 1c-18 1-31 2-40 6-9 3-16 8-21 15-4 7-7 16-7 27 0 12 3 22 10 28 7 7 16 10 28 10zM2161 1232c-7 14-16 24-28 31-11 6-25 9-42 9-28 0-49-10-62-29-14-19-20-47-20-86 0-78 27-117 82-117 17 0 31 3 42 9 12 7 21 16 28 30v-25-93h37v261c0 23 0 38 1 46h-36c0-2 0-7-1-15 0-8-1-15-1-21zM2048 1156c0 31 4 53 12 67 8 13 22 20 40 20 22 0 37-7 46-22 10-14 15-37 15-68 0-29-5-51-15-65-9-14-24-20-45-20-19 0-32 6-41 20-8 14-12 37-12 68zM2445 1156c0 39-8 68-25 87-18 19-43 29-75 29-33 0-58-10-74-30-17-20-25-49-25-86 0-77 33-116 100-116 34 0 59 9 75 28s24 48 24 88zM2406 1156c0-31-4-54-13-67-9-14-25-21-46-21-22 0-38 7-48 21-9 14-14 36-14 67 0 29 5 51 14 66 10 15 25 22 45 22 23 0 39-7 48-21 10-14 14-37 14-67zM2754 1232c-7 14-16 24-28 31-11 6-25 9-42 9-28 0-49-10-62-29-14-19-20-47-20-86 0-78 27-117 82-117 17 0 31 3 42 9 12 7 21 16 28 30v-25-93h37v261c0 23 0 38 1 46h-36c0-2 0-7-1-15 0-8-1-15-1-21zM2641 1156c0 31 4 53 12 67 8 13 22 20 40 20 22 0 37-7 46-22 10-14 15-37 15-68 0-29-5-51-15-65-9-14-24-20-45-20-19 0-32 6-41 20-8 14-12 37-12 68zM2878 1164c0 26 5 45 16 59s26 21 46 21c16 0 29-3 39-10 10-6 16-14 20-24l32 9c-13 35-43 53-91 53-33 0-58-10-75-30-17-19-26-49-26-87 0-37 9-66 26-85 17-20 42-30 74-30 66 0 98 40 98 119v5zM2999 1135c-2-23-8-40-18-51s-24-16-43-16c-18 0-32 6-43 18-10 12-16 28-17 49zM3340 1004c-33 0-58 11-76 31-17 21-26 50-26 86 0 35 9 64 28 86 18 22 43 33 75 33 41 0 72-21 92-61l32 16c-12 25-28 44-50 57s-47 20-76 20-54-6-76-18c-21-13-37-30-49-53-11-22-17-49-17-80 0-47 13-83 38-109 25-27 60-40 104-40 31 0 57 6 78 18s36 30 46 54l-38 13c-6-17-17-30-32-39s-33-14-53-14zM3741 1064c0 27-9 49-27 66-18 16-42 24-73 24h-86v114h-39v-292h122c33 0 58 8 76 23s27 37 27 65zM3701 1064c0-37-22-56-68-56h-78v115h80c44 0 66-20 66-59zM3916 1272c-24 0-45-4-62-13-18-9-32-21-42-38-9-16-14-36-14-59v-185h39v182c0 26 7 46 20 60 14 14 33 21 59 21s46-7 61-21c14-15 22-36 22-63v-179h39v181c0 24-5 44-15 61s-24 30-42 39c-19 9-40 14-65 14zM1357 1626c0 39-8 68-25 87-18 19-43 29-75 29-33 0-58-10-74-30-17-20-25-49-25-86 0-77 33-116 100-116 34 0 59 9 75 28s24 48 24 88zM1318 1626c0-31-4-54-13-67-9-14-25-21-46-21-22 0-38 7-48 21-9 14-14 36-14 67 0 29 5 51 14 66 10 15 25 22 45 22 23 0 39-7 48-21 10-14 14-37 14-67zM1546 1738l-76-102-27 22v80h-37v-307h37v192l98-109h43l-90 96 95 128zM1809 1524c0 11-2 20-5 28s-7 16-13 23-15 15-28 24l-16 12c-10 8-17 15-22 23s-8 17-8 26h-36c0-10 2-18 5-25 2-7 6-14 10-19 4-6 9-11 14-15 6-4 11-8 17-12 5-4 11-8 16-12s10-8 14-13 8-11 10-17c3-6 4-13 4-21 0-16-5-28-16-37s-26-14-45-14-35 5-46 15c-11 9-18 23-20 39l-38-2c4-27 15-48 33-63 17-15 41-22 71-22s55 7 72 22c18 14 27 35 27 60zM1679 1738v-42h41v42z">
          <text:p/>
        </draw:path>
        <draw:connector draw:style-name="gr3" draw:text-style-name="P2" draw:layer="controls" svg:x1="8.748cm" svg:y1="2.852cm" svg:x2="11.288cm" svg:y2="2.852cm" draw:start-shape="id1" draw:start-glue-point="1" draw:end-shape="id3" svg:d="M8748 2852h2540" svg:viewBox="0 0 2541 1">
          <text:p text:style-name="P1"><text:line-break/><text:line-break/><text:line-break/>NO</text:p>
        </draw:connector>
        <draw:connector draw:style-name="gr5" draw:text-style-name="P2" draw:layer="controls" svg:x1="13.638cm" svg:y1="4.25cm" svg:x2="16.178cm" svg:y2="6.79cm" draw:start-shape="id3" draw:start-glue-point="2" draw:end-shape="id4" draw:end-glue-point="0" svg:d="M13638 4250v1270h2540v1270" svg:viewBox="0 0 2541 2541">
          <text:p/>
        </draw:connector>
        <draw:custom-shape draw:style-name="gr6" draw:text-style-name="P1" xml:id="id5" draw:id="id5" draw:layer="controls" svg:width="3.81cm" svg:height="1.683cm" svg:x="9.002cm" svg:y="9.457cm">
          <text:p text:style-name="P1">FIN</text:p>
          <draw:enhanced-geometry svg:viewBox="0 0 21600 21600" draw:type="rectangle" draw:enhanced-path="M 0 0 L 21600 0 21600 21600 0 21600 0 0 Z N"/>
        </draw:custom-shape>
        <draw:connector draw:style-name="gr5" draw:text-style-name="P2" draw:layer="controls" svg:x1="14.844cm" svg:y1="7.615cm" svg:x2="10.907cm" svg:y2="9.457cm" draw:start-shape="id4" draw:start-glue-point="3" draw:end-shape="id5" draw:end-glue-point="0" svg:d="M14844 7615h-3937v1842" svg:viewBox="0 0 3938 1843">
          <text:p/>
        </draw:connector>
        <draw:path draw:style-name="gr7" draw:text-style-name="P1" xml:id="id4" draw:id="id4" draw:layer="controls" svg:width="2.667cm" svg:height="1.65cm" svg:x="14.844cm" svg:y="6.79cm" svg:viewBox="0 0 2668 1651" svg:d="M0 1651v-1651h2668v1651zM632 824l-55-98h-65v98h-29v-237h99c24 0 42 6 55 18s20 28 20 50c0 17-5 32-14 44s-22 20-38 23l60 102zM628 655c0-14-4-24-13-32-8-7-20-10-36-10h-67v87h69c15 0 26-4 34-12 9-8 13-19 13-33zM720 739c0 21 4 37 12 48 7 12 18 17 33 17 12 0 21-2 28-7 7-6 12-12 15-20l23 7c-9 29-31 43-66 43-24 0-42-8-54-24-13-16-19-40-19-71 0-30 6-53 19-69 12-16 30-24 53-24 48 0 72 32 72 96v4zM808 716c-2-19-6-33-13-42s-18-13-31-13-24 5-31 15c-8 10-12 23-13 40zM912 827c-16 0-28-5-36-14-8-10-13-23-13-40 0-19 6-33 17-43s29-16 53-16l37-1v-10c0-15-3-25-9-32-5-6-14-9-26-9s-21 2-26 7c-6 4-9 11-10 22l-28-3c4-33 26-49 65-49 20 0 35 5 46 15 10 11 15 26 15 46v78c0 9 1 16 3 20 2 5 6 7 12 7 3 0 6 0 9-1v19c-7 2-14 2-21 3-10-1-17-3-22-9-4-6-7-15-7-28h-1c-7 14-15 24-24 29-9 6-21 9-34 9zM919 804c9 0 18-2 26-7s14-12 18-21 7-18 7-27v-15l-30 1c-12 0-22 1-29 4-6 3-11 7-15 13-3 5-5 12-5 22 0 9 3 17 7 22 5 6 12 8 21 8zM1146 824v-115c0-12-1-22-4-28-2-7-5-12-10-15-4-3-11-4-20-4-13 0-23 5-30 15-8 10-12 24-12 41v106h-27v-143c0-21 0-34-1-39h26c0 1 0 2 0 5 0 2 0 5 1 8 0 3 0 9 0 18h1c6-12 13-21 21-27 8-5 18-7 30-7 18 0 31 5 39 15 9 9 13 26 13 49v121zM1241 642v115c0 12 1 21 3 28s5 11 10 14 11 5 20 5c13 0 23-5 31-15 7-10 11-24 11-42v-105h27v143c0 21 0 34 1 39h-26c0-1 0-2 0-5 0-2 0-5 0-8s-1-9-1-18c-6 12-14 21-22 26-8 6-18 8-30 8-18 0-31-5-39-15s-12-26-12-49v-121zM1488 795c-5 11-11 20-19 25-9 5-19 7-31 7-21 0-36-8-45-23-10-16-15-39-15-70 0-64 20-95 60-95 12 0 22 2 31 7 8 5 14 13 19 24h1l-1-20v-76h27v212c0 19 1 32 1 38h-26c0-2 0-6-1-13 0-6 0-12 0-16zM1407 733c0 25 3 43 9 54s15 17 29 17c15 0 26-6 33-18s10-30 10-55c0-24-3-42-10-53s-18-17-33-17c-13 0-23 6-29 17s-9 29-9 55zM1599 827c-16 0-28-5-37-14-8-10-12-23-12-40 0-19 6-33 17-43s29-16 53-16l36-1v-10c0-15-2-25-8-32-6-6-14-9-26-9s-21 2-27 7c-5 4-8 11-9 22l-29-3c5-33 27-49 65-49 21 0 36 5 46 15 11 11 16 26 16 46v78c0 9 1 16 3 20 2 5 6 7 12 7 2 0 5 0 9-1v19c-7 2-14 2-21 3-10-1-17-3-22-9-4-6-7-15-8-28h-1c-6 14-14 24-24 29-9 6-20 9-33 9zM1605 804c10 0 19-2 27-7 7-5 13-12 18-21 4-9 6-18 6-27v-15l-29 1c-13 0-22 1-29 4-6 3-11 7-15 13-3 5-5 12-5 22 0 9 2 17 7 22 5 6 11 8 20 8zM1730 824v-140c0-12 0-27-1-42h26c0 21 1 33 1 37 5-15 10-26 15-32 6-6 14-8 24-8 4 0 7 0 11 1v28c-4-1-9-2-15-2-11 0-19 6-25 17-6 10-9 26-9 46v95zM615 1114c0 63-19 95-59 95-25 0-42-11-50-32h-1c0 1 0 11 0 29v71h-27v-216c0-19 0-31 0-37h26c0 0 0 2 0 5 0 2 0 7 1 12 0 6 0 10 0 12h1c4-11 11-19 19-24 8-6 18-8 31-8 20 0 35 7 45 22 9 15 14 39 14 71zM587 1115c0-26-3-44-9-55s-16-16-29-16c-11 0-19 3-25 8s-11 13-14 23c-3 11-5 25-5 42 0 24 4 41 11 53 6 11 17 17 33 17 13 0 23-6 29-17s9-29 9-55zM651 1206v-140c0-13-1-27-1-42h25c1 20 1 33 1 37h1c4-16 9-26 15-32 5-6 13-8 24-8 3 0 7 0 10 1v28c-3-1-8-2-14-2-11 0-20 6-25 16-6 11-9 27-9 47v95zM888 1115c0 31-6 55-18 71-13 15-31 23-55 23-23 0-41-8-53-24s-18-40-18-70c0-63 24-94 72-94 25 0 43 7 55 22 12 16 17 39 17 72zM860 1115c0-26-3-44-10-55-6-11-18-17-33-17-16 0-27 6-34 17-7 12-11 30-11 55 0 24 4 42 10 54 7 12 18 18 33 18 16 0 28-6 35-18 7-11 10-30 10-54zM944 1114c0 24 3 42 10 54 7 11 17 17 31 17 9 0 17-3 24-9 6-5 10-14 12-27l27 3c-2 17-9 31-20 41-11 11-25 16-43 16-22 0-40-8-51-24-12-16-18-40-18-70 0-31 6-54 18-71 12-16 29-24 51-24 17 0 30 5 41 15 11 9 18 23 21 40l-28 2c-1-10-5-18-10-24-6-6-14-9-25-9-14 0-24 5-31 16-6 11-9 29-9 54zM1097 1121c0 21 4 37 12 48 8 12 19 17 34 17 11 0 21-2 28-8 7-5 12-11 14-20l24 8c-10 29-32 43-66 43-24 0-42-8-55-24s-19-40-19-71c0-30 6-53 19-69s30-24 54-24c47 0 71 32 71 96v4zM1185 1098c-1-19-6-33-13-42s-17-13-31-13c-13 0-23 5-31 15-8 9-12 23-12 40zM1370 1155c0 18-6 31-17 40-12 9-28 14-49 14-20 0-35-4-46-11-11-8-18-19-22-35l24-5c2 10 7 17 14 21 8 5 18 7 30 7 14 0 24-2 30-7 7-5 10-12 10-21 0-7-2-13-7-18-4-4-11-8-21-11l-19-5c-16-5-27-9-33-14-7-4-12-9-16-15-3-6-5-14-5-23 0-17 5-29 16-38 10-8 25-13 46-13 17 0 32 4 42 11 11 7 17 18 20 34l-24 3c-2-8-6-14-12-18-7-5-15-7-26-7-13 0-22 2-27 6-6 4-9 11-9 19 0 5 1 9 4 13 2 3 6 6 10 8 5 3 15 6 30 10 14 4 24 8 31 11 6 4 11 7 15 12 3 4 6 9 8 14s3 12 3 18zM1538 1115c0 31-6 55-18 71-13 15-31 23-55 23-23 0-41-8-53-24s-18-40-18-70c0-63 24-94 72-94 25 0 43 7 55 22 11 16 17 39 17 72zM1510 1115c0-26-3-44-10-55s-18-17-33-17c-16 0-28 6-35 17-7 12-10 30-10 55 0 24 3 42 10 54s18 18 33 18c16 0 28-6 35-18 7-11 10-30 10-54z">
          <text:p/>
        </draw:path>
        <draw:path draw:style-name="gr8" draw:text-style-name="P1" xml:id="id6" draw:id="id6" draw:layer="controls" svg:width="3.682cm" svg:height="1.523cm" svg:x="9.255cm" svg:y="5.647cm" svg:viewBox="0 0 3683 1524" svg:d="M0 1524v-1524h3683v1524zM895 679c0 27-11 48-32 63s-50 22-88 22c-71 0-112-25-124-74l38-8c5 18 14 31 29 39 14 8 33 12 58 12s45-4 59-13 21-22 21-39c0-9-2-17-7-23-4-6-10-11-18-14-8-4-17-8-28-10-11-3-23-6-36-9-23-5-41-10-53-15s-21-11-28-17-12-14-16-22c-3-8-5-18-5-29 0-25 9-44 28-58 20-13 47-20 82-20 33 0 59 5 76 15 18 10 30 28 37 52l-39 7c-4-16-12-27-24-34s-29-10-50-10c-23 0-41 4-53 11-13 8-19 20-19 35 0 9 3 16 7 22 5 6 12 11 21 15s27 9 53 15c9 2 18 4 27 6 9 3 18 5 26 8s15 6 23 10c7 4 13 9 18 15s9 13 12 21 5 17 5 27zM981 536v142c0 15 1 26 4 34s8 14 14 18c6 3 16 5 28 5 18 0 32-6 42-18 11-12 16-29 16-51v-130h37v176c0 26 0 42 1 48h-35c0-1 0-3 0-6s-1-6-1-10 0-12-1-22c-9 15-19 26-30 32-11 7-25 10-42 10-24 0-42-6-53-18-12-13-18-33-18-61v-149zM1349 698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1581 647c0 78-27 117-82 117-34 0-57-13-69-39h-1c0 1 1 13 1 35v88h-37v-266c0-23-1-38-2-46h36c0 1 1 3 1 6s0 9 1 16c0 7 0 12 0 14h1c7-14 15-24 26-30 11-7 26-10 43-10 28 0 48 9 62 28 14 18 20 47 20 87zM1542 648c0-31-4-54-12-67-9-13-22-20-40-20-15 0-26 3-35 9-8 7-14 16-19 29-4 14-6 31-6 52 0 29 4 51 14 65 9 14 24 20 45 20 19 0 32-6 41-20 8-13 12-36 12-68zM1658 656c0 26 5 45 16 59s26 21 46 21c16 0 29-3 39-10 10-6 16-14 20-24l32 9c-13 35-43 53-91 53-33 0-58-10-75-30-17-19-26-49-26-87 0-37 9-66 26-85 17-20 42-30 74-30 66 0 98 40 98 119v5zM1779 627c-2-23-8-40-18-51s-24-16-43-16c-18 0-32 6-43 18-10 12-16 28-17 49zM2009 760v-142c0-15-1-26-4-34s-7-14-14-18c-6-3-15-5-28-5-18 0-32 6-42 18s-15 29-15 51v130h-38v-176c0-26 0-42-1-48h35c0 1 0 3 1 6 0 3 0 6 0 10s1 12 1 22c9-15 19-26 30-32 11-7 25-10 42-10 24 0 42 6 54 18 11 13 17 33 17 61v149zM2246 724c-7 14-16 24-28 31-11 6-25 9-42 9-28 0-49-10-62-29-14-19-20-47-20-86 0-78 27-117 82-117 17 0 31 3 42 9 12 7 21 16 28 30v-25-93h37v261c0 23 0 38 1 46h-36c0-2 0-7-1-15 0-8-1-15-1-21zM2133 648c0 31 4 53 12 67 8 13 22 20 40 20 22 0 37-7 46-22 10-14 15-37 15-68 0-29-5-51-15-65-9-14-24-20-45-20-19 0-32 6-41 20-8 14-12 37-12 68zM2370 656c0 26 5 45 16 59s26 21 46 21c16 0 29-3 39-10 10-6 16-14 20-24l32 9c-13 35-43 53-91 53-33 0-58-10-75-30-17-19-26-49-26-87 0-37 9-66 26-85 17-20 42-30 74-30 66 0 98 40 98 119v5zM2491 627c-2-23-8-40-18-51s-24-16-43-16c-18 0-32 6-43 18-10 12-16 28-17 49zM2579 760v-172c0-15 0-33-1-52h35c1 26 2 41 2 46h1c6-19 12-32 20-39s19-11 33-11c5 0 10 1 15 2v34c-5-1-12-2-20-2-15 0-27 7-35 20s-12 32-12 57v117zM849 1117c0 78-27 117-82 117-34 0-57-13-69-39h-1c0 1 1 13 1 35v88h-37v-266c0-23-1-38-2-46h36c0 1 1 3 1 6s0 9 1 16c0 7 0 12 0 14h1c7-14 15-24 26-30 11-7 26-10 43-10 28 0 48 9 62 28 14 18 20 47 20 87zM810 1118c0-31-4-54-12-67-9-13-22-20-40-20-15 0-26 3-35 9-8 7-14 16-19 29-4 14-6 31-6 52 0 29 4 51 14 65 9 14 24 20 45 20 19 0 32-6 41-20 8-13 12-36 12-68zM898 1230v-172c0-15 0-33-1-52h35c1 26 2 41 2 46h1c6-19 12-32 20-39s19-11 33-11c5 0 10 1 15 2v34c-5-1-12-2-20-2-15 0-27 7-35 20s-12 32-12 57v117zM1226 1118c0 39-8 68-25 87-18 19-43 29-75 29-33 0-58-10-74-30-17-20-25-49-25-86 0-77 33-116 100-116 34 0 59 9 75 28s24 48 24 88zM1187 1118c0-31-4-54-13-67-9-14-25-21-46-21-22 0-38 7-48 21-9 14-14 36-14 67 0 29 5 51 14 66 10 15 25 22 45 22 23 0 39-7 48-21 10-14 14-37 14-67zM1303 1117c0 30 4 52 14 66 9 14 23 22 42 22 13 0 24-4 33-11s15-18 17-33l37 2c-3 22-12 39-27 52-16 13-35 19-59 19-31 0-55-10-71-30-17-19-25-48-25-86s8-67 25-86c16-20 40-30 71-30 23 0 42 6 57 18 15 11 24 28 28 49l-38 3c-2-13-7-23-15-30s-19-11-33-11c-20 0-34 7-43 20s-13 35-13 66zM1515 1126c0 26 5 45 16 59s26 21 46 21c16 0 29-3 39-10 10-6 16-14 20-24l32 9c-13 35-43 53-91 53-33 0-58-10-75-30-17-19-26-49-26-87 0-37 9-66 26-85 17-20 42-30 74-30 66 0 98 40 98 119v5zM1636 1097c-2-23-8-40-18-51s-24-16-43-16c-18 0-32 6-43 18-10 12-16 28-17 49zM1891 1168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2123 1118c0 39-8 68-25 87-18 19-43 29-75 29-33 0-58-10-74-30-17-20-25-49-25-86 0-77 33-116 100-116 34 0 59 9 75 28s24 48 24 88zM2084 1118c0-31-4-54-13-67-9-14-25-21-46-21-22 0-38 7-48 21-9 14-14 36-14 67 0 29 5 51 14 66 10 15 25 22 45 22 23 0 39-7 48-21 10-14 14-37 14-67z">
          <text:p/>
        </draw:path>
        <draw:connector draw:style-name="gr5" draw:text-style-name="P2" draw:layer="controls" draw:line-skew="-1.016cm -0.261cm" svg:x1="7.224cm" svg:y1="6.727cm" svg:x2="11.096cm" svg:y2="5.647cm" draw:start-shape="id2" draw:start-glue-point="1" draw:end-shape="id6" draw:end-glue-point="0" svg:d="M7224 6727v-1842h3872v762" svg:viewBox="0 0 3873 1843">
          <text:p/>
        </draw:connector>
        <draw:frame draw:style-name="gr9" draw:text-style-name="P3" draw:layer="controls" svg:width="1.016cm" svg:height="1.016cm" svg:x="7.478cm" svg:y="5.139cm">
          <draw:text-box>
            <text:p>SI</text:p>
          </draw:text-box>
        </draw:frame>
        <draw:connector draw:style-name="gr5" draw:text-style-name="P2" draw:layer="controls" draw:line-skew="-0.515cm" svg:x1="9.255cm" svg:y1="6.409cm" svg:x2="9.002cm" svg:y2="10.298cm" draw:start-shape="id6" draw:start-glue-point="3" draw:end-shape="id5" draw:end-glue-point="3" svg:d="M9255 6409h-1269v3889h1016" svg:viewBox="0 0 1270 3890">
          <text:p/>
        </draw:connector>
        <draw:path draw:style-name="gr10" draw:text-style-name="P1" xml:id="id7" draw:id="id7" draw:layer="controls" svg:width="4.318cm" svg:height="3.175cm" svg:x="2.65cm" svg:y="10.271cm" svg:viewBox="0 0 4319 3176" svg:d="M2160 0l2159 1588-2159 1588-2160-1588zM0 0zM4319 3176zM818 1523v-291h227v32h-187v93h174v32h-174v102h196v32zM1277 1461c0 21-8 37-25 49-16 11-39 17-69 17-28 0-50-5-66-14-15-9-26-23-30-43l34-6c3 12 10 21 20 26 10 6 24 9 42 9 20 0 34-3 43-9s14-14 14-26c0-9-4-16-10-22-6-5-16-10-30-13l-28-7c-21-6-37-11-46-16-10-6-17-12-22-20-5-7-8-17-8-28 0-20 7-35 22-46s37-16 66-16c25 0 45 4 60 13s25 22 29 42l-35 4c-2-10-8-18-17-23s-22-8-37-8c-18 0-30 3-39 8-8 5-12 12-12 23 0 6 2 11 5 15 4 5 9 8 15 11 7 3 21 7 42 12s35 10 44 14 16 9 21 14c6 5 10 11 12 17 3 7 5 15 5 23zM1410 1521c-13 3-26 5-39 5-30 0-46-17-46-51v-149h-26v-27h28l11-50h25v50h43v27h-43v141c0 11 2 19 6 23s10 6 19 6c5 0 12-1 22-2zM1503 1527c-23 0-41-6-52-18-12-12-18-28-18-49 0-23 8-41 24-53 15-12 41-19 75-20l52-1v-12c0-18-4-31-12-39s-20-12-37-12-30 3-38 9c-7 5-12 15-14 27l-40-4c7-40 38-60 93-60 29 0 50 6 65 19s22 32 22 56v97c0 11 1 19 4 25 3 5 9 8 17 8 4 0 8-1 13-2v24c-10 2-20 3-30 3-14 0-24-4-31-11-6-7-10-18-11-34h-1c-10 17-21 29-34 36s-29 11-47 11zM1511 1499c14 0 27-3 38-9s19-15 26-26c6-11 9-22 9-33v-19l-42 1c-18 1-31 2-41 6-9 3-16 8-21 15s-8 16-8 27c0 12 4 22 11 28 6 7 16 10 28 10zM1944 1523v-142c0-22-3-37-9-45s-17-12-33-12c-17 0-30 6-39 18-10 12-14 29-14 51v130h-38v-176c0-26-1-42-2-48h36c1 1 1 3 1 6s0 6 0 10c1 4 1 12 1 22h1c8-15 17-26 28-33 11-6 24-9 39-9 17 0 31 3 41 10 11 7 18 18 22 32 8-15 18-25 29-32s25-10 41-10c23 0 40 6 51 18 10 13 16 33 16 61v149h-38v-142c0-22-3-37-9-45s-17-12-33-12c-17 0-30 6-39 18-10 12-14 29-14 51v130zM2202 1419c0 26 5 45 16 59s27 21 48 21c17 0 30-3 40-10 10-6 17-14 20-24l34 9c-14 35-45 53-94 53-34 0-60-10-78-30-18-19-26-49-26-87 0-37 8-66 26-85 18-20 43-30 77-30 67 0 101 40 101 119v5zM2326 1390c-2-23-8-40-18-51s-25-16-44-16-33 6-44 18-17 28-18 49zM2551 1523v-142c0-22-3-37-10-45-6-8-17-12-33-12s-29 6-38 18c-10 12-14 29-14 51v130h-39v-176c0-26 0-42-1-48h36c0 1 1 3 1 6s0 6 0 10 1 12 1 22h1c8-15 17-26 28-33 11-6 24-9 39-9 17 0 31 3 41 10s17 18 21 32h1c8-15 18-25 29-32s25-10 41-10c23 0 40 6 51 18 10 13 16 33 16 61v149h-38v-142c0-22-3-37-10-45-6-8-17-12-33-12s-29 6-39 18c-9 12-13 29-13 51v130zM2973 1411c0 39-9 68-27 87-17 19-43 29-77 29s-59-10-76-30-26-49-26-86c0-77 35-116 103-116 36 0 61 9 78 28s25 48 25 88zM2933 1411c0-31-5-54-14-67-10-14-26-21-48-21s-39 7-49 21-15 36-15 67c0 29 5 51 15 66s25 22 47 22c23 0 39-7 49-21s15-37 15-67zM3023 1523v-172c0-15 0-33-1-52h36c1 26 2 41 2 46h1c6-19 13-32 21-39s19-11 33-11c5 0 11 1 16 2v34c-5-1-12-2-21-2-15 0-28 7-36 20s-12 32-12 57v117zM3166 1252v-36h39v36zM3166 1523v-224h39v224zM3321 1527c-23 0-40-6-52-18s-17-28-17-49c0-23 7-41 23-53s41-19 76-20l52-1v-12c0-18-4-31-12-39s-21-12-38-12-29 3-37 9c-8 5-13 15-14 27l-40-4c6-40 37-60 92-60 29 0 51 6 65 19 15 13 22 32 22 56v97c0 11 2 19 5 25 3 5 9 8 17 8 4 0 8-1 12-2v24c-9 2-19 3-29 3-14 0-25-4-31-11-7-7-10-18-11-34h-1c-10 17-22 29-34 36-13 7-29 11-48 11zM3330 1499c14 0 26-3 37-9s20-15 26-26c7-11 10-22 10-33v-19l-42 1c-18 1-32 2-41 6-10 3-17 8-22 15s-7 16-7 27c0 12 3 22 10 28 7 7 16 10 29 10zM1006 1881c0 39-9 68-27 87-17 19-43 29-77 29-33 0-59-10-76-30s-26-49-26-86c0-77 35-116 104-116 35 0 61 9 77 28 17 19 25 48 25 88zM966 1881c0-31-5-54-14-67-10-14-26-21-48-21s-38 7-48 21-15 36-15 67c0 29 4 51 14 66s26 22 47 22c23 0 39-7 49-21s15-37 15-67zM1200 1993l-78-102-28 22v80h-38v-307h38v192l101-109h45l-94 96 99 128zM1471 1779c0 11-2 20-5 28s-7 16-13 23-16 15-29 24l-17 12c-10 8-18 15-23 23s-7 17-7 26h-37c0-10 1-18 4-25s6-14 11-19c4-6 9-11 15-15 5-4 11-8 17-12 5-4 11-8 16-12 6-4 11-8 15-13s8-11 10-17c3-6 4-13 4-21 0-16-5-28-16-37s-27-14-47-14-35 5-47 15c-12 9-18 23-20 39l-40-2c4-27 15-48 34-63 18-15 43-22 73-22 32 0 56 7 75 22 18 14 27 35 27 60zM1338 1993v-42h41v42z">
          <text:p/>
        </draw:path>
        <draw:connector draw:style-name="gr5" draw:text-style-name="P2" draw:layer="controls" svg:x1="4.938cm" svg:y1="7.934cm" svg:x2="2.65cm" svg:y2="11.859cm" draw:start-shape="id2" draw:start-glue-point="2" draw:end-shape="id7" draw:end-glue-point="3" svg:d="M4938 7934v1169h-2789v2756h501" svg:viewBox="0 0 2790 3926">
          <text:p/>
        </draw:connector>
        <draw:frame draw:style-name="gr11" draw:text-style-name="P3" draw:layer="controls" svg:width="1.27cm" svg:height="0.721cm" svg:x="2.397cm" svg:y="8.493cm">
          <draw:text-box>
            <text:p>NO</text:p>
          </draw:text-box>
        </draw:frame>
        <draw:connector draw:style-name="gr5" draw:text-style-name="P2" draw:layer="controls" svg:x1="4.809cm" svg:y1="13.447cm" svg:x2="4.81cm" svg:y2="17.129cm" draw:start-shape="id7" draw:start-glue-point="2" draw:end-shape="id8" svg:d="M4809 13447v1841h1v1841" svg:viewBox="0 0 2 3683">
          <text:p/>
        </draw:connector>
        <draw:frame draw:style-name="gr12" draw:text-style-name="P3" draw:layer="controls" svg:width="1.27cm" svg:height="0.889cm" svg:x="3.032cm" svg:y="14.462cm">
          <draw:text-box>
            <text:p>NO</text:p>
          </draw:text-box>
        </draw:frame>
        <draw:connector draw:style-name="gr5" draw:text-style-name="P2" draw:layer="controls" draw:line-skew="2.165cm" svg:x1="6.969cm" svg:y1="11.859cm" svg:x2="12.812cm" svg:y2="10.298cm" draw:start-shape="id7" draw:start-glue-point="1" draw:end-shape="id5" draw:end-glue-point="1" svg:d="M6969 11859h8509v-1561h-2666" svg:viewBox="0 0 8510 1562">
          <text:p/>
        </draw:connector>
        <draw:frame draw:style-name="gr13" draw:text-style-name="P3" draw:layer="controls" svg:width="2.159cm" svg:height="1.397cm" svg:x="7.985cm" svg:y="12.557cm">
          <draw:text-box>
            <text:p>SI</text:p>
          </draw:text-box>
        </draw:frame>
        <draw:path draw:style-name="gr14" draw:text-style-name="P4" xml:id="id8" draw:id="id8" draw:layer="layout" svg:width="4.571cm" svg:height="2.031cm" svg:x="2.524cm" svg:y="17.129cm" svg:viewBox="0 0 4572 2032" svg:d="M0 2032v-2032h4572v2032zM536 476v-267h202v30h-166v85h155v29h-155v93h174v30zM788 477v-282h34v282zM873 228v-33h34v33zM873 476v-205h34v205zM1078 476v-130c0-20-3-34-9-41-5-8-15-12-29-12-15 0-26 6-34 17-9 11-13 27-13 47v119h-34v-161c0-24 0-39-1-44h32c0 0 0 2 0 5s1 6 1 10c0 3 0 10 0 20h1c7-15 16-25 25-30 10-6 21-9 35-9 15 0 28 3 37 9 9 7 15 16 19 30 7-14 16-24 26-30s22-9 36-9c21 0 36 6 46 17 9 11 14 30 14 55v137h-34v-130c0-20-3-34-8-41-6-8-15-12-30-12-14 0-26 6-34 17-9 11-13 27-13 47v119zM1284 228v-33h34v33zM1284 476v-205h34v205zM1498 476v-130c0-14-1-24-4-32-2-7-7-12-12-16-6-3-15-5-26-5-16 0-29 6-39 17-9 12-14 27-14 47v119h-34v-161c0-24 0-39-1-44h32c0 0 0 2 0 5s1 6 1 10c0 3 0 10 0 20h1c8-14 17-24 27-30 11-6 23-9 39-9 22 0 39 6 49 17s16 29 16 55v137zM1636 480c-20 0-36-5-46-16s-16-26-16-45c0-21 7-38 21-49s37-18 68-18l46-1v-11c0-17-4-29-11-36s-18-11-33-11-26 3-33 8-11 13-13 25l-35-4c5-37 33-55 82-55 26 0 45 6 58 18s19 29 19 51v89c0 10 2 17 4 22 3 6 8 8 16 8 3 0 7 0 11-1v21c-9 2-18 3-27 3-12 0-21-3-27-10s-9-17-10-31h-1c-9 16-19 27-30 33-12 7-26 10-43 10zM1644 454c13 0 24-2 34-8 9-6 17-13 23-23 5-10 8-20 8-31v-17h-37c-16 0-29 2-37 5s-14 8-19 14c-4 7-6 15-6 25 0 11 3 20 9 26s14 9 25 9zM1801 476v-157c0-15 0-31-1-48h32c1 23 1 37 1 42h1c6-18 12-30 19-36 7-7 17-10 30-10 4 0 9 1 14 2v31c-5-1-11-2-18-2-15 0-25 6-33 19-7 12-11 29-11 52v107zM2215 373c0 71-26 107-76 107-31 0-53-12-64-35h-1c1 1 1 11 1 32v80h-34v-244c0-21 0-35-1-42h33c0 1 0 3 1 6 0 3 0 8 0 14 1 6 1 11 1 13h1c6-12 14-22 24-28 10-5 23-8 39-8 25 0 44 8 57 25 12 17 19 44 19 80zM2179 374c0-29-4-49-12-62-8-12-20-18-37-18-13 0-24 3-31 9-8 5-14 14-18 26s-6 28-6 47c0 27 5 47 13 60 9 13 23 19 42 19 17 0 29-6 37-19 8-12 12-33 12-62zM2258 476v-157c0-15 0-31-1-48h32c1 23 1 37 1 42h1c6-18 12-30 19-36 7-7 17-10 30-10 4 0 9 1 14 2v31c-5-1-11-2-18-2-15 0-25 6-33 19-7 12-11 29-11 52v107zM2562 373c0 36-8 63-24 81-16 17-39 26-69 26s-52-9-68-27c-15-19-23-45-23-80 0-71 31-106 92-106 32 0 55 9 69 26 15 17 23 44 23 80zM2526 373c0-28-5-49-13-61-8-13-22-20-42-20s-35 7-44 20c-8 13-13 33-13 61 0 27 4 48 13 61 9 14 23 21 42 21 20 0 35-7 44-20 8-13 13-34 13-62zM2630 373c0 27 4 47 13 60 9 14 22 20 39 20 12 0 22-3 30-10 8-6 13-16 15-30l35 2c-3 20-11 36-25 47-15 12-32 18-54 18-29 0-51-9-66-27s-23-45-23-80c0-34 8-60 23-79 15-18 37-27 65-27 21 0 39 6 53 17 13 10 22 25 26 45l-35 2c-2-11-7-20-14-27s-17-10-31-10c-18 0-31 6-39 18s-12 32-12 61zM2825 381c0 23 5 42 15 54 10 13 24 19 43 19 14 0 26-3 35-8 9-6 15-14 18-23l30 9c-12 32-40 48-83 48-31 0-54-9-70-27s-24-45-24-81c0-34 8-60 24-78s39-27 68-27c60 0 91 36 91 109v5zM2936 355c-2-22-7-38-16-48s-22-15-39-15-30 6-40 17c-9 11-15 26-15 46zM3169 420c0 19-7 34-22 44-14 11-35 16-61 16s-45-4-59-13c-14-8-23-21-27-39l30-6c3 11 9 19 18 24s22 8 38 8c17 0 30-3 38-8s12-13 12-24c0-8-3-14-9-20-5-5-14-9-26-12l-25-6c-19-5-33-10-42-15-8-5-14-11-19-18s-7-15-7-26c0-18 7-33 20-42 13-10 33-15 58-15 23 0 41 4 54 12s22 21 25 38l-30 4c-2-9-7-16-16-21-8-5-19-7-33-7-15 0-27 2-34 7-7 4-11 12-11 21 0 6 2 11 5 14 3 4 7 7 13 10s19 6 38 11c18 5 31 9 39 13s14 8 18 12c5 5 9 11 11 17 3 6 4 13 4 21zM3384 373c0 36-8 63-24 81-16 17-39 26-69 26s-52-9-68-27c-15-19-23-45-23-80 0-71 31-106 92-106 32 0 55 9 69 26 15 17 23 44 23 80zM3348 373c0-28-5-49-13-61-8-13-22-20-42-20s-35 7-44 20c-8 13-13 33-13 61 0 27 4 48 13 61 9 14 23 21 42 21 20 0 35-7 44-20 8-13 13-34 13-62zM3602 480c-26 0-45-8-58-26-12-18-18-44-18-79 0-71 25-107 76-107 15 0 28 3 38 8 10 6 19 15 26 27 0-3 0-10 1-19 0-10 1-15 1-15h33c-1 8-1 27-1 56v232h-34v-83-31c-7 13-15 23-25 29-10 5-23 8-39 8zM3666 372c0-27-5-47-14-60-8-13-22-19-41-19-18 0-30 6-38 19-7 13-11 34-11 62 0 29 4 49 12 61 7 13 19 19 36 19 20 0 34-7 42-21 9-13 14-34 14-61zM3785 271v130c0 14 2 24 4 32 3 7 7 12 13 16 6 3 15 5 26 5 16 0 29-6 39-17 9-11 14-27 14-47v-119h34v161c0 24 0 39 1 44h-32c0 0 0-2-1-5 0-3 0-6 0-9 0-4 0-11-1-21-8 14-17 24-27 30-11 6-24 9-39 9-22 0-39-6-49-17-11-11-16-29-16-55v-137zM3993 381c0 23 5 42 15 54 10 13 24 19 43 19 14 0 26-3 35-8 9-6 15-14 18-23l30 9c-12 32-40 48-83 48-31 0-54-9-70-27s-24-45-24-81c0-34 8-60 24-78s39-27 68-27c60 0 91 36 91 109v5zM4104 355c-2-22-7-38-16-48s-22-15-39-15-30 6-40 17c-9 11-15 26-15 46zM650 908v-130c0-20-3-34-9-41-5-8-15-12-29-12-15 0-26 6-34 17-9 11-13 27-13 47v119h-34v-161c0-24 0-39-1-44h32c0 0 0 2 0 5s1 6 1 10c0 3 0 10 0 20h1c7-15 16-25 25-30 10-6 21-9 35-9 15 0 28 3 37 9 9 7 15 16 19 30 7-14 16-24 26-30s22-9 36-9c21 0 36 6 46 17 9 11 14 30 14 55v137h-34v-130c0-20-3-34-8-41-6-8-15-12-30-12-14 0-26 6-34 17-9 11-13 27-13 47v119zM908 912c-20 0-36-5-46-16s-16-26-16-45c0-21 7-38 21-49s37-18 68-18l46-1v-11c0-17-4-29-11-36s-18-11-33-11-26 3-33 8-11 13-13 25l-35-4c5-37 33-55 82-55 26 0 45 6 58 18s19 29 19 51v89c0 10 2 17 4 22 3 6 8 8 16 8 3 0 7 0 11-1v21c-9 2-18 3-27 3-12 0-21-3-27-10s-9-17-10-31h-1c-9 16-19 27-30 33-12 7-26 10-43 10zM916 886c13 0 24-2 34-8 9-6 17-13 23-23 5-10 8-20 8-31v-17h-37c-16 0-29 2-37 5s-14 8-19 14c-4 7-6 15-6 25 0 11 3 20 9 26s14 9 25 9zM1226 852c0 19-7 34-22 44-14 11-35 16-61 16s-45-4-59-13c-14-8-23-21-27-39l30-6c3 11 9 19 18 24s22 8 38 8c17 0 30-3 38-8s12-13 12-24c0-8-3-14-9-20-5-5-14-9-26-12l-25-6c-19-5-33-10-42-15-8-5-14-11-19-18s-7-15-7-26c0-18 7-33 20-42 13-10 33-15 58-15 23 0 41 4 54 12s22 21 25 38l-30 4c-2-9-7-16-16-21-8-5-19-7-33-7-15 0-27 2-34 7-7 4-11 12-11 21 0 6 2 11 5 14 3 4 7 7 13 10s19 6 38 11c18 5 31 9 39 13s14 8 18 12c5 5 9 11 11 17 3 6 4 13 4 21zM1497 908v-130c0-20-3-34-9-41-5-8-15-12-29-12-15 0-26 6-34 17-9 11-13 27-13 47v119h-34v-161c0-24 0-39-1-44h32c0 0 0 2 0 5s1 6 1 10c0 3 0 10 0 20h1c7-15 16-25 25-30 10-6 21-9 35-9 15 0 28 3 37 9 9 7 15 16 19 30 7-14 16-24 26-30s22-9 36-9c21 0 36 6 46 17 9 11 14 30 14 55v137h-34v-130c0-20-3-34-8-41-6-8-15-12-30-12-14 0-26 6-34 17-9 11-13 27-13 47v119zM1729 813c0 23 5 42 15 54 10 13 24 19 43 19 14 0 26-3 35-8 9-6 15-14 18-23l30 9c-12 32-40 48-83 48-31 0-54-9-70-27s-24-45-24-81c0-34 8-60 24-78s39-27 68-27c60 0 91 36 91 109v5zM1840 787c-2-22-7-38-16-48s-22-15-39-15-30 6-40 17c-9 11-15 26-15 46zM2039 908v-130c0-20-3-34-9-41-5-8-15-12-29-12-15 0-26 6-34 17-9 11-13 27-13 47v119h-34v-161c0-24 0-39-1-44h32c0 0 0 2 0 5s1 6 1 10c0 3 0 10 0 20h1c7-15 16-25 25-30 10-6 21-9 35-9 15 0 28 3 37 9 9 7 15 16 19 30 7-14 16-24 26-30s22-9 36-9c21 0 36 6 46 17 9 11 14 30 14 55v137h-34v-130c0-20-3-34-8-41-6-8-15-12-30-12-14 0-26 6-34 17-9 11-13 27-13 47v119zM2419 805c0 36-8 63-24 81-16 17-39 26-69 26s-52-9-68-27c-15-19-23-45-23-80 0-71 31-106 92-106 32 0 55 9 69 26 15 17 23 44 23 80zM2383 805c0-28-5-49-13-61-8-13-22-20-42-20s-35 7-44 20c-8 13-13 33-13 61 0 27 4 48 13 61 9 14 23 21 42 21 20 0 35-7 44-20 8-13 13-34 13-62zM2461 908v-157c0-15 0-31-1-48h32c1 23 1 37 1 42h1c6-18 12-30 19-36 7-7 17-10 30-10 4 0 9 1 14 2v31c-5-1-11-2-18-2-15 0-25 6-33 19-7 12-11 29-11 52v107zM2592 660v-33h34v33zM2592 908v-205h34v205zM2728 912c-20 0-36-5-46-16s-16-26-16-45c0-21 7-38 21-49s37-18 68-18l46-1v-11c0-17-4-29-11-36s-18-11-33-11-26 3-33 8-11 13-13 25l-35-4c5-37 33-55 82-55 26 0 45 6 58 18s19 29 19 51v89c0 10 2 17 4 22 3 6 8 8 16 8 3 0 7 0 11-1v21c-9 2-18 3-27 3-12 0-21-3-27-10s-9-17-10-31h-1c-9 16-19 27-30 33-12 7-26 10-43 10zM2736 886c13 0 24-2 34-8 9-6 17-13 23-23 5-10 8-20 8-31v-17h-37c-16 0-29 2-37 5s-14 8-19 14c-4 7-6 15-6 25 0 11 3 20 9 26s14 9 25 9zM556 1237c0 27 4 47 13 60 9 14 22 20 39 20 12 0 22-3 30-10 8-6 13-16 15-30l35 2c-3 20-11 36-25 47-15 12-32 18-54 18-29 0-51-9-66-27s-23-45-23-80c0-34 8-60 23-79 15-18 37-27 65-27 21 0 39 6 53 17 13 10 22 25 26 45l-35 2c-2-11-7-20-14-27s-17-10-31-10c-18 0-31 6-39 18s-12 32-12 61zM899 1237c0 36-8 63-24 81-16 17-39 26-69 26s-52-9-68-27c-15-19-23-45-23-80 0-71 31-106 92-106 32 0 55 9 69 26 15 17 23 44 23 80zM863 1237c0-28-5-49-13-61-8-13-22-20-42-20s-35 7-44 20c-8 13-13 33-13 61 0 27 4 48 13 61 9 14 23 21 42 21 20 0 35-7 44-20 8-13 13-34 13-62zM1071 1340v-130c0-14-1-24-4-32-2-7-7-12-12-16-6-3-15-5-26-5-16 0-29 6-39 17-9 12-14 27-14 47v119h-34v-161c0-24 0-39-1-44h32c0 0 0 2 0 5s1 6 1 10c0 3 0 10 0 20h1c8-14 17-24 27-30 11-6 23-9 39-9 22 0 39 6 49 17s16 29 16 55v137zM1311 1284c0 19-7 34-22 44-14 11-35 16-61 16s-45-4-59-13c-14-8-23-21-27-39l30-6c3 11 9 19 18 24s22 8 38 8c17 0 30-3 38-8s12-13 12-24c0-8-3-14-9-20-5-5-14-9-26-12l-25-6c-19-5-33-10-42-15-8-5-14-11-19-18s-7-15-7-26c0-18 7-33 20-42 13-10 33-15 58-15 23 0 41 4 54 12s22 21 25 38l-30 4c-2-9-7-16-16-21-8-5-19-7-33-7-15 0-27 2-34 7-7 4-11 12-11 21 0 6 2 11 5 14 3 4 7 7 13 10s19 6 38 11c18 5 31 9 39 13s14 8 18 12c5 5 9 11 11 17 3 6 4 13 4 21zM1384 1135v130c0 14 2 24 4 32 3 7 7 12 13 16 6 3 15 5 26 5 16 0 29-6 39-17 9-11 14-27 14-47v-119h34v161c0 24 0 39 1 44h-32c0 0 0-2-1-5 0-3 0-6 0-9 0-4 0-11-1-21-8 14-17 24-27 30-11 6-24 9-39 9-22 0-39-6-49-17-11-11-16-29-16-55v-137zM1687 1340v-130c0-20-3-34-9-41-5-8-15-12-29-12-15 0-26 6-34 17-9 11-13 27-13 47v119h-34v-161c0-24 0-39-1-44h32c0 0 0 2 0 5s1 6 1 10c0 3 0 10 0 20h1c7-15 16-25 25-30 10-6 21-9 35-9 15 0 28 3 37 9 9 7 15 16 19 30 7-14 16-24 26-30s22-9 36-9c21 0 36 6 46 17 9 11 14 30 14 55v137h-34v-130c0-20-3-34-8-41-6-8-15-12-30-12-14 0-26 6-34 17-9 11-13 27-13 47v119zM1945 1344c-20 0-36-5-46-16s-16-26-16-45c0-21 7-38 21-49s37-18 68-18l46-1v-11c0-17-4-29-11-36s-18-11-33-11-26 3-33 8-11 13-13 25l-35-4c5-37 33-55 82-55 26 0 45 6 58 18s19 29 19 51v89c0 10 2 17 4 22 3 6 8 8 16 8 3 0 7 0 11-1v21c-9 2-18 3-27 3-12 0-21-3-27-10s-9-17-10-31h-1c-9 16-19 27-30 33-12 7-26 10-43 10zM1953 1318c13 0 24-2 34-8 9-6 17-13 23-23 5-10 8-20 8-31v-17h-37c-16 0-29 2-37 5s-14 8-19 14c-4 7-6 15-6 25 0 11 3 20 9 26s14 9 25 9z">
          <text:p/>
        </draw:path>
        <draw:connector draw:style-name="gr5" draw:text-style-name="P2" draw:layer="layout" draw:line-skew="-0.515cm -0.388cm" svg:x1="2.524cm" svg:y1="18.145cm" svg:x2="4.809cm" svg:y2="10.271cm" draw:start-shape="id8" draw:start-glue-point="3" draw:end-shape="id7" draw:end-glue-point="0" svg:d="M2524 18145h-1016v-8763h3301v889" svg:viewBox="0 0 3302 8764">
          <text:p/>
        </draw:connector>
      </draw:page>
      <draw:page draw:name="page2" draw:style-name="dp1" draw:master-page-name="Default">
        <draw:polygon draw:style-name="gr15" draw:text-style-name="P4" xml:id="id9" draw:id="id9" draw:layer="controls" svg:width="9.778cm" svg:height="2.412cm" svg:x="1.635cm" svg:y="1.635cm" svg:viewBox="0 0 9779 2413" draw:points="0,2413 0,0 9779,0 9779,2413">
          <text:p/>
        </draw:polygon>
        <draw:polygon draw:style-name="gr15" draw:text-style-name="P4" draw:layer="controls" svg:width="0.186cm" svg:height="0.291cm" svg:x="2.704cm" svg:y="1.879cm" svg:viewBox="0 0 187 292" draw:points="0,292 0,0 39,0 39,259 187,259 187,292">
          <text:p/>
        </draw:polygon>
        <draw:path draw:style-name="gr15" draw:text-style-name="P4" draw:layer="controls" svg:width="0.197cm" svg:height="0.231cm" svg:x="2.924cm" svg:y="1.94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2.963cm" svg:y="1.97cm" svg:viewBox="0 0 121 68" svg:d="M121 68c-2-24-8-41-18-52s-25-16-43-16-32 6-43 18c-10 12-16 29-17 50z">
          <text:p/>
        </draw:path>
        <draw:path draw:style-name="gr15" draw:text-style-name="P4" draw:layer="controls" svg:width="0.197cm" svg:height="0.231cm" svg:x="3.161cm" svg:y="1.94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3.2cm" svg:y="1.97cm" svg:viewBox="0 0 121 68" svg:d="M121 68c-2-24-8-41-18-52s-25-16-43-16-32 6-43 18c-10 12-16 29-17 50z">
          <text:p/>
        </draw:path>
        <draw:path draw:style-name="gr15" draw:text-style-name="P4" draw:layer="controls" svg:width="0.295cm" svg:height="0.227cm" svg:x="3.408cm" svg:y="1.94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199cm" svg:height="0.231cm" svg:x="3.75cm" svg:y="1.94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3.789cm" svg:y="1.97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83cm" svg:height="0.23cm" svg:x="3.981cm" svg:y="1.94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ath draw:style-name="gr15" draw:text-style-name="P4" draw:layer="controls" svg:width="0.197cm" svg:height="0.231cm" svg:x="4.317cm" svg:y="1.94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4.356cm" svg:y="1.97cm" svg:viewBox="0 0 121 68" svg:d="M121 68c-2-24-8-41-18-52s-25-16-43-16-32 6-43 18c-10 12-16 29-17 50z">
          <text:p/>
        </draw:path>
        <draw:polygon draw:style-name="gr15" draw:text-style-name="P4" draw:layer="controls" svg:width="0.036cm" svg:height="0.306cm" svg:x="4.565cm" svg:y="1.863cm" svg:viewBox="0 0 37 307" draw:points="0,307 0,0 37,0 37,307">
          <text:p/>
        </draw:polygon>
        <draw:path draw:style-name="gr15" draw:text-style-name="P4" draw:layer="controls" svg:width="0.199cm" svg:height="0.231cm" svg:x="4.766cm" svg:y="1.94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4.805cm" svg:y="1.97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79cm" svg:height="0.227cm" svg:x="5.012cm" svg:y="1.94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ath draw:style-name="gr15" draw:text-style-name="P4" draw:layer="controls" svg:width="0.107cm" svg:height="0.277cm" svg:x="5.228cm" svg:y="1.896cm" svg:viewBox="0 0 108 278" svg:d="M108 273c-12 3-25 4-38 5-29-1-44-17-44-51v-149h-26v-28h27l11-50h25v50h41v28h-41v141c0 11 2 18 5 22 4 5 10 7 19 7 4 0 12-1 21-3z">
          <text:p/>
        </draw:path>
        <draw:path draw:style-name="gr15" draw:text-style-name="P4" draw:layer="controls" svg:width="0.189cm" svg:height="0.315cm" svg:x="5.367cm" svg:y="1.94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5.406cm" svg:y="1.97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79cm" svg:height="0.227cm" svg:x="5.604cm" svg:y="1.94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ath draw:style-name="gr15" draw:text-style-name="P4" draw:layer="controls" svg:width="0.107cm" svg:height="0.277cm" svg:x="5.82cm" svg:y="1.896cm" svg:viewBox="0 0 108 278" svg:d="M108 273c-12 3-25 4-38 5-29-1-44-17-44-51v-149h-26v-28h27l11-50h25v50h41v28h-41v141c0 11 2 18 5 22 4 5 10 7 19 7 4 0 12-1 21-3z">
          <text:p/>
        </draw:path>
        <draw:path draw:style-name="gr15" draw:text-style-name="P4" draw:layer="controls" svg:width="0.189cm" svg:height="0.31cm" svg:x="6.069cm" svg:y="1.863cm" svg:viewBox="0 0 190 311" svg:d="M152 271c-7 14-16 24-28 31-11 6-25 9-42 9-28 0-49-10-62-29s-20-47-20-86c0-78 27-117 82-117 17 0 31 3 43 9 11 7 20 16 27 30v-25-93h37v261c0 23 0 38 1 46h-35c-1-2-1-7-2-15 0-8 0-15 0-21z">
          <text:p/>
        </draw:path>
        <draw:path draw:style-name="gr15" draw:text-style-name="P4" draw:layer="controls" svg:width="0.112cm" svg:height="0.175cm" svg:x="6.108cm" svg:y="1.97cm" svg:viewBox="0 0 113 176" svg:d="M0 88c0 32 4 54 12 67 9 14 22 21 41 21 21 0 36-8 46-22 9-15 14-37 14-68 0-30-5-52-14-65-10-14-25-21-46-21-19 0-32 7-40 21-9 14-13 36-13 67z">
          <text:p/>
        </draw:path>
        <draw:path draw:style-name="gr15" draw:text-style-name="P4" draw:layer="controls" svg:width="0.197cm" svg:height="0.231cm" svg:x="6.307cm" svg:y="1.94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6.346cm" svg:y="1.97cm" svg:viewBox="0 0 121 68" svg:d="M121 68c-2-24-8-41-18-52s-25-16-43-16-32 6-43 18c-10 12-16 29-17 50z">
          <text:p/>
        </draw:path>
        <draw:polygon draw:style-name="gr15" draw:text-style-name="P4" draw:layer="controls" svg:width="0.036cm" svg:height="0.306cm" svg:x="6.555cm" svg:y="1.863cm" svg:viewBox="0 0 37 307" draw:points="0,307 0,0 37,0 37,307">
          <text:p/>
        </draw:polygon>
        <draw:path draw:style-name="gr15" draw:text-style-name="P4" draw:layer="controls" svg:width="0.181cm" svg:height="0.231cm" svg:x="6.755cm" svg:y="1.942cm" svg:viewBox="0 0 182 232" svg:d="M39 115c0 30 5 52 14 66 9 15 23 22 42 22 13 0 24-4 33-11s15-18 17-33l37 2c-3 22-12 39-27 52-16 13-35 19-59 19-31 0-55-10-71-30-17-19-25-48-25-86s8-67 25-86c16-20 40-30 71-30 23 0 42 6 57 18s24 28 28 49l-38 3c-2-13-7-23-15-30s-19-11-33-11c-20 0-34 7-43 20s-13 35-13 66z">
          <text:p/>
        </draw:path>
        <draw:path draw:style-name="gr15" draw:text-style-name="P4" draw:layer="controls" svg:width="0.199cm" svg:height="0.231cm" svg:x="6.967cm" svg:y="1.94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7.006cm" svg:y="1.97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295cm" svg:height="0.227cm" svg:x="7.214cm" svg:y="1.94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216cm" svg:height="0.231cm" svg:x="7.555cm" svg:y="1.94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7.593cm" svg:y="2.059cm" svg:viewBox="0 0 108 87" svg:d="M38 87c13 0 26-3 36-10 11-6 19-14 25-25s9-22 9-34v-18l-40 1c-18 0-31 2-40 5-9 4-16 9-21 16-5 6-7 15-7 27s3 21 10 28c6 6 16 10 28 10z">
          <text:p/>
        </draw:path>
        <draw:path draw:style-name="gr15" draw:text-style-name="P4" draw:layer="controls" svg:width="0.179cm" svg:height="0.227cm" svg:x="7.802cm" svg:y="1.942cm" svg:viewBox="0 0 180 228" svg:d="M142 228v-142c0-15-1-26-4-34s-8-14-14-18c-6-3-15-5-28-5-18 0-32 6-42 18s-16 29-16 51v130h-37v-176c0-26 0-42-1-48h35c0 1 0 3 1 6 0 3 0 6 0 10s0 12 1 22c9-15 19-26 30-32 11-7 25-10 42-10 24 0 42 6 54 18 11 13 17 33 17 61v149z">
          <text:p/>
        </draw:path>
        <draw:path draw:style-name="gr15" draw:text-style-name="P4" draw:layer="controls" svg:width="0.189cm" svg:height="0.31cm" svg:x="8.029cm" svg:y="1.863cm" svg:viewBox="0 0 190 311" svg:d="M152 271c-7 14-16 24-28 31-11 6-25 9-42 9-28 0-49-10-62-29s-20-47-20-86c0-78 27-117 82-117 17 0 31 3 43 9 11 7 20 16 27 30v-25-93h37v261c0 23 0 38 1 46h-35c-1-2-1-7-2-15 0-8 0-15 0-21z">
          <text:p/>
        </draw:path>
        <draw:path draw:style-name="gr15" draw:text-style-name="P4" draw:layer="controls" svg:width="0.112cm" svg:height="0.175cm" svg:x="8.068cm" svg:y="1.97cm" svg:viewBox="0 0 113 176" svg:d="M0 88c0 32 4 54 12 67 9 14 22 21 41 21 21 0 36-8 46-22 9-15 14-37 14-68 0-30-5-52-14-65-10-14-25-21-46-21-19 0-32 7-40 21-9 14-13 36-13 67z">
          <text:p/>
        </draw:path>
        <draw:path draw:style-name="gr15" draw:text-style-name="P4" draw:layer="controls" svg:width="0.199cm" svg:height="0.231cm" svg:x="8.267cm" svg:y="1.94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8.306cm" svg:y="1.97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89cm" svg:height="0.315cm" svg:x="8.631cm" svg:y="1.94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8.67cm" svg:y="1.97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83cm" svg:height="0.23cm" svg:x="8.853cm" svg:y="1.94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ath draw:style-name="gr15" draw:text-style-name="P4" draw:layer="controls" svg:width="0.041cm" svg:height="0.098cm" svg:x="9.091cm" svg:y="2.125cm" svg:viewBox="0 0 42 99" svg:d="M42 0v35c0 14-2 26-4 36-3 10-7 19-13 28h-25c13-18 19-36 19-54h-18v-45z">
          <text:p/>
        </draw:path>
        <draw:path draw:style-name="gr15" draw:text-style-name="P4" draw:layer="controls" svg:width="0.197cm" svg:height="0.231cm" svg:x="9.308cm" svg:y="1.94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9.347cm" svg:y="1.97cm" svg:viewBox="0 0 121 68" svg:d="M121 68c-2-24-8-41-18-52s-25-16-43-16-32 6-43 18c-10 12-16 29-17 50z">
          <text:p/>
        </draw:path>
        <draw:polygon draw:style-name="gr15" draw:text-style-name="P4" draw:layer="controls" svg:width="0.036cm" svg:height="0.306cm" svg:x="9.556cm" svg:y="1.863cm" svg:viewBox="0 0 37 307" draw:points="0,307 0,0 37,0 37,307">
          <text:p/>
        </draw:polygon>
        <draw:path draw:style-name="gr15" draw:text-style-name="P4" draw:layer="controls" svg:width="0.181cm" svg:height="0.231cm" svg:x="9.757cm" svg:y="1.942cm" svg:viewBox="0 0 182 232" svg:d="M39 115c0 30 5 52 14 66 9 15 23 22 42 22 13 0 24-4 33-11s15-18 17-33l37 2c-3 22-12 39-27 52-16 13-35 19-59 19-31 0-55-10-71-30-17-19-25-48-25-86s8-67 25-86c16-20 40-30 71-30 23 0 42 6 57 18s24 28 28 49l-38 3c-2-13-7-23-15-30s-19-11-33-11c-20 0-34 7-43 20s-13 35-13 66z">
          <text:p/>
        </draw:path>
        <draw:path draw:style-name="gr15" draw:text-style-name="P4" draw:layer="controls" svg:width="0.179cm" svg:height="0.227cm" svg:x="9.977cm" svg:y="1.94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ath draw:style-name="gr15" draw:text-style-name="P4" draw:layer="controls" svg:width="0.216cm" svg:height="0.231cm" svg:x="10.205cm" svg:y="1.94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10.243cm" svg:y="2.059cm" svg:viewBox="0 0 108 87" svg:d="M38 87c13 0 26-3 36-10 11-6 19-14 25-25s9-22 9-34v-18l-40 1c-18 0-31 2-40 5-9 4-16 9-21 16-5 6-7 15-7 27s3 21 10 28c6 6 16 10 28 10z">
          <text:p/>
        </draw:path>
        <draw:polygon draw:style-name="gr15" draw:text-style-name="P4" draw:layer="controls" svg:width="0.036cm" svg:height="0.306cm" svg:x="10.453cm" svg:y="1.863cm" svg:viewBox="0 0 37 307" draw:points="0,307 0,0 37,0 37,307">
          <text:p/>
        </draw:polygon>
        <draw:path draw:style-name="gr15" draw:text-style-name="P4" draw:layer="controls" svg:width="0.181cm" svg:height="0.231cm" svg:x="3.46cm" svg:y="2.412cm" svg:viewBox="0 0 182 232" svg:d="M39 115c0 30 5 52 14 66 9 15 23 22 42 22 13 0 24-4 33-11s15-18 17-33l37 2c-3 22-12 39-27 52-16 13-35 19-59 19-31 0-55-10-71-30-17-19-25-48-25-86s8-67 25-86c16-20 40-30 71-30 23 0 42 6 57 18s24 28 28 49l-38 3c-2-13-7-23-15-30s-19-11-33-11c-20 0-34 7-43 20s-13 35-13 66z">
          <text:p/>
        </draw:path>
        <draw:path draw:style-name="gr15" draw:text-style-name="P4" draw:layer="controls" svg:width="0.199cm" svg:height="0.231cm" svg:x="3.672cm" svg:y="2.41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3.711cm" svg:y="2.44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05cm" svg:height="0.227cm" svg:x="3.919cm" svg:y="2.412cm" svg:viewBox="0 0 106 228" svg:d="M1 228v-172c0-15 0-33-1-52h35c1 26 2 41 2 46h1c6-19 12-32 20-39s19-11 33-11c5 0 10 1 15 2v34c-5-1-12-2-20-2-15 0-27 7-35 20-9 13-13 32-13 57v117z">
          <text:p/>
        </draw:path>
        <draw:path draw:style-name="gr15" draw:text-style-name="P4" draw:layer="controls" svg:width="0.105cm" svg:height="0.227cm" svg:x="4.058cm" svg:y="2.412cm" svg:viewBox="0 0 106 228" svg:d="M1 228v-172c0-15 0-33-1-52h35c1 26 2 41 2 46h1c6-19 12-32 20-39s19-11 33-11c5 0 10 1 15 2v34c-5-1-12-2-20-2-15 0-27 7-35 20-9 13-13 32-13 57v117z">
          <text:p/>
        </draw:path>
        <draw:path draw:style-name="gr15" draw:text-style-name="P4" draw:layer="controls" svg:width="0.197cm" svg:height="0.231cm" svg:x="4.188cm" svg:y="2.41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4.227cm" svg:y="2.44cm" svg:viewBox="0 0 121 68" svg:d="M121 68c-2-24-8-41-18-52s-25-16-43-16-32 6-43 18c-10 12-16 29-17 50z">
          <text:p/>
        </draw:path>
        <draw:path draw:style-name="gr15" draw:text-style-name="P4" draw:layer="controls" svg:width="0.295cm" svg:height="0.227cm" svg:x="4.435cm" svg:y="2.41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199cm" svg:height="0.231cm" svg:x="4.777cm" svg:y="2.41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4.816cm" svg:y="2.44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83cm" svg:height="0.23cm" svg:x="5.008cm" svg:y="2.41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ath draw:style-name="gr15" draw:text-style-name="P4" draw:layer="controls" svg:width="0.189cm" svg:height="0.31cm" svg:x="5.344cm" svg:y="2.333cm" svg:viewBox="0 0 190 311" svg:d="M152 271c-7 14-16 24-28 31-11 6-25 9-42 9-28 0-49-10-62-29s-20-47-20-86c0-78 27-117 82-117 17 0 31 3 43 9 11 7 20 16 27 30v-25-93h37v261c0 23 0 38 1 46h-35c-1-2-1-7-2-15 0-8 0-15 0-21z">
          <text:p/>
        </draw:path>
        <draw:path draw:style-name="gr15" draw:text-style-name="P4" draw:layer="controls" svg:width="0.112cm" svg:height="0.175cm" svg:x="5.383cm" svg:y="2.44cm" svg:viewBox="0 0 113 176" svg:d="M0 88c0 32 4 54 12 67 9 14 22 21 41 21 21 0 36-8 46-22 9-15 14-37 14-68 0-30-5-52-14-65-10-14-25-21-46-21-19 0-32 7-40 21-9 14-13 36-13 67z">
          <text:p/>
        </draw:path>
        <draw:path draw:style-name="gr15" draw:text-style-name="P4" draw:layer="controls" svg:width="0.197cm" svg:height="0.231cm" svg:x="5.581cm" svg:y="2.41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5.62cm" svg:y="2.44cm" svg:viewBox="0 0 121 68" svg:d="M121 68c-2-24-8-41-18-52s-25-16-43-16-32 6-43 18c-10 12-16 29-17 50z">
          <text:p/>
        </draw:path>
        <draw:polygon draw:style-name="gr15" draw:text-style-name="P4" draw:layer="controls" svg:width="0.036cm" svg:height="0.306cm" svg:x="5.948cm" svg:y="2.333cm" svg:viewBox="0 0 37 307" draw:points="0,307 0,0 37,0 37,307">
          <text:p/>
        </draw:polygon>
        <draw:path draw:style-name="gr15" draw:text-style-name="P4" draw:layer="controls" svg:width="0.216cm" svg:height="0.231cm" svg:x="6.03cm" svg:y="2.41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6.068cm" svg:y="2.529cm" svg:viewBox="0 0 108 87" svg:d="M38 87c13 0 26-3 36-10 11-6 19-14 25-25s9-22 9-34v-18l-40 1c-18 0-31 2-40 5-9 4-16 9-21 16-5 6-7 15-7 27s3 21 10 28c6 6 16 10 28 10z">
          <text:p/>
        </draw:path>
        <draw:path draw:style-name="gr15" draw:text-style-name="P4" draw:layer="controls" svg:width="0.183cm" svg:height="0.23cm" svg:x="6.379cm" svg:y="2.41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olygon draw:style-name="gr15" draw:text-style-name="P4" draw:layer="controls" svg:width="0.036cm" svg:height="0.035cm" svg:x="6.607cm" svg:y="2.333cm" svg:viewBox="0 0 37 36" draw:points="0,36 0,0 37,0 37,36">
          <text:p/>
        </draw:polygon>
        <draw:polygon draw:style-name="gr15" draw:text-style-name="P4" draw:layer="controls" svg:width="0.036cm" svg:height="0.223cm" svg:x="6.607cm" svg:y="2.416cm" svg:viewBox="0 0 37 224" draw:points="0,224 0,0 37,0 37,224">
          <text:p/>
        </draw:polygon>
        <draw:path draw:style-name="gr15" draw:text-style-name="P4" draw:layer="controls" svg:width="0.189cm" svg:height="0.314cm" svg:x="6.69cm" svg:y="2.413cm" svg:viewBox="0 0 190 315" svg:d="M95 315c-24 0-43-5-58-14-14-10-24-24-28-41l38-6c2 11 8 19 16 24 9 6 20 9 33 9 38 0 56-22 56-66v-36c-7 15-17 25-29 33-13 7-27 11-43 11-28 0-48-10-61-28s-19-46-19-85c0-40 7-69 21-88s35-28 63-28c16 0 29 4 41 11s21 17 27 31c0-4 1-12 1-22 1-10 1-16 2-16h35c-1 7-1 22-1 46v171c0 63-31 94-94 94z">
          <text:p/>
        </draw:path>
        <draw:path draw:style-name="gr15" draw:text-style-name="P4" draw:layer="controls" svg:width="0.113cm" svg:height="0.172cm" svg:x="6.728cm" svg:y="2.441cm" svg:viewBox="0 0 114 173" svg:d="M114 87c0-18-3-33-8-46-5-14-12-24-21-31s-19-10-30-10c-19 0-33 7-42 21-9 13-13 36-13 66 0 31 4 53 12 66 8 14 22 20 42 20 12 0 22-3 31-10s16-17 21-30c5-12 8-28 8-46z">
          <text:p/>
        </draw:path>
        <draw:path draw:style-name="gr15" draw:text-style-name="P4" draw:layer="controls" svg:width="0.179cm" svg:height="0.227cm" svg:x="6.936cm" svg:y="2.41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olygon draw:style-name="gr15" draw:text-style-name="P4" draw:layer="controls" svg:width="0.036cm" svg:height="0.035cm" svg:x="7.174cm" svg:y="2.333cm" svg:viewBox="0 0 37 36" draw:points="0,36 0,0 37,0 37,36">
          <text:p/>
        </draw:polygon>
        <draw:polygon draw:style-name="gr15" draw:text-style-name="P4" draw:layer="controls" svg:width="0.036cm" svg:height="0.223cm" svg:x="7.174cm" svg:y="2.416cm" svg:viewBox="0 0 37 224" draw:points="0,224 0,0 37,0 37,224">
          <text:p/>
        </draw:polygon>
        <draw:path draw:style-name="gr15" draw:text-style-name="P4" draw:layer="controls" svg:width="0.197cm" svg:height="0.231cm" svg:x="7.257cm" svg:y="2.41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7.296cm" svg:y="2.44cm" svg:viewBox="0 0 121 68" svg:d="M121 68c-2-24-8-41-18-52s-25-16-43-16-32 6-43 18c-10 12-16 29-17 50z">
          <text:p/>
        </draw:path>
        <draw:path draw:style-name="gr15" draw:text-style-name="P4" draw:layer="controls" svg:width="0.179cm" svg:height="0.227cm" svg:x="7.504cm" svg:y="2.412cm" svg:viewBox="0 0 180 228" svg:d="M142 228v-142c0-15-1-26-4-34s-8-14-14-18c-6-3-15-5-28-5-18 0-32 6-42 18s-16 29-16 51v130h-37v-176c0-26 0-42-1-48h35c0 1 0 3 1 6 0 3 0 6 0 10s0 12 1 22c9-15 19-26 30-32 11-7 25-10 42-10 24 0 42 6 54 18 11 13 17 33 17 61v149z">
          <text:p/>
        </draw:path>
        <draw:path draw:style-name="gr15" draw:text-style-name="P4" draw:layer="controls" svg:width="0.107cm" svg:height="0.277cm" svg:x="7.719cm" svg:y="2.366cm" svg:viewBox="0 0 108 278" svg:d="M108 273c-12 3-25 4-38 5-29-1-44-17-44-51v-149h-26v-28h27l11-50h25v50h41v28h-41v141c0 11 2 18 5 22 4 5 10 7 19 7 4 0 12-1 21-3z">
          <text:p/>
        </draw:path>
        <draw:path draw:style-name="gr15" draw:text-style-name="P4" draw:layer="controls" svg:width="0.197cm" svg:height="0.231cm" svg:x="7.85cm" svg:y="2.41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7.889cm" svg:y="2.44cm" svg:viewBox="0 0 121 68" svg:d="M121 68c-2-24-8-41-18-52s-25-16-43-16-32 6-43 18c-10 12-16 29-17 50z">
          <text:p/>
        </draw:path>
        <draw:path draw:style-name="gr15" draw:text-style-name="P4" draw:layer="controls" svg:width="0.295cm" svg:height="0.227cm" svg:x="8.216cm" svg:y="2.41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216cm" svg:height="0.231cm" svg:x="8.557cm" svg:y="2.41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8.595cm" svg:y="2.529cm" svg:viewBox="0 0 108 87" svg:d="M38 87c13 0 26-3 36-10 11-6 19-14 25-25s9-22 9-34v-18l-40 1c-18 0-31 2-40 5-9 4-16 9-21 16-5 6-7 15-7 27s3 21 10 28c6 6 16 10 28 10z">
          <text:p/>
        </draw:path>
        <draw:path draw:style-name="gr15" draw:text-style-name="P4" draw:layer="controls" svg:width="0.179cm" svg:height="0.227cm" svg:x="8.804cm" svg:y="2.412cm" svg:viewBox="0 0 180 228" svg:d="M142 228v-142c0-15-1-26-4-34s-8-14-14-18c-6-3-15-5-28-5-18 0-32 6-42 18s-16 29-16 51v130h-37v-176c0-26 0-42-1-48h35c0 1 0 3 1 6 0 3 0 6 0 10s0 12 1 22c9-15 19-26 30-32 11-7 25-10 42-10 24 0 42 6 54 18 11 13 17 33 17 61v149z">
          <text:p/>
        </draw:path>
        <draw:path draw:style-name="gr15" draw:text-style-name="P4" draw:layer="controls" svg:width="0.197cm" svg:height="0.231cm" svg:x="9.031cm" svg:y="2.41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9.07cm" svg:y="2.44cm" svg:viewBox="0 0 121 68" svg:d="M121 68c-2-24-8-41-18-52s-25-16-43-16-32 6-43 18c-10 12-16 29-17 50z">
          <text:p/>
        </draw:path>
        <draw:path draw:style-name="gr15" draw:text-style-name="P4" draw:layer="controls" svg:width="0.105cm" svg:height="0.227cm" svg:x="9.278cm" svg:y="2.412cm" svg:viewBox="0 0 106 228" svg:d="M1 228v-172c0-15 0-33-1-52h35c1 26 2 41 2 46h1c6-19 12-32 20-39s19-11 33-11c5 0 10 1 15 2v34c-5-1-12-2-20-2-15 0-27 7-35 20-9 13-13 32-13 57v117z">
          <text:p/>
        </draw:path>
        <draw:path draw:style-name="gr15" draw:text-style-name="P4" draw:layer="controls" svg:width="0.216cm" svg:height="0.231cm" svg:x="9.408cm" svg:y="2.41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9.446cm" svg:y="2.529cm" svg:viewBox="0 0 108 87" svg:d="M38 87c13 0 26-3 36-10 11-6 19-14 25-25s9-22 9-34v-18l-40 1c-18 0-31 2-40 5-9 4-16 9-21 16-5 6-7 15-7 27s3 21 10 28c6 6 16 10 28 10z">
          <text:p/>
        </draw:path>
        <draw:polygon draw:style-name="gr15" draw:text-style-name="P4" draw:layer="controls" svg:width="0.039cm" svg:height="0.042cm" svg:x="9.666cm" svg:y="2.416cm" svg:viewBox="0 0 40 43" draw:points="0,43 0,0 40,0 40,43">
          <text:p/>
        </draw:polygon>
        <draw:polygon draw:style-name="gr15" draw:text-style-name="P4" draw:layer="controls" svg:width="0.039cm" svg:height="0.042cm" svg:x="9.666cm" svg:y="2.597cm" svg:viewBox="0 0 40 43" draw:points="0,43 0,0 40,0 40,43">
          <text:p/>
        </draw:polygon>
        <draw:polygon draw:style-name="gr15" draw:text-style-name="P4" draw:layer="controls" svg:width="0.039cm" svg:height="0.042cm" svg:x="9.784cm" svg:y="2.416cm" svg:viewBox="0 0 40 43" draw:points="0,43 0,0 40,0 40,43">
          <text:p/>
        </draw:polygon>
        <draw:polygon draw:style-name="gr15" draw:text-style-name="P4" draw:layer="controls" svg:width="0.039cm" svg:height="0.042cm" svg:x="9.784cm" svg:y="2.597cm" svg:viewBox="0 0 40 43" draw:points="0,43 0,0 40,0 40,43">
          <text:p/>
        </draw:polygon>
        <draw:path draw:style-name="gr15" draw:text-style-name="P4" draw:layer="controls" svg:width="0.189cm" svg:height="0.315cm" svg:x="2.051cm" svg:y="2.88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2.09cm" svg:y="2.91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83cm" svg:height="0.23cm" svg:x="2.273cm" svg:y="2.88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olygon draw:style-name="gr15" draw:text-style-name="P4" draw:layer="controls" svg:width="0.102cm" svg:height="0.032cm" svg:x="2.61cm" svg:y="2.981cm" svg:viewBox="0 0 103 33" draw:points="0,33 0,0 103,0 103,33">
          <text:p/>
        </draw:polygon>
        <draw:path draw:style-name="gr15" draw:text-style-name="P4" draw:layer="controls" svg:width="0.199cm" svg:height="0.231cm" svg:x="2.749cm" svg:y="2.88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2.788cm" svg:y="2.91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189cm" svg:height="0.315cm" svg:x="3.114cm" svg:y="2.88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3.153cm" svg:y="2.911cm" svg:viewBox="0 0 113 175" svg:d="M113 87c0-31-4-54-13-67-8-13-22-20-40-20-15 0-26 3-34 9-9 7-15 16-19 29-5 14-7 31-7 52 0 29 5 51 14 65s25 20 46 20c18 0 32-6 40-20 9-13 13-36 13-68z">
          <text:p/>
        </draw:path>
        <draw:polygon draw:style-name="gr15" draw:text-style-name="P4" draw:layer="controls" svg:width="0.036cm" svg:height="0.035cm" svg:x="3.352cm" svg:y="2.803cm" svg:viewBox="0 0 37 36" draw:points="0,36 0,0 37,0 37,36">
          <text:p/>
        </draw:polygon>
        <draw:polygon draw:style-name="gr15" draw:text-style-name="P4" draw:layer="controls" svg:width="0.036cm" svg:height="0.223cm" svg:x="3.352cm" svg:y="2.886cm" svg:viewBox="0 0 37 224" draw:points="0,224 0,0 37,0 37,224">
          <text:p/>
        </draw:polygon>
        <draw:path draw:style-name="gr15" draw:text-style-name="P4" draw:layer="controls" svg:width="0.189cm" svg:height="0.31cm" svg:x="3.435cm" svg:y="2.803cm" svg:viewBox="0 0 190 311" svg:d="M152 271c-7 14-16 24-28 31-11 6-25 9-42 9-28 0-49-10-62-29s-20-47-20-86c0-78 27-117 82-117 17 0 31 3 43 9 11 7 20 16 27 30v-25-93h37v261c0 23 0 38 1 46h-35c-1-2-1-7-2-15 0-8 0-15 0-21z">
          <text:p/>
        </draw:path>
        <draw:path draw:style-name="gr15" draw:text-style-name="P4" draw:layer="controls" svg:width="0.112cm" svg:height="0.175cm" svg:x="3.474cm" svg:y="2.91cm" svg:viewBox="0 0 113 176" svg:d="M0 88c0 32 4 54 12 67 9 14 22 21 41 21 21 0 36-8 46-22 9-15 14-37 14-68 0-30-5-52-14-65-10-14-25-21-46-21-19 0-32 7-40 21-9 14-13 36-13 67z">
          <text:p/>
        </draw:path>
        <draw:path draw:style-name="gr15" draw:text-style-name="P4" draw:layer="controls" svg:width="0.041cm" svg:height="0.098cm" svg:x="3.692cm" svg:y="3.065cm" svg:viewBox="0 0 42 99" svg:d="M42 0v35c0 14-2 26-4 36-3 10-7 19-13 28h-25c13-18 19-36 19-54h-18v-45z">
          <text:p/>
        </draw:path>
        <draw:path draw:style-name="gr15" draw:text-style-name="P4" draw:layer="controls" svg:width="0.189cm" svg:height="0.315cm" svg:x="3.799cm" svg:y="2.88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3.838cm" svg:y="2.91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81cm" svg:height="0.231cm" svg:x="4.027cm" svg:y="2.882cm" svg:viewBox="0 0 182 232" svg:d="M39 115c0 30 5 52 14 66 9 15 23 22 42 22 13 0 24-4 33-11s15-18 17-33l37 2c-3 22-12 39-27 52-16 13-35 19-59 19-31 0-55-10-71-30-17-19-25-48-25-86s8-67 25-86c16-20 40-30 71-30 23 0 42 6 57 18s24 28 28 49l-38 3c-2-13-7-23-15-30s-19-11-33-11c-20 0-34 7-43 20s-13 35-13 66z">
          <text:p/>
        </draw:path>
        <draw:path draw:style-name="gr15" draw:text-style-name="P4" draw:layer="controls" svg:width="0.189cm" svg:height="0.315cm" svg:x="4.248cm" svg:y="2.88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4.287cm" svg:y="2.91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79cm" svg:height="0.227cm" svg:x="4.485cm" svg:y="2.88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olygon draw:style-name="gr15" draw:text-style-name="P4" draw:layer="controls" svg:width="0.205cm" svg:height="0.03cm" svg:x="4.716cm" svg:y="2.902cm" svg:viewBox="0 0 206 31" draw:points="0,31 0,0 206,0 206,31">
          <text:p/>
        </draw:polygon>
        <draw:polygon draw:style-name="gr15" draw:text-style-name="P4" draw:layer="controls" svg:width="0.205cm" svg:height="0.03cm" svg:x="4.716cm" svg:y="3.008cm" svg:viewBox="0 0 206 31" draw:points="0,31 0,0 206,0 206,31">
          <text:p/>
        </draw:polygon>
        <draw:path draw:style-name="gr15" draw:text-style-name="P4" draw:layer="controls" svg:width="0.267cm" svg:height="0.299cm" svg:x="4.962cm" svg:y="2.814cm" svg:viewBox="0 0 268 300" svg:d="M142 32c-32 0-57 11-75 31-18 21-27 50-27 86 0 35 9 64 28 86s44 33 76 33c41 0 71-21 92-61l32 16c-12 25-29 44-51 57-21 13-46 20-75 20s-55-6-76-18c-22-13-38-30-49-53-11-22-17-49-17-80 0-47 13-83 38-109 25-27 59-40 104-40 31 0 57 6 77 18 21 12 36 30 46 54l-37 13c-7-17-18-30-33-39s-32-14-53-14z">
          <text:p/>
        </draw:path>
        <draw:path draw:style-name="gr15" draw:text-style-name="P4" draw:layer="controls" svg:width="0.224cm" svg:height="0.291cm" svg:x="5.281cm" svg:y="2.818cm" svg:viewBox="0 0 225 292" svg:d="M225 88c0 27-9 49-27 66-18 16-42 24-73 24h-86v114h-39v-292h122c33 0 58 8 76 23s27 37 27 65z">
          <text:p/>
        </draw:path>
        <draw:path draw:style-name="gr15" draw:text-style-name="P4" draw:layer="controls" svg:width="0.145cm" svg:height="0.114cm" svg:x="5.32cm" svg:y="2.85cm" svg:viewBox="0 0 146 115" svg:d="M146 57c0-38-23-57-68-57h-78v115h80c44 0 66-19 66-58z">
          <text:p/>
        </draw:path>
        <draw:path draw:style-name="gr15" draw:text-style-name="P4" draw:layer="controls" svg:width="0.239cm" svg:height="0.295cm" svg:x="5.562cm" svg:y="2.819cm" svg:viewBox="0 0 240 296" svg:d="M118 296c-23-1-44-5-62-14-18-8-32-21-41-37-10-17-15-37-15-60v-185h39v182c0 27 7 47 21 61 13 14 33 20 58 20 26 0 47-7 61-21 15-14 22-35 22-63v-179h39v182c0 23-5 44-15 61s-24 30-42 39-40 13-65 14z">
          <text:p/>
        </draw:path>
        <draw:polygon draw:style-name="gr15" draw:text-style-name="P4" draw:layer="controls" svg:width="0.245cm" svg:height="0.026cm" svg:x="5.828cm" svg:y="3.167cm" svg:viewBox="0 0 246 27" draw:points="0,27 0,0 246,0 246,27">
          <text:p/>
        </draw:polygon>
        <draw:path draw:style-name="gr15" draw:text-style-name="P4" draw:layer="controls" svg:width="0.239cm" svg:height="0.295cm" svg:x="6.104cm" svg:y="2.819cm" svg:viewBox="0 0 240 296" svg:d="M118 296c-23-1-44-5-62-14-18-8-32-21-41-37-10-17-15-37-15-60v-185h39v182c0 27 7 47 21 61 13 14 33 20 58 20 26 0 47-7 61-21 15-14 22-35 22-63v-179h39v182c0 23-5 44-15 61s-24 30-42 39-40 13-65 14z">
          <text:p/>
        </draw:path>
        <draw:path draw:style-name="gr15" draw:text-style-name="P4" draw:layer="controls" svg:width="0.243cm" svg:height="0.299cm" svg:x="6.395cm" svg:y="2.814cm" svg:viewBox="0 0 244 300" svg:d="M244 215c0 27-11 48-32 63s-51 22-89 22c-71 0-112-25-123-74l38-8c5 18 14 31 28 39 15 8 34 12 59 12s45-4 59-13 20-22 20-39c0-9-2-17-6-23s-10-11-18-14c-8-4-18-8-28-10-11-3-23-6-37-9-23-5-40-10-52-15s-21-11-28-17-12-14-16-22-5-18-5-29c0-25 9-44 28-58 19-13 47-20 82-20 33 0 58 5 76 15 17 10 30 28 37 52l-39 7c-4-16-13-27-24-34-12-7-29-10-50-10-24 0-41 4-54 11-12 8-18 20-18 35 0 9 2 16 7 22s12 11 21 15 27 9 53 15c9 2 18 4 27 6 9 3 17 5 25 8 9 3 16 6 23 10s14 9 19 15 9 13 12 21 5 17 5 27z">
          <text:p/>
        </draw:path>
        <draw:polygon draw:style-name="gr15" draw:text-style-name="P4" draw:layer="controls" svg:width="0.279cm" svg:height="0.291cm" svg:x="6.661cm" svg:y="2.819cm" svg:viewBox="0 0 280 292" draw:points="240,292 207,207 74,207 41,292 0,292 119,0 164,0 280,292">
          <text:p/>
        </draw:polygon>
        <draw:path draw:style-name="gr15" draw:text-style-name="P4" draw:layer="controls" svg:width="0.108cm" svg:height="0.145cm" svg:x="6.747cm" svg:y="2.849cm" svg:viewBox="0 0 109 146" svg:d="M54 0l-2 6c-3 11-8 26-15 44l-37 96h109l-38-97c-3-9-7-20-11-32z">
          <text:p/>
        </draw:path>
        <draw:path draw:style-name="gr15" draw:text-style-name="P4" draw:layer="controls" svg:width="0.275cm" svg:height="0.299cm" svg:x="6.964cm" svg:y="2.814cm" svg:viewBox="0 0 276 300" svg:d="M0 149c0-48 13-84 38-110s61-39 107-39c32 0 58 5 78 16s36 29 47 53l-38 11c-8-17-20-29-34-36-15-8-33-12-54-12-34 0-60 10-77 31-18 20-27 49-27 86s10 66 28 87c19 21 45 32 79 32 19 0 36-3 53-9 16-6 30-13 40-23v-53h-87v-33h123v101c-15 15-34 27-57 36-22 9-46 13-72 13-31 0-57-6-79-18s-39-30-51-53c-11-22-17-49-17-80z">
          <text:p/>
        </draw:path>
        <draw:polygon draw:style-name="gr15" draw:text-style-name="P4" draw:layer="controls" svg:width="0.228cm" svg:height="0.29cm" svg:x="7.308cm" svg:y="2.819cm" svg:viewBox="0 0 229 291" draw:points="0,291 0,0 221,0 221,32 39,32 39,125 208,125 208,157 39,157 39,259 229,259 229,291">
          <text:p/>
        </draw:polygon>
        <draw:path draw:style-name="gr15" draw:text-style-name="P4" draw:layer="controls" svg:width="0.041cm" svg:height="0.098cm" svg:x="7.595cm" svg:y="3.065cm" svg:viewBox="0 0 42 99" svg:d="M42 0v35c0 14-2 26-4 36-3 10-7 19-13 28h-25c13-18 19-36 19-54h-18v-45z">
          <text:p/>
        </draw:path>
        <draw:path draw:style-name="gr15" draw:text-style-name="P4" draw:layer="controls" svg:width="0.189cm" svg:height="0.315cm" svg:x="7.703cm" svg:y="2.88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7.742cm" svg:y="2.91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295cm" svg:height="0.227cm" svg:x="7.941cm" svg:y="2.88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197cm" svg:height="0.231cm" svg:x="8.282cm" svg:y="2.88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8.321cm" svg:y="2.91cm" svg:viewBox="0 0 121 68" svg:d="M121 68c-2-24-8-41-18-52s-25-16-43-16-32 6-43 18c-10 12-16 29-17 50z">
          <text:p/>
        </draw:path>
        <draw:path draw:style-name="gr15" draw:text-style-name="P4" draw:layer="controls" svg:width="0.295cm" svg:height="0.227cm" svg:x="8.529cm" svg:y="2.88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041cm" svg:height="0.098cm" svg:x="8.89cm" svg:y="3.065cm" svg:viewBox="0 0 42 99" svg:d="M42 0v35c0 14-2 26-4 36-3 10-7 19-13 28h-25c13-18 19-36 19-54h-18v-45z">
          <text:p/>
        </draw:path>
        <draw:path draw:style-name="gr15" draw:text-style-name="P4" draw:layer="controls" svg:width="0.181cm" svg:height="0.231cm" svg:x="8.989cm" svg:y="2.882cm" svg:viewBox="0 0 182 232" svg:d="M39 115c0 30 5 52 14 66 9 15 23 22 42 22 13 0 24-4 33-11s15-18 17-33l37 2c-3 22-12 39-27 52-16 13-35 19-59 19-31 0-55-10-71-30-17-19-25-48-25-86s8-67 25-86c16-20 40-30 71-30 23 0 42 6 57 18s24 28 28 49l-38 3c-2-13-7-23-15-30s-19-11-33-11c-20 0-34 7-43 20s-13 35-13 66z">
          <text:p/>
        </draw:path>
        <draw:path draw:style-name="gr15" draw:text-style-name="P4" draw:layer="controls" svg:width="0.199cm" svg:height="0.231cm" svg:x="9.201cm" svg:y="2.882cm" svg:viewBox="0 0 200 232" svg:d="M200 116c0 39-9 68-26 87s-42 29-75 29-57-10-74-30-25-49-25-86c0-77 33-116 100-116 34 0 59 9 76 28 16 19 24 48 24 88z">
          <text:p/>
        </draw:path>
        <draw:path draw:style-name="gr15" draw:text-style-name="P4" draw:layer="controls" svg:width="0.121cm" svg:height="0.176cm" svg:x="9.24cm" svg:y="2.91cm" svg:viewBox="0 0 122 177" svg:d="M122 88c0-31-5-53-14-67s-25-21-46-21c-22 0-38 7-47 21-10 15-15 37-15 67s5 52 14 67c10 15 25 22 45 22 23 0 39-7 48-22 10-14 15-36 15-67z">
          <text:p/>
        </draw:path>
        <draw:path draw:style-name="gr15" draw:text-style-name="P4" draw:layer="controls" svg:width="0.295cm" svg:height="0.227cm" svg:x="9.448cm" svg:y="2.88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295cm" svg:height="0.227cm" svg:x="9.799cm" svg:y="2.882cm" svg:viewBox="0 0 296 228" svg:d="M131 228v-142c0-22-3-37-9-45s-17-12-32-12c-16 0-29 6-38 18s-14 29-14 51v130h-37v-176c0-26 0-42-1-48h35c0 1 0 3 1 6 0 3 0 6 0 10s0 12 1 22c8-15 18-26 28-33 10-6 23-9 38-9 17 0 30 3 40 10s17 18 20 32h1c8-15 17-25 28-32s24-10 40-10c22 0 39 6 49 18 10 13 15 33 15 61v149h-36v-142c0-22-3-37-9-45s-17-12-32-12c-17 0-29 6-38 18s-14 29-14 51v130z">
          <text:p/>
        </draw:path>
        <draw:path draw:style-name="gr15" draw:text-style-name="P4" draw:layer="controls" svg:width="0.041cm" svg:height="0.098cm" svg:x="10.16cm" svg:y="3.065cm" svg:viewBox="0 0 42 99" svg:d="M42 0v35c0 14-2 26-4 36-3 10-7 19-13 28h-25c13-18 19-36 19-54h-18v-45z">
          <text:p/>
        </draw:path>
        <draw:path draw:style-name="gr15" draw:text-style-name="P4" draw:layer="controls" svg:width="0.183cm" svg:height="0.23cm" svg:x="10.253cm" svg:y="2.883cm" svg:viewBox="0 0 184 231" svg:d="M184 165c0 21-7 38-23 49s-39 17-67 17-49-4-65-14c-15-9-24-23-29-42l33-7c3 12 10 21 19 26 10 6 24 9 42 9 19 0 32-3 41-9s13-14 13-26c0-9-3-16-9-21-6-6-16-10-29-14l-27-7c-21-6-36-11-45-16-9-6-16-12-21-20-6-7-8-16-8-27 0-21 7-36 22-47 14-11 35-16 63-16 25 0 44 4 59 13 14 9 24 23 28 42l-34 4c-2-10-8-18-17-23s-21-8-36-8c-17 0-29 3-37 8s-12 13-12 23c0 6 2 11 5 16 3 4 8 7 15 10 6 3 20 7 41 12 19 5 33 10 42 14s16 9 21 14 9 11 11 17c3 7 4 15 4 23z">
          <text:p/>
        </draw:path>
        <draw:path draw:style-name="gr15" draw:text-style-name="P4" draw:layer="controls" svg:width="0.107cm" svg:height="0.277cm" svg:x="10.459cm" svg:y="2.836cm" svg:viewBox="0 0 108 278" svg:d="M108 273c-12 3-25 4-38 5-29-1-44-17-44-51v-149h-26v-28h27l11-50h25v50h41v28h-41v141c0 11 2 18 5 22 4 5 10 7 19 7 4 0 12-1 21-3z">
          <text:p/>
        </draw:path>
        <draw:path draw:style-name="gr15" draw:text-style-name="P4" draw:layer="controls" svg:width="0.216cm" svg:height="0.231cm" svg:x="10.589cm" svg:y="2.882cm" svg:viewBox="0 0 217 232" svg:d="M68 232c-23 0-40-6-51-18s-17-28-17-49c0-23 8-41 23-53s40-19 73-20l51-1v-12c0-18-4-31-12-39s-20-12-36-12c-17 0-29 3-37 9-7 5-12 15-13 27l-39-4c6-40 36-60 90-60 28 0 49 6 63 19s21 32 21 56v97c0 11 2 19 5 25 2 5 8 8 16 8 4 0 8-1 12-2v24c-9 2-19 3-28 3-14 0-24-4-30-11-7-7-10-18-11-34h-1c-10 17-21 29-34 36-12 7-27 11-45 11z">
          <text:p/>
        </draw:path>
        <draw:path draw:style-name="gr15" draw:text-style-name="P4" draw:layer="controls" svg:width="0.107cm" svg:height="0.086cm" svg:x="10.627cm" svg:y="2.999cm" svg:viewBox="0 0 108 87" svg:d="M38 87c13 0 26-3 36-10 11-6 19-14 25-25s9-22 9-34v-18l-40 1c-18 0-31 2-40 5-9 4-16 9-21 16-5 6-7 15-7 27s3 21 10 28c6 6 16 10 28 10z">
          <text:p/>
        </draw:path>
        <draw:path draw:style-name="gr15" draw:text-style-name="P4" draw:layer="controls" svg:width="0.107cm" svg:height="0.277cm" svg:x="10.814cm" svg:y="2.836cm" svg:viewBox="0 0 108 278" svg:d="M108 273c-12 3-25 4-38 5-29-1-44-17-44-51v-149h-26v-28h27l11-50h25v50h41v28h-41v141c0 11 2 18 5 22 4 5 10 7 19 7 4 0 12-1 21-3z">
          <text:p/>
        </draw:path>
        <draw:path draw:style-name="gr15" draw:text-style-name="P4" draw:layer="controls" svg:width="0.223cm" svg:height="0.342cm" svg:x="11.05cm" svg:y="2.796cm" svg:viewBox="0 0 224 343" svg:d="M102 309c-58-2-92-27-102-74l35-7c4 16 11 28 22 37 11 8 26 13 45 14v-103c-24-6-41-11-50-16s-17-10-23-17c-5-6-9-13-12-20s-4-16-4-26c0-21 8-38 23-50 16-12 38-19 66-20v-27h26v27c26 1 46 7 60 18 14 10 24 26 29 48l-35 7c-3-13-9-23-17-30-9-7-21-12-37-13v92c25 6 42 11 53 16 10 5 18 10 24 16s11 13 14 22c3 8 5 18 5 29 0 22-8 41-25 55-17 13-40 21-71 22v34h-26z">
          <text:p/>
        </draw:path>
        <draw:path draw:style-name="gr15" draw:text-style-name="P4" draw:layer="controls" svg:width="0.059cm" svg:height="0.096cm" svg:x="11.178cm" svg:y="2.978cm" svg:viewBox="0 0 60 97" svg:d="M60 50c0-9-1-16-5-22s-9-11-16-15c-6-3-19-8-39-13v97c19-1 34-6 45-14 10-8 15-19 15-33z">
          <text:p/>
        </draw:path>
        <draw:path draw:style-name="gr15" draw:text-style-name="P4" draw:layer="controls" svg:width="0.053cm" svg:height="0.086cm" svg:x="11.098cm" svg:y="2.852cm" svg:viewBox="0 0 54 87" svg:d="M0 41c0 8 2 15 5 20 4 6 9 11 16 15 6 3 17 7 33 11v-87c-36 2-54 15-54 41z">
          <text:p/>
        </draw:path>
        <draw:path draw:style-name="gr15" draw:text-style-name="P4" draw:layer="controls" svg:width="0.111cm" svg:height="0.394cm" svg:x="4.979cm" svg:y="3.273cm" svg:viewBox="0 0 112 395" svg:d="M0 197c0-40 6-76 19-107 12-32 31-62 57-90h36c-26 29-44 59-57 92-12 32-18 67-18 106 0 38 6 73 18 105s31 63 57 92h-36c-26-28-45-58-57-90-13-32-19-67-19-107z">
          <text:p/>
        </draw:path>
        <draw:path draw:style-name="gr15" draw:text-style-name="P4" draw:layer="controls" svg:width="0.189cm" svg:height="0.315cm" svg:x="5.12cm" svg:y="3.35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5.159cm" svg:y="3.381cm" svg:viewBox="0 0 113 175" svg:d="M113 87c0-31-4-54-13-67-8-13-22-20-40-20-15 0-26 3-34 9-9 7-15 16-19 29-5 14-7 31-7 52 0 29 5 51 14 65s25 20 46 20c18 0 32-6 40-20 9-13 13-36 13-68z">
          <text:p/>
        </draw:path>
        <draw:path draw:style-name="gr15" draw:text-style-name="P4" draw:layer="controls" svg:width="0.189cm" svg:height="0.314cm" svg:x="5.348cm" svg:y="3.353cm" svg:viewBox="0 0 190 315" svg:d="M95 315c-24 0-43-5-58-14-14-10-24-24-28-41l38-6c2 11 8 19 16 24 9 6 20 9 33 9 38 0 56-22 56-66v-36c-7 15-17 25-29 33-13 7-27 11-43 11-28 0-48-10-61-28s-19-46-19-85c0-40 7-69 21-88s35-28 63-28c16 0 29 4 41 11s21 17 27 31c0-4 1-12 1-22 1-10 1-16 2-16h35c-1 7-1 22-1 46v171c0 63-31 94-94 94z">
          <text:p/>
        </draw:path>
        <draw:path draw:style-name="gr15" draw:text-style-name="P4" draw:layer="controls" svg:width="0.113cm" svg:height="0.172cm" svg:x="5.386cm" svg:y="3.381cm" svg:viewBox="0 0 114 173" svg:d="M114 87c0-18-3-33-8-46-5-14-12-24-21-31s-19-10-30-10c-19 0-33 7-42 21-9 13-13 36-13 66 0 31 4 53 12 66 8 14 22 20 42 20 12 0 22-3 31-10s16-17 21-30c5-12 8-28 8-46z">
          <text:p/>
        </draw:path>
        <draw:path draw:style-name="gr15" draw:text-style-name="P4" draw:layer="controls" svg:width="0.105cm" svg:height="0.227cm" svg:x="5.595cm" svg:y="3.352cm" svg:viewBox="0 0 106 228" svg:d="M1 228v-172c0-15 0-33-1-52h35c1 26 2 41 2 46h1c6-19 12-32 20-39s19-11 33-11c5 0 10 1 15 2v34c-5-1-12-2-20-2-15 0-27 7-35 20-9 13-13 32-13 57v117z">
          <text:p/>
        </draw:path>
        <draw:path draw:style-name="gr15" draw:text-style-name="P4" draw:layer="controls" svg:width="0.197cm" svg:height="0.231cm" svg:x="5.725cm" svg:y="3.352cm" svg:viewBox="0 0 198 232" svg:d="M39 124c0 26 5 45 16 59s26 21 46 21c17 0 29-3 39-10 10-6 16-14 20-24l33 9c-14 35-44 53-92 53-33 0-58-10-75-30-17-19-26-49-26-87 0-37 9-66 26-85 17-20 42-30 74-30 66 0 98 40 98 119v5z">
          <text:p/>
        </draw:path>
        <draw:path draw:style-name="gr15" draw:text-style-name="P4" draw:layer="controls" svg:width="0.12cm" svg:height="0.067cm" svg:x="5.764cm" svg:y="3.38cm" svg:viewBox="0 0 121 68" svg:d="M121 68c-2-24-8-41-18-52s-25-16-43-16-32 6-43 18c-10 12-16 29-17 50z">
          <text:p/>
        </draw:path>
        <draw:path draw:style-name="gr15" draw:text-style-name="P4" draw:layer="controls" svg:width="0.189cm" svg:height="0.315cm" svg:x="5.971cm" svg:y="3.352cm" svg:viewBox="0 0 190 316" svg:d="M190 115c0 78-27 117-82 117-34 0-58-13-69-39h-1c0 1 0 13 0 35v88h-37v-266c0-23 0-39-1-46h36c0 0 0 2 1 6 0 3 0 8 0 15 1 7 1 12 1 15h1c6-14 15-24 26-30 11-7 25-10 43-10 28 0 48 9 62 28 13 18 20 47 20 87z">
          <text:p/>
        </draw:path>
        <draw:path draw:style-name="gr15" draw:text-style-name="P4" draw:layer="controls" svg:width="0.112cm" svg:height="0.174cm" svg:x="6.01cm" svg:y="3.381cm" svg:viewBox="0 0 113 175" svg:d="M113 87c0-31-4-54-13-67-8-13-22-20-40-20-15 0-26 3-34 9-9 7-15 16-19 29-5 14-7 31-7 52 0 29 5 51 14 65s25 20 46 20c18 0 32-6 40-20 9-13 13-36 13-68z">
          <text:p/>
        </draw:path>
        <draw:polygon draw:style-name="gr15" draw:text-style-name="P4" draw:layer="controls" svg:width="0.102cm" svg:height="0.032cm" svg:x="6.318cm" svg:y="3.451cm" svg:viewBox="0 0 103 33" draw:points="0,33 0,0 103,0 103,33">
          <text:p/>
        </draw:polygon>
        <draw:path draw:style-name="gr15" draw:text-style-name="P4" draw:layer="controls" svg:width="0.111cm" svg:height="0.306cm" svg:x="6.445cm" svg:y="3.273cm" svg:viewBox="0 0 112 307" svg:d="M69 110v197h-38v-197h-31v-27h31v-25c0-21 5-36 14-45 9-8 22-13 41-13 10 0 19 1 26 2v29c-6-1-12-2-16-2-10 0-17 3-21 7-4 5-6 14-6 27v20h43v27z">
          <text:p/>
        </draw:path>
        <draw:polygon draw:style-name="gr15" draw:text-style-name="P4" draw:layer="controls" svg:width="0.245cm" svg:height="0.026cm" svg:x="6.67cm" svg:y="3.637cm" svg:viewBox="0 0 246 27" draw:points="0,27 0,0 246,0 246,27">
          <text:p/>
        </draw:polygon>
        <draw:path draw:style-name="gr15" draw:text-style-name="P4" draw:layer="controls" svg:width="0.177cm" svg:height="0.306cm" svg:x="6.942cm" svg:y="3.273cm" svg:viewBox="0 0 178 307" svg:d="M36 121c8-14 18-25 29-32s25-10 43-10c24 0 42 6 53 18 12 12 17 32 17 61v149h-37v-142c0-16-1-27-4-35s-8-13-15-17c-6-3-15-5-27-5-17 0-31 6-42 18s-16 28-16 49v132h-37v-307h37v80c0 8 0 17-1 26 0 9 0 14 0 15z">
          <text:p/>
        </draw:path>
        <draw:path draw:style-name="gr15" draw:text-style-name="P4" draw:layer="controls" svg:width="0.179cm" svg:height="0.227cm" svg:x="7.177cm" svg:y="3.356cm" svg:viewBox="0 0 180 228" svg:d="M37 0v142c0 15 2 26 5 34s7 14 14 18c6 3 15 5 27 5 18 0 32-6 43-18 10-12 15-29 15-51v-130h37v176c0 26 1 42 2 48h-35c-1-1-1-3-1-6s0-6 0-10c-1-4-1-12-1-22h-1c-8 15-18 26-29 32-12 7-25 10-42 10-25 0-43-6-54-18-11-13-17-33-17-61v-149z">
          <text:p/>
        </draw:path>
        <draw:path draw:style-name="gr15" draw:text-style-name="P4" draw:layer="controls" svg:width="0.179cm" svg:height="0.227cm" svg:x="7.415cm" svg:y="3.352cm" svg:viewBox="0 0 180 228" svg:d="M142 228v-142c0-15-1-26-4-34s-8-14-14-18c-6-3-15-5-28-5-18 0-32 6-42 18s-16 29-16 51v130h-37v-176c0-26 0-42-1-48h35c0 1 0 3 1 6 0 3 0 6 0 10s0 12 1 22c9-15 19-26 30-32 11-7 25-10 42-10 24 0 42 6 54 18 11 13 17 33 17 61v149z">
          <text:p/>
        </draw:path>
        <draw:path draw:style-name="gr15" draw:text-style-name="P4" draw:layer="controls" svg:width="0.189cm" svg:height="0.314cm" svg:x="7.642cm" svg:y="3.353cm" svg:viewBox="0 0 190 315" svg:d="M95 315c-24 0-43-5-58-14-14-10-24-24-28-41l38-6c2 11 8 19 16 24 9 6 20 9 33 9 38 0 56-22 56-66v-36c-7 15-17 25-29 33-13 7-27 11-43 11-28 0-48-10-61-28s-19-46-19-85c0-40 7-69 21-88s35-28 63-28c16 0 29 4 41 11s21 17 27 31c0-4 1-12 1-22 1-10 1-16 2-16h35c-1 7-1 22-1 46v171c0 63-31 94-94 94z">
          <text:p/>
        </draw:path>
        <draw:path draw:style-name="gr15" draw:text-style-name="P4" draw:layer="controls" svg:width="0.113cm" svg:height="0.172cm" svg:x="7.68cm" svg:y="3.381cm" svg:viewBox="0 0 114 173" svg:d="M114 87c0-18-3-33-8-46-5-14-12-24-21-31s-19-10-30-10c-19 0-33 7-42 21-9 13-13 36-13 66 0 31 4 53 12 66 8 14 22 20 42 20 12 0 22-3 31-10s16-17 21-30c5-12 8-28 8-46z">
          <text:p/>
        </draw:path>
        <draw:path draw:style-name="gr15" draw:text-style-name="P4" draw:layer="controls" svg:width="0.105cm" svg:height="0.227cm" svg:x="7.889cm" svg:y="3.352cm" svg:viewBox="0 0 106 228" svg:d="M1 228v-172c0-15 0-33-1-52h35c1 26 2 41 2 46h1c6-19 12-32 20-39s19-11 33-11c5 0 10 1 15 2v34c-5-1-12-2-20-2-15 0-27 7-35 20-9 13-13 32-13 57v117z">
          <text:p/>
        </draw:path>
        <draw:path draw:style-name="gr15" draw:text-style-name="P4" draw:layer="controls" svg:width="0.209cm" svg:height="0.311cm" svg:x="8.002cm" svg:y="3.356cm" svg:viewBox="0 0 210 312" svg:d="M38 312c-10 0-18-1-25-2v-28c5 1 11 1 17 1 23 0 42-17 55-51l4-9-89-223h40l47 124c0 2 1 4 2 7 1 2 4 11 10 27 5 15 8 24 8 25l14-40 49-143h40l-86 224c-10 24-18 42-26 53-8 12-17 21-27 26-9 6-20 9-33 9z">
          <text:p/>
        </draw:path>
        <draw:path draw:style-name="gr15" draw:text-style-name="P4" draw:layer="controls" svg:width="0.111cm" svg:height="0.394cm" svg:x="8.215cm" svg:y="3.273cm" svg:viewBox="0 0 112 395" svg:d="M112 198c0 40-6 76-19 107-12 32-31 62-57 90h-36c26-29 45-60 57-92s18-67 18-105c0-39-6-74-18-106-12-33-31-63-57-92h36c26 28 45 58 58 90 12 32 18 67 18 107z">
          <text:p/>
        </draw:path>
        <draw:path draw:style-name="gr16" draw:text-style-name="P1" xml:id="id10" draw:id="id10" draw:layer="controls" svg:width="7.619cm" svg:height="2.158cm" svg:x="3.032cm" svg:y="6.08cm" svg:viewBox="0 0 7620 2159" svg:d="M0 2159v-2159h7620v2159zM1365 634v-291h39v259h147v32zM1596 634v-307h37v307zM1717 530c0 26 5 45 16 59s26 21 46 21c16 0 29-3 39-10 10-6 16-14 20-24l32 9c-13 35-43 53-91 53-33 0-58-10-75-30-17-19-26-49-26-87 0-37 9-66 26-85 17-20 42-30 74-30 66 0 98 40 98 119v5zM1838 501c-2-23-8-40-18-51s-24-16-43-16c-18 0-32 6-43 18-10 12-16 28-17 49zM2067 634v-142c0-15-1-26-4-34s-7-14-14-18c-6-3-15-5-28-5-18 0-32 6-42 18s-15 29-15 51v130h-38v-176c0-26 0-42-1-48h35c0 1 0 3 1 6 0 3 0 6 0 10s1 12 1 22c9-15 19-26 30-32 11-7 25-10 42-10 24 0 42 6 54 18 11 13 17 33 17 61v149zM2220 63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2228 610c14 0 26-3 36-9 11-6 19-15 25-26 7-11 10-22 10-33v-19l-41 1c-18 1-31 2-40 6-9 3-16 8-21 15-4 7-7 16-7 27 0 12 3 22 10 28 7 7 16 10 28 10zM2530 634v-142c0-22-3-37-9-45s-17-12-32-12c-16 0-29 6-38 18s-14 29-14 51v130h-37v-176c0-26 0-42-1-48h35c0 1 0 3 1 6 0 3 0 6 0 10s1 12 1 22c8-15 18-26 28-33 10-6 23-9 38-9 17 0 30 3 40 10s17 18 20 32h1c8-15 17-25 28-32s24-10 40-10c22 0 39 6 49 18 10 13 15 33 15 61v149h-36v-142c0-22-3-37-9-45s-17-12-32-12c-16 0-29 6-38 18s-14 29-14 51v130zM2940 522c0 39-8 68-25 87-18 19-43 29-75 29-33 0-58-10-74-30-17-20-25-49-25-86 0-77 33-116 100-116 34 0 59 9 75 28s24 48 24 88zM2901 522c0-31-4-54-13-67-9-14-25-21-46-21-22 0-38 7-48 21-9 14-14 36-14 67 0 29 5 51 14 66 10 15 25 22 45 22 23 0 39-7 48-21 10-14 14-37 14-67zM3156 572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3319 634v-307h37v307zM3469 63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3477 610c14 0 26-3 36-9 11-6 19-15 25-26 7-11 10-22 10-33v-19l-41 1c-18 1-31 2-40 6-9 3-16 8-21 15-4 7-7 16-7 27 0 12 3 22 10 28 7 7 16 10 28 10zM3768 634v-307h37v307zM3860 363v-36h37v36zM3860 634v-224h37v224zM4121 572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4251 632c-12 3-24 5-37 5-30 0-45-17-45-51v-149h-26v-27h28l11-50h24v50h42v27h-42v141c0 11 2 19 6 23 3 4 9 6 18 6 5 0 12-1 21-2zM4341 63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4349 610c14 0 26-3 36-9 11-6 19-15 25-26 7-11 10-22 10-33v-19l-41 1c-18 1-31 2-40 6-9 3-16 8-21 15-4 7-7 16-7 27 0 12 3 22 10 28 7 7 16 10 28 10zM4781 598c-7 14-16 24-28 31-11 6-25 9-42 9-28 0-49-10-62-29-14-19-20-47-20-86 0-78 27-117 82-117 17 0 31 3 42 9 12 7 21 16 28 30v-25-93h37v261c0 23 0 38 1 46h-36c0-2 0-7-1-15 0-8-1-15-1-21zM4668 522c0 31 4 53 12 67 8 13 22 20 40 20 22 0 37-7 46-22 10-14 15-37 15-68 0-29-5-51-15-65-9-14-24-20-45-20-19 0-32 6-41 20-8 14-12 37-12 68zM4905 530c0 26 5 45 16 59s26 21 46 21c16 0 29-3 39-10 10-6 16-14 20-24l32 9c-13 35-43 53-91 53-33 0-58-10-75-30-17-19-26-49-26-87 0-37 9-66 26-85 17-20 42-30 74-30 66 0 98 40 98 119v5zM5026 501c-2-23-8-40-18-51s-24-16-43-16c-18 0-32 6-43 18-10 12-16 28-17 49zM5421 521c0 78-27 117-82 117-34 0-57-13-69-39h-1c0 1 1 13 1 35v88h-37v-266c0-23-1-38-2-46h36c0 1 1 3 1 6s0 9 1 16c0 7 0 12 0 14h1c7-14 15-24 26-30 11-7 26-10 43-10 28 0 48 9 62 28 14 18 20 47 20 87zM5382 522c0-31-4-54-12-67-9-13-22-20-40-20-15 0-26 3-35 9-8 7-14 16-19 29-4 14-6 31-6 52 0 29 4 51 14 65 9 14 24 20 45 20 19 0 32-6 41-20 8-13 12-36 12-68zM5470 634v-172c0-15 0-33-1-52h35c1 26 2 41 2 46h1c6-19 12-32 20-39s19-11 33-11c5 0 10 1 15 2v34c-5-1-12-2-20-2-15 0-27 7-35 20s-12 32-12 57v117zM5797 522c0 39-8 68-25 87-18 19-43 29-75 29-33 0-58-10-74-30-17-20-25-49-25-86 0-77 33-116 100-116 34 0 59 9 75 28s24 48 24 88zM5758 522c0-31-4-54-13-67-9-14-25-21-46-21-22 0-38 7-48 21-9 14-14 36-14 67 0 29 5 51 14 66 10 15 25 22 45 22 23 0 39-7 48-21 10-14 14-37 14-67zM5874 521c0 30 4 52 14 66 9 14 23 22 42 22 13 0 24-4 33-11s15-18 17-33l37 2c-3 22-12 39-27 52-16 13-35 19-59 19-31 0-55-10-71-30-17-19-25-48-25-86s8-67 25-86c16-20 40-30 71-30 23 0 42 6 57 18 15 11 24 28 28 49l-38 3c-2-13-7-23-15-30s-19-11-33-11c-20 0-34 7-43 20s-13 35-13 66zM6086 530c0 26 5 45 16 59s26 21 46 21c16 0 29-3 39-10 10-6 16-14 20-24l32 9c-13 35-43 53-91 53-33 0-58-10-75-30-17-19-26-49-26-87 0-37 9-66 26-85 17-20 42-30 74-30 66 0 98 40 98 119v5zM6207 501c-2-23-8-40-18-51s-24-16-43-16c-18 0-32 6-43 18-10 12-16 28-17 49zM6462 572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6695 522c0 39-8 68-25 87-18 19-43 29-75 29-33 0-58-10-74-30-17-20-25-49-25-86 0-77 33-116 100-116 34 0 59 9 75 28s24 48 24 88zM6656 522c0-31-4-54-13-67-9-14-25-21-46-21-22 0-38 7-48 21-9 14-14 36-14 67 0 29 5 51 14 66 10 15 25 22 45 22 23 0 39-7 48-21 10-14 14-37 14-67zM6911 572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1070 991c0 78-27 117-82 117-34 0-57-13-69-39h-1c0 1 1 13 1 35v88h-37v-266c0-23-1-38-2-46h36c0 1 1 3 1 6s0 9 1 16c0 7 0 12 0 14h1c7-14 15-24 26-30 11-7 26-10 43-10 28 0 48 9 62 28 14 18 20 47 20 87zM1031 992c0-31-4-54-12-67-9-13-22-20-40-20-15 0-26 3-35 9-8 7-14 16-19 29-4 14-6 31-6 52 0 29 4 51 14 65 9 14 24 20 45 20 19 0 32-6 41-20 8-13 12-36 12-68zM1176 110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1184 1080c14 0 26-3 36-9 11-6 19-15 25-26 7-11 10-22 10-33v-19l-41 1c-18 1-31 2-40 6-9 3-16 8-21 15-4 7-7 16-7 27 0 12 3 22 10 28 7 7 16 10 28 10zM1356 1104v-172c0-15 0-33-1-52h35c1 26 2 41 2 46h1c6-19 12-32 20-39s19-11 33-11c5 0 10 1 15 2v34c-5-1-12-2-20-2-15 0-27 7-35 20s-12 32-12 57v117zM1663 1042c0 21-8 37-24 49-16 11-38 17-66 17s-50-5-65-14-25-23-29-43l33-6c3 12 9 21 19 26 10 6 24 9 42 9s32-3 41-9 13-14 13-26c0-9-3-16-9-22-6-5-16-10-29-13l-27-7c-21-6-37-11-46-16-9-6-16-12-21-20-5-7-7-17-7-28 0-20 7-35 21-46 15-11 36-16 64-16 25 0 44 4 59 13 14 9 23 22 27 42l-33 4c-2-10-8-18-17-23s-21-8-36-8c-17 0-29 3-37 8s-12 12-12 23c0 6 1 11 5 15 3 5 8 8 14 11 7 3 21 7 41 12s34 10 43 14 15 9 20 14 9 11 12 17c3 7 4 15 4 23zM1736 1000c0 26 5 45 16 59s26 21 46 21c16 0 29-3 39-10 10-6 16-14 20-24l32 9c-13 35-43 53-91 53-33 0-58-10-75-30-17-19-26-49-26-87 0-37 9-66 26-85 17-20 42-30 74-30 66 0 98 40 98 119v5zM1857 971c-2-23-8-40-18-51s-24-16-43-16c-18 0-32 6-43 18-10 12-16 28-17 49zM2002 110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2010 1080c14 0 26-3 36-9 11-6 19-15 25-26 7-11 10-22 10-33v-19l-41 1c-18 1-31 2-40 6-9 3-16 8-21 15-4 7-7 16-7 27 0 12 3 22 10 28 7 7 16 10 28 10zM2323 1104v-142c0-15-1-26-4-34s-7-14-14-18c-6-3-15-5-28-5-18 0-32 6-42 18s-15 29-15 51v130h-38v-176c0-26 0-42-1-48h35c0 1 0 3 1 6 0 3 0 6 0 10s1 12 1 22c9-15 19-26 30-32 11-7 25-10 42-10 24 0 42 6 54 18 11 13 17 33 17 61v149zM2560 1068c-7 14-16 24-28 31-11 6-25 9-42 9-28 0-49-10-62-29-14-19-20-47-20-86 0-78 27-117 82-117 17 0 31 3 42 9 12 7 21 16 28 30v-25-93h37v261c0 23 0 38 1 46h-36c0-2 0-7-1-15 0-8-1-15-1-21zM2447 992c0 31 4 53 12 67 8 13 22 20 40 20 22 0 37-7 46-22 10-14 15-37 15-68 0-29-5-51-15-65-9-14-24-20-45-20-19 0-32 6-41 20-8 14-12 37-12 68zM2844 992c0 39-8 68-25 87-18 19-43 29-75 29-33 0-58-10-74-30-17-20-25-49-25-86 0-77 33-116 100-116 34 0 59 9 75 28s24 48 24 88zM2805 992c0-31-4-54-13-67-9-14-25-21-46-21-22 0-38 7-48 21-9 14-14 36-14 67 0 29 5 51 14 66 10 15 25 22 45 22 23 0 39-7 48-21 10-14 14-37 14-67zM3011 1104v-307h37v307zM3104 833v-36h37v36zM3104 1104v-224h37v224zM3339 1104v-142c0-15-1-26-4-34s-7-14-14-18c-6-3-15-5-28-5-18 0-32 6-42 18s-15 29-15 51v130h-38v-176c0-26 0-42-1-48h35c0 1 0 3 1 6 0 3 0 6 0 10s1 12 1 22c9-15 19-26 30-32 11-7 25-10 42-10 24 0 42 6 54 18 11 13 17 33 17 61v149zM3463 1000c0 26 5 45 16 59s26 21 46 21c16 0 29-3 39-10 10-6 16-14 20-24l32 9c-13 35-43 53-91 53-33 0-58-10-75-30-17-19-26-49-26-87 0-37 9-66 26-85 17-20 42-30 74-30 66 0 98 40 98 119v5zM3584 971c-2-23-8-40-18-51s-24-16-43-16c-18 0-32 6-43 18-10 12-16 28-17 49zM3729 110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3737 1080c14 0 26-3 36-9 11-6 19-15 25-26 7-11 10-22 10-33v-19l-41 1c-18 1-31 2-40 6-9 3-16 8-21 15-4 7-7 16-7 27 0 12 3 22 10 28 7 7 16 10 28 10zM4084 110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4092 1080c14 0 26-3 36-9 11-6 19-15 25-26 7-11 10-22 10-33v-19l-41 1c-18 1-31 2-40 6-9 3-16 8-21 15-4 7-7 16-7 27 0 12 3 22 10 28 7 7 16 10 28 10zM4383 1104v-307h37v307zM4475 833v-36h37v36zM4475 1104v-224h37v224zM4710 1104v-142c0-15-1-26-4-34s-7-14-14-18c-6-3-15-5-28-5-18 0-32 6-42 18s-15 29-15 51v130h-38v-176c0-26 0-42-1-48h35c0 1 0 3 1 6 0 3 0 6 0 10s1 12 1 22c9-15 19-26 30-32 11-7 25-10 42-10 24 0 42 6 54 18 11 13 17 33 17 61v149zM4834 1000c0 26 5 45 16 59s26 21 46 21c16 0 29-3 39-10 10-6 16-14 20-24l32 9c-13 35-43 53-91 53-33 0-58-10-75-30-17-19-26-49-26-87 0-37 9-66 26-85 17-20 42-30 74-30 66 0 98 40 98 119v5zM4955 971c-2-23-8-40-18-51s-24-16-43-16c-18 0-32 6-43 18-10 12-16 28-17 49zM5100 110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5108 1080c14 0 26-3 36-9 11-6 19-15 25-26 7-11 10-22 10-33v-19l-41 1c-18 1-31 2-40 6-9 3-16 8-21 15-4 7-7 16-7 27 0 12 3 22 10 28 7 7 16 10 28 10zM5399 1104v-307h37v307zM5680 992c0 39-8 68-25 87-18 19-43 29-75 29-33 0-58-10-74-30-17-20-25-49-25-86 0-77 33-116 100-116 34 0 59 9 75 28s24 48 24 88zM5641 992c0-31-4-54-13-67-9-14-25-21-46-21-22 0-38 7-48 21-9 14-14 36-14 67 0 29 5 51 14 66 10 15 25 22 45 22 23 0 39-7 48-21 10-14 14-37 14-67zM5848 1104v-307h37v307zM5969 1000c0 26 5 45 16 59s26 21 46 21c16 0 29-3 39-10 10-6 16-14 20-24l32 9c-13 35-43 53-91 53-33 0-58-10-75-30-17-19-26-49-26-87 0-37 9-66 26-85 17-20 42-30 74-30 66 0 98 40 98 119v5zM6090 971c-2-23-8-40-18-51s-24-16-43-16c-18 0-32 6-43 18-10 12-16 28-17 49zM6177 833v-36h37v36zM6177 1104v-224h37v224zM6412 1068c-7 14-16 24-28 31-11 6-25 9-42 9-28 0-49-10-62-29-14-19-20-47-20-86 0-78 27-117 82-117 17 0 31 3 42 9 12 7 21 16 28 30v-25-93h37v261c0 23 0 38 1 46h-36c0-2 0-7-1-15 0-8-1-15-1-21zM6299 992c0 31 4 53 12 67 8 13 22 20 40 20 22 0 37-7 46-22 10-14 15-37 15-68 0-29-5-51-15-65-9-14-24-20-45-20-19 0-32 6-41 20-8 14-12 37-12 68zM6696 992c0 39-8 68-25 87-18 19-43 29-75 29-33 0-58-10-74-30-17-20-25-49-25-86 0-77 33-116 100-116 34 0 59 9 75 28s24 48 24 88zM6657 992c0-31-4-54-13-67-9-14-25-21-46-21-22 0-38 7-48 21-9 14-14 36-14 67 0 29 5 51 14 66 10 15 25 22 45 22 23 0 39-7 48-21 10-14 14-37 14-67zM7005 1068c-7 14-16 24-28 31-11 6-25 9-42 9-28 0-49-10-62-29-14-19-20-47-20-86 0-78 27-117 82-117 17 0 31 3 42 9 12 7 21 16 28 30v-25-93h37v261c0 23 0 38 1 46h-36c0-2 0-7-1-15 0-8-1-15-1-21zM6892 992c0 31 4 53 12 67 8 13 22 20 40 20 22 0 37-7 46-22 10-14 15-37 15-68 0-29-5-51-15-65-9-14-24-20-45-20-19 0-32 6-41 20-8 14-12 37-12 68zM7129 1000c0 26 5 45 16 59s26 21 46 21c16 0 29-3 39-10 10-6 16-14 20-24l32 9c-13 35-43 53-91 53-33 0-58-10-75-30-17-19-26-49-26-87 0-37 9-66 26-85 17-20 42-30 74-30 66 0 98 40 98 119v5zM7250 971c-2-23-8-40-18-51s-24-16-43-16c-18 0-32 6-43 18-10 12-16 28-17 49zM7338 1104v-307h37v307zM2483 1461c0 30 4 52 14 66 9 14 23 22 42 22 13 0 24-4 33-11s15-18 17-33l37 2c-3 22-12 39-27 52-16 13-35 19-59 19-31 0-55-10-71-30-17-19-25-48-25-86s8-67 25-86c16-20 40-30 71-30 23 0 42 6 57 18 15 11 24 28 28 49l-38 3c-2-13-7-23-15-30s-19-11-33-11c-20 0-34 7-43 20s-13 35-13 66zM2855 1462c0 39-8 68-25 87-18 19-43 29-75 29-33 0-58-10-74-30-17-20-25-49-25-86 0-77 33-116 100-116 34 0 59 9 75 28s24 48 24 88zM2816 1462c0-31-4-54-13-67-9-14-25-21-46-21-22 0-38 7-48 21-9 14-14 36-14 67 0 29 5 51 14 66 10 15 25 22 45 22 23 0 39-7 48-21 10-14 14-37 14-67zM3034 1574v-142c0-22-3-37-9-45s-17-12-32-12c-16 0-29 6-38 18s-14 29-14 51v130h-37v-176c0-26 0-42-1-48h35c0 1 0 3 1 6 0 3 0 6 0 10s1 12 1 22c8-15 18-26 28-33 10-6 23-9 38-9 17 0 30 3 40 10s17 18 20 32h1c8-15 17-25 28-32s24-10 40-10c22 0 39 6 49 18 10 13 15 33 15 61v149h-36v-142c0-22-3-37-9-45s-17-12-32-12c-16 0-29 6-38 18s-14 29-14 51v130zM3312 157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3320 1550c14 0 26-3 36-9 11-6 19-15 25-26 7-11 10-22 10-33v-19l-41 1c-18 1-31 2-40 6-9 3-16 8-21 15-4 7-7 16-7 27 0 12 3 22 10 28 7 7 16 10 28 10zM3633 1574v-142c0-15-1-26-4-34s-7-14-14-18c-6-3-15-5-28-5-18 0-32 6-42 18s-15 29-15 51v130h-38v-176c0-26 0-42-1-48h35c0 1 0 3 1 6 0 3 0 6 0 10s1 12 1 22c9-15 19-26 30-32 11-7 25-10 42-10 24 0 42 6 54 18 11 13 17 33 17 61v149zM3870 1538c-7 14-16 24-28 31-11 6-25 9-42 9-28 0-49-10-62-29-14-19-20-47-20-86 0-78 27-117 82-117 17 0 31 3 42 9 12 7 21 16 28 30v-25-93h37v261c0 23 0 38 1 46h-36c0-2 0-7-1-15 0-8-1-15-1-21zM3757 1462c0 31 4 53 12 67 8 13 22 20 40 20 22 0 37-7 46-22 10-14 15-37 15-68 0-29-5-51-15-65-9-14-24-20-45-20-19 0-32 6-41 20-8 14-12 37-12 68zM4154 1462c0 39-8 68-25 87-18 19-43 29-75 29-33 0-58-10-74-30-17-20-25-49-25-86 0-77 33-116 100-116 34 0 59 9 75 28s24 48 24 88zM4115 1462c0-31-4-54-13-67-9-14-25-21-46-21-22 0-38 7-48 21-9 14-14 36-14 67 0 29 5 51 14 66 10 15 25 22 45 22 23 0 39-7 48-21 10-14 14-37 14-67zM4379 1578c-23 0-40-6-51-18s-17-28-17-49c0-23 8-41 23-53s40-19 73-20l51-1v-12c0-18-4-31-12-39s-20-12-36-12c-17 0-29 3-37 9-7 5-12 15-13 27l-39-4c6-40 36-60 90-60 28 0 49 6 63 19s21 32 21 56v97c0 11 2 19 5 25 2 5 8 8 16 8 4 0 8-1 12-2v24c-9 2-19 3-28 3-14 0-24-4-31-11-6-7-9-18-10-34h-1c-10 17-21 29-34 36-12 7-27 11-45 11zM4387 1550c14 0 26-3 36-9 11-6 19-15 25-26 7-11 10-22 10-33v-19l-41 1c-18 1-31 2-40 6-9 3-16 8-21 15-4 7-7 16-7 27 0 12 3 22 10 28 7 7 16 10 28 10zM4700 1574v-142c0-15-1-26-4-34s-7-14-14-18c-6-3-15-5-28-5-18 0-32 6-42 18s-15 29-15 51v130h-38v-176c0-26 0-42-1-48h35c0 1 0 3 1 6 0 3 0 6 0 10s1 12 1 22c9-15 19-26 30-32 11-7 25-10 42-10 24 0 42 6 54 18 11 13 17 33 17 61v149zM4881 1572c-12 3-24 5-37 5-30 0-45-17-45-51v-149h-26v-27h28l11-50h24v50h42v27h-42v141c0 11 2 19 6 23 3 4 9 6 18 6 5 0 12-1 21-2zM4943 1470c0 26 5 45 16 59s26 21 46 21c16 0 29-3 39-10 10-6 16-14 20-24l32 9c-13 35-43 53-91 53-33 0-58-10-75-30-17-19-26-49-26-87 0-37 9-66 26-85 17-20 42-30 74-30 66 0 98 40 98 119v5zM5064 1441c-2-23-8-40-18-51s-24-16-43-16c-18 0-32 6-43 18-10 12-16 28-17 49zM5152 1574v-172c0-15 0-33-1-52h35c1 26 2 41 2 46h1c6-19 12-32 20-39s19-11 33-11c5 0 10 1 15 2v34c-5-1-12-2-20-2-15 0-27 7-35 20s-12 32-12 57v117zM5290 1303v-36h37v36zM5290 1574v-224h37v224zM5572 1462c0 39-8 68-25 87-18 19-43 29-75 29-33 0-58-10-74-30-17-20-25-49-25-86 0-77 33-116 100-116 34 0 59 9 75 28s24 48 24 88zM5533 1462c0-31-4-54-13-67-9-14-25-21-46-21-22 0-38 7-48 21-9 14-14 36-14 67 0 29 5 51 14 66 10 15 25 22 45 22 23 0 39-7 48-21 10-14 14-37 14-67zM5622 1574v-172c0-15 0-33-1-52h35c1 26 2 41 2 46h1c6-19 12-32 20-39s19-11 33-11c5 0 10 1 15 2v34c-5-1-12-2-20-2-15 0-27 7-35 20s-12 32-12 57v117zM5750 1574v-45h40v45z">
          <text:p text:style-name="P1"><text:tab/><text:tab/></text:p>
        </draw:path>
        <draw:connector draw:style-name="gr5" draw:text-style-name="P2" draw:layer="controls" draw:line-skew="-0.254cm" svg:x1="6.524cm" svg:y1="4.048cm" svg:x2="6.842cm" svg:y2="6.08cm" draw:start-shape="id9" draw:start-glue-point="2" draw:end-shape="id10" svg:d="M6524 4048v762h318v1270" svg:viewBox="0 0 319 2033">
          <text:p/>
        </draw:connector>
        <draw:path draw:style-name="gr17" draw:text-style-name="P1" xml:id="id11" draw:id="id11" draw:layer="controls" svg:width="8.127cm" svg:height="5.46cm" svg:x="3.032cm" svg:y="10.525cm" svg:viewBox="0 0 8128 5461" svg:d="M0 5461v-5461h8128v5461zM466 890v-246h34v218h127v28zM715 893c-20 0-34-5-44-15s-15-24-15-41c0-20 7-35 20-45 13-11 35-16 64-17l43-1v-10c0-15-3-26-10-33-6-7-17-10-31-10-15 0-25 3-32 7-6 5-10 13-11 23l-34-3c5-34 31-51 78-51 24 0 42 6 54 17 13 10 19 26 19 47v81c0 9 1 16 3 21 3 5 8 7 15 7 3 0 6 0 10-1v19c-8 2-16 3-24 3-12 0-21-3-26-9-6-6-9-16-10-29h-1c-8 15-18 25-28 31-11 6-25 9-40 9zM722 869c12 0 22-2 32-8 9-5 16-12 21-21 6-9 8-19 8-28v-16l-35 1c-15 0-27 2-34 5-8 2-14 7-18 12-4 6-7 14-7 23 0 10 3 18 9 24s14 8 24 8zM973 890v-259h33v259zM1054 661v-30h32v30zM1054 890v-189h32v189zM1279 837c0 18-7 32-20 41-14 10-33 15-58 15-24 0-43-4-56-12-13-7-21-19-25-36l28-5c3 10 9 17 17 22 9 5 21 7 36 7 16 0 28-2 36-7 7-5 11-13 11-22 0-8-3-14-8-18-5-5-13-9-25-12l-23-6c-19-4-32-9-40-13-7-5-13-10-18-17-4-6-7-14-7-23 0-17 7-30 19-39 13-9 31-14 55-14 22 0 39 4 51 11 13 7 21 19 24 35l-29 4c-2-9-7-15-14-20-8-4-19-6-32-6-14 0-25 2-32 6s-10 11-10 20c0 5 1 9 4 13 3 3 7 6 13 9 5 2 17 6 35 10 17 4 29 8 37 11 7 4 13 8 18 12 4 5 7 9 10 15 2 6 3 12 3 19zM1392 888c-11 3-22 4-33 4-25 0-38-14-38-43v-126h-22v-22h23l10-43h21v43h36v22h-36v120c0 9 2 15 5 19 3 3 8 5 15 5 5 0 11-1 19-2zM1469 893c-19 0-34-5-44-15s-14-24-14-41c0-20 6-35 19-45 13-11 35-16 64-17l43-1v-10c0-15-3-26-10-33-6-7-17-10-31-10s-25 3-31 7c-7 5-11 13-12 23l-34-3c6-34 31-51 78-51 24 0 42 6 55 17 12 10 18 26 18 47v81c0 9 1 16 4 21 2 5 7 7 14 7 3 0 7 0 10-1v19c-8 2-16 3-24 3-12 0-21-3-26-9-6-6-9-16-10-29h-1c-8 15-17 25-28 31s-24 9-40 9zM1476 869c12 0 23-2 32-8 9-5 16-12 21-21 6-9 8-19 8-28v-16l-35 1c-15 0-26 2-34 5-8 2-14 7-18 12-4 6-6 14-6 23 0 10 2 18 8 24s14 8 24 8zM1728 890v-259h32v259zM1808 890v-259h32v259zM1913 802c0 21 5 38 14 50 9 11 22 17 40 17 14 0 25-2 34-8 8-5 14-12 17-21l28 8c-12 30-38 45-79 45-29 0-50-8-65-25s-23-41-23-74c0-31 8-55 23-72 15-16 36-25 64-25 57 0 85 34 85 101v4zM2018 778c-2-20-7-35-16-44-8-9-21-14-37-14-15 0-28 6-37 16s-14 24-15 42zM2216 890v-120c0-13-1-22-4-29-2-7-6-12-12-15-5-3-13-4-24-4-15 0-27 5-36 15s-14 25-14 43v110h-32v-149c0-22 0-35-1-40h30c1 0 1 2 1 4 0 3 0 6 0 9 0 4 1 10 1 19 8-13 16-22 26-28 10-5 22-8 36-8 21 0 37 5 47 16 10 10 14 27 14 51v126zM2348 893c-20 0-34-5-44-15s-15-24-15-41c0-20 7-35 20-45 13-11 34-16 64-17l43-1v-10c0-15-3-26-10-33s-17-10-31-10c-15 0-25 3-32 7-6 5-10 13-12 23l-33-3c5-34 31-51 77-51 25 0 43 6 55 17 12 10 19 26 19 47v81c0 9 1 16 3 21 3 5 8 7 15 7 3 0 6 0 10-1v19c-8 2-16 3-25 3-12 0-20-3-26-9-5-6-8-16-9-29h-1c-8 15-18 25-29 31-10 6-24 9-39 9zM2355 869c12 0 22-2 31-8 10-5 17-12 22-21s8-19 8-28v-16l-35 1c-15 0-27 2-34 5-8 2-14 7-18 12-5 6-7 14-7 23 0 10 3 18 9 24 5 6 14 8 24 8zM2681 888c-11 3-22 4-33 4-26 0-39-14-39-43v-126h-22v-22h24l9-43h22v43h35v22h-35v120c0 9 1 15 4 19 3 3 9 5 16 5 4 0 10-1 19-2zM2708 661v-30h32v30zM2708 890v-189h32v189zM2813 802c0 21 5 38 14 50 9 11 23 17 40 17 14 0 25-2 34-8 8-5 14-12 17-21l28 8c-11 30-38 45-79 45-28 0-50-8-65-25s-22-41-22-74c0-31 7-55 22-72 15-16 36-25 64-25 57 0 85 34 85 101v4zM2918 778c-2-20-7-35-15-44-9-9-21-14-37-14s-28 6-37 16c-10 10-15 24-15 42zM3116 890v-120c0-13-1-22-3-29-3-7-7-12-12-15-6-3-14-4-24-4-16 0-28 5-37 15s-13 25-13 43v110h-33v-149c0-22 0-35-1-40h31c0 0 0 2 0 4 0 3 0 6 1 9 0 4 0 10 0 19h1c7-13 16-22 25-28 10-5 22-8 37-8 21 0 36 5 46 16 10 10 15 27 15 51v126zM3224 802c0 21 5 38 14 50 9 11 23 17 40 17 14 0 25-2 34-8 8-5 14-12 17-21l28 8c-12 30-38 45-79 45-28 0-50-8-65-25s-23-41-23-74c0-31 8-55 23-72 15-16 36-25 64-25 57 0 85 34 85 101v4zM3329 778c-2-20-7-35-16-44-8-9-21-14-37-14-15 0-28 6-37 16s-14 24-14 42zM3531 802c0 21 5 38 14 50 9 11 23 17 40 17 14 0 25-2 34-8 8-5 14-12 17-21l28 8c-12 30-38 45-79 45-28 0-50-8-65-25s-23-41-23-74c0-31 8-55 23-72 15-16 36-25 64-25 57 0 85 34 85 101v4zM3636 778c-2-20-7-35-16-44-8-9-21-14-37-14-15 0-28 6-37 16s-14 24-14 42zM3834 890v-120c0-13-1-22-3-29-3-7-7-12-12-15-6-3-14-4-25-4-15 0-27 5-36 15s-14 25-14 43v110h-32v-149c0-22 0-35-1-40h31c0 0 0 2 0 4 0 3 0 6 0 9 1 4 1 10 1 19h1c7-13 15-22 25-28 10-5 22-8 36-8 22 0 37 5 47 16 10 10 15 27 15 51v126zM4044 794c0 25 4 44 12 56s20 18 37 18c11 0 21-3 28-9 8-6 13-15 15-28l32 2c-2 18-10 33-24 44-13 10-30 16-50 16-27 0-48-8-62-25-15-17-22-41-22-73s7-56 22-73c14-17 35-25 61-25 20 0 36 5 49 15s22 24 25 41l-33 3c-2-11-6-19-13-25s-16-9-29-9c-17 0-29 5-37 16-7 11-11 30-11 56zM4251 893c-19 0-34-5-44-15-9-10-14-24-14-41 0-20 6-35 20-45 13-11 34-16 63-17l44-1v-10c0-15-4-26-10-33-7-7-17-10-32-10-14 0-25 3-31 7-7 5-11 13-12 23l-34-3c6-34 32-51 78-51 24 0 43 6 55 17 12 10 18 26 18 47v81c0 9 1 16 4 21 2 5 7 7 14 7 3 0 7 0 11-1v19c-8 2-17 3-25 3-12 0-21-3-26-9s-9-16-9-29h-1c-9 15-18 25-29 31s-24 9-40 9zM4259 869c11 0 22-2 31-8 9-5 16-12 22-21 5-9 8-19 8-28v-16l-36 1c-15 0-26 2-34 5-8 2-14 7-18 12-4 6-6 14-6 23 0 10 3 18 8 24 6 6 14 8 25 8zM4530 859c-6 12-14 21-24 26s-22 8-36 8c-25 0-43-8-54-24-12-16-17-41-17-73 0-66 23-99 71-99 14 0 26 3 36 8s18 14 24 25v-21-78h32v220c0 19 0 32 1 38h-31c0-1 0-6-1-13 0-6 0-12 0-17zM4432 795c0 26 4 45 11 57 7 11 19 17 35 17 18 0 31-7 39-19 9-12 13-31 13-57 0-25-4-43-13-55-8-12-21-18-39-18-16 0-28 6-35 18s-11 31-11 57zM4662 893c-19 0-34-5-44-15-9-10-14-24-14-41 0-20 6-35 19-45 14-11 35-16 64-17l43-1v-10c0-15-3-26-10-33-6-7-17-10-31-10s-25 3-31 7c-7 5-11 13-12 23l-34-3c6-34 32-51 78-51 24 0 42 6 55 17 12 10 18 26 18 47v81c0 9 1 16 4 21 2 5 7 7 14 7 3 0 7 0 11-1v19c-9 2-17 3-25 3-12 0-21-3-26-9-6-6-9-16-9-29h-2c-8 15-17 25-28 31s-24 9-40 9zM4669 869c12 0 23-2 32-8 9-5 16-12 22-21 5-9 7-19 7-28v-16l-35 1c-15 0-26 2-34 5-8 2-14 7-18 12-4 6-6 14-6 23 0 10 3 18 8 24 6 6 14 8 24 8zM4920 661v-30h32v30zM4920 890v-189h32v189zM5123 890v-120c0-13-1-22-4-29-2-7-6-12-12-15-5-3-13-4-24-4-15 0-28 5-37 15-8 10-13 25-13 43v110h-32v-149c0-22 0-35-1-40h30c0 0 0 2 1 4 0 3 0 6 0 9 0 4 0 10 1 19 8-13 16-22 26-28 10-5 22-8 36-8 21 0 37 5 47 16 9 10 14 27 14 51v126zM5327 859c-6 12-14 21-23 26-10 5-22 8-37 8-24 0-42-8-54-24-11-16-17-41-17-73 0-66 24-99 71-99 15 0 27 3 37 8 9 5 17 14 23 25h1l-1-21v-78h32v220c0 19 1 32 1 38h-30c-1-1-1-6-1-13-1-6-1-12-1-17zM5230 795c0 26 3 45 10 57 8 11 19 17 35 17 18 0 32-7 40-19s12-31 12-57c0-25-4-43-12-55s-21-18-39-18c-17 0-28 6-36 18-7 12-10 31-10 57zM5410 661v-30h32v30zM5410 890v-189h32v189zM5516 794c0 25 4 44 12 56s20 18 37 18c11 0 21-3 28-9 8-6 13-15 15-28l32 2c-2 18-10 33-24 44-13 10-30 16-50 16-27 0-48-8-62-25-15-17-22-41-22-73s7-56 22-73c14-17 35-25 61-25 20 0 36 5 49 15s22 24 25 41l-33 3c-2-11-6-19-13-25s-16-9-29-9c-17 0-29 5-37 16-7 11-11 30-11 56zM5699 802c0 21 4 38 13 50 10 11 23 17 41 17 13 0 25-2 33-8 8-5 14-12 17-21l28 8c-11 30-37 45-78 45-29 0-51-8-66-25s-22-41-22-74c0-31 7-55 22-72 15-16 37-25 64-25 57 0 86 34 86 101v4zM5803 778c-2-20-7-35-15-44-9-9-21-14-37-14s-28 6-37 16-14 24-15 42zM460 1057v-30h33v30zM460 1286v-189h33v189zM664 1286v-120c0-12-2-22-4-29-3-7-7-12-12-15-6-3-14-4-24-4-16 0-28 5-37 15-9 11-13 25-13 43v110h-32v-149c0-22-1-35-1-40h30c0 1 0 2 0 5 0 2 1 5 1 9 0 3 0 9 0 18h1c7-13 16-22 26-27 9-6 21-8 36-8 21 0 36 5 46 15s15 27 15 51v126zM786 1120v166h-32v-166h-28v-23h28v-21c0-18 4-30 11-38 8-7 20-11 36-11 9 0 16 1 22 2v24c-5-1-10-1-14-1-8 0-14 2-18 6-3 4-5 11-5 22v17h37v23zM1012 1191c0 33-7 58-22 74s-37 24-65 24-49-8-64-25c-14-17-21-41-21-73 0-65 28-97 86-97 30 0 51 7 65 23s21 41 21 74zM979 1191c0-26-4-45-12-57-8-11-22-17-40-17-19 0-33 6-41 18s-13 31-13 56 4 44 13 56c8 13 21 19 39 19 19 0 33-6 41-18s13-31 13-57zM1055 1286v-145c0-13-1-28-2-44h31c1 21 1 34 1 39h1c5-17 11-28 18-34 6-5 16-8 28-8 4 0 9 0 13 1v29c-4-1-10-2-17-2-14 0-24 6-31 17s-10 27-10 48v99zM1287 1286v-120c0-18-2-31-7-38s-15-10-28-10c-14 0-24 5-32 15s-12 25-12 43v110h-32v-149c0-22-1-35-1-40h30c0 1 0 2 0 5 0 2 1 5 1 9 0 3 0 9 0 18h1c7-13 15-22 24-28 9-5 19-7 32-7 15 0 27 2 35 8 9 6 15 15 18 27 7-12 15-21 25-27 9-6 21-8 34-8 20 0 34 5 43 15 8 10 13 27 13 51v126h-32v-120c0-18-2-31-8-38-5-7-14-10-27-10-14 0-25 5-33 15s-12 25-12 43v110zM1528 1289c-20 0-34-5-44-15s-15-24-15-41c0-20 7-34 20-45 13-10 35-16 64-17h43v-11c0-15-3-26-10-33-6-6-17-10-31-10-15 0-25 3-32 8-6 4-10 12-11 22l-34-3c5-33 31-50 77-50 25 0 43 5 55 16 13 11 19 26 19 47v81c0 10 1 17 3 21 3 5 8 7 15 7 3 0 6 0 10-1v20c-8 2-16 2-25 2-11 0-20-3-26-9-5-6-8-15-9-28h-1c-8 14-18 24-28 30-11 6-25 9-40 9zM1535 1266c12 0 22-3 32-8 9-5 16-13 21-22 6-9 8-18 8-28v-15h-35c-15 1-27 2-34 5-8 3-14 7-18 13s-7 13-7 23 3 18 9 23c6 6 14 9 24 9zM1708 1190c0 26 4 44 12 56s20 18 37 18c11 0 21-3 28-9 8-6 13-15 15-28l32 2c-2 19-10 33-24 44-13 11-30 16-50 16-27 0-48-8-62-25-15-17-22-41-22-73s7-56 22-73c14-16 35-25 61-25 20 0 36 5 49 15s22 24 25 42l-33 2c-2-10-6-19-13-25s-16-9-29-9c-17 0-29 6-37 17-7 11-11 29-11 55zM1867 1057v-30h32v30zM1867 1286v-189h32v189zM2111 1191c0 33-8 58-23 74s-36 24-64 24c-29 0-50-8-64-25-15-17-22-41-22-73 0-65 29-97 87-97 29 0 51 7 65 23s21 41 21 74zM2077 1191c0-26-4-45-12-57-8-11-21-17-40-17s-32 6-41 18c-8 12-12 31-12 56s4 44 12 56c8 13 21 19 39 19 19 0 33-6 42-18 8-12 12-31 12-57zM2275 1286v-120c0-12-1-22-4-29-2-7-6-12-12-15-5-3-13-4-24-4-15 0-28 5-37 15-8 11-13 25-13 43v110h-32v-149c0-22 0-35-1-40h30c0 1 0 2 1 5 0 2 0 5 0 9 0 3 0 9 1 18 8-13 16-22 26-27 10-6 22-8 36-8 21 0 37 5 47 15 9 10 14 27 14 51v126zM2484 1190c0 26 4 44 12 56s20 18 36 18c12 0 21-3 29-9s13-15 14-28l33 2c-3 19-11 33-24 44s-30 16-51 16c-27 0-47-8-62-25-14-17-21-41-21-73s7-56 22-73c14-16 34-25 61-25 20 0 36 5 49 15s21 24 25 42l-33 2c-2-10-6-19-13-25s-16-9-29-9c-17 0-29 6-37 17-7 11-11 29-11 55zM2806 1191c0 33-7 58-22 74s-37 24-65 24-50-8-64-25-22-41-22-73c0-65 29-97 87-97 29 0 51 7 65 23s21 41 21 74zM2772 1191c0-26-4-45-12-57-8-11-21-17-40-17-18 0-32 6-40 18-9 12-13 31-13 56s4 44 12 56c9 13 22 19 40 19 19 0 33-6 41-18s12-31 12-57zM2970 1286v-120c0-12-1-22-3-29-3-7-7-12-12-15-6-3-14-4-25-4-15 0-27 5-36 15-9 11-14 25-14 43v110h-32v-149c0-22 0-35-1-40h31c0 1 0 2 0 5 0 2 0 5 0 9 1 3 1 9 1 18h1c7-13 15-22 25-27 10-6 22-8 36-8 22 0 37 5 47 15s15 27 15 51v126zM3155 1286v-259h33v259zM3285 1289c-19 0-34-5-44-15-9-10-14-24-14-41 0-20 6-34 20-45 13-10 34-16 63-17h44v-11c0-15-4-26-10-33-7-6-18-10-32-10s-25 3-31 8c-7 4-11 12-12 22l-34-3c6-33 32-50 78-50 24 0 42 5 55 16 12 11 18 26 18 47v81c0 10 1 17 4 21 2 5 7 7 14 7 3 0 7 0 11-1v20c-8 2-17 2-25 2-12 0-21-3-26-9-6-6-9-15-9-28h-1c-9 14-18 24-29 30s-24 9-40 9zM3293 1266c11 0 22-3 31-8s16-13 22-22c5-9 8-18 8-28v-15h-36c-15 1-26 2-34 5s-14 7-18 13-6 13-6 23 3 18 8 23c6 6 14 9 25 9zM3688 1234c0 17-7 31-21 41-13 9-33 14-57 14s-43-4-56-11c-13-8-22-20-26-37l29-5c3 10 8 18 17 22 8 5 20 7 36 7s28-2 35-7c8-5 12-12 12-22 0-7-3-13-8-18s-14-9-26-12l-23-6c-18-4-31-9-39-13-8-5-14-10-18-16-5-7-7-15-7-24 0-17 6-30 19-39s31-14 55-14c21 0 38 4 51 11 12 8 20 19 24 35l-29 4c-2-8-7-15-15-19-8-5-18-7-31-7-15 0-25 2-32 6-7 5-11 11-11 20 0 5 2 10 5 13 3 4 7 7 12 9 6 2 18 6 36 10 17 4 29 8 37 12 7 3 13 7 17 11 5 5 8 10 10 15 3 6 4 12 4 20zM3726 1057v-30h32v30zM3726 1286v-189h32v189zM3880 1360c-21 0-38-4-50-12-13-8-21-20-25-35l33-4c2 9 7 15 14 20s17 7 29 7c32 0 48-18 48-55v-30c-7 12-15 21-25 27-11 6-23 9-38 9-23 0-41-8-52-23s-17-39-17-72 6-58 18-74 31-24 55-24c14 0 26 3 36 10 10 6 17 14 23 26 0-4 0-10 1-19 0-8 1-13 1-14h31c-1 7-1 20-1 39v145c0 52-27 79-81 79zM3929 1191c0-15-2-28-7-39-4-11-10-20-18-25-7-6-16-9-26-9-17 0-29 6-36 17-8 12-11 31-11 56 0 26 3 45 10 56s19 17 36 17c10 0 19-3 27-9s14-14 18-25c5-11 7-24 7-39zM4043 1097v120c0 12 1 22 4 29 2 6 6 11 12 14 5 3 13 5 24 5 15 0 28-5 37-16 9-10 13-24 13-43v-109h32v148c0 22 0 36 1 41h-30c0-1 0-2-1-5 0-3 0-6 0-9s0-9-1-19c-8 13-16 23-26 28-9 5-22 8-36 8-21 0-37-5-46-15-10-11-15-28-15-51v-126zM4216 1057v-30h33v30zM4216 1286v-189h33v189zM4323 1198c0 22 4 38 13 50 10 12 23 18 41 18 13 0 25-3 33-9 8-5 14-12 17-20l28 8c-11 29-37 44-78 44-29 0-51-8-66-25-15-16-22-41-22-74 0-31 7-55 22-72 15-16 37-24 64-24 57 0 86 33 86 100v4zM4427 1174c-2-20-7-34-15-44-9-9-21-13-37-13s-28 5-37 15-14 24-15 42zM4626 1286v-120c0-12-2-22-4-29-3-7-7-12-12-15-6-3-14-4-24-4-16 0-28 5-37 15-9 11-13 25-13 43v110h-32v-149c0-22-1-35-1-40h30c0 1 0 2 0 5 0 2 1 5 1 9 0 3 0 9 0 18h1c7-13 16-22 26-27 9-6 21-8 36-8 21 0 36 5 46 15s15 27 15 51v126zM4782 1284c-10 3-21 4-32 4-26 0-39-14-39-42v-126h-22v-23h23l10-43h21v43h36v23h-36v119c0 9 2 15 5 19s8 5 16 5c4 0 10 0 18-2zM4835 1198c0 22 4 38 13 50 10 12 23 18 41 18 13 0 25-3 33-9 8-5 14-12 17-20l28 8c-11 29-37 44-78 44-29 0-51-8-66-25-15-16-22-41-22-74 0-31 7-55 22-72 15-16 37-24 64-24 57 0 86 33 86 100v4zM4939 1174c-2-20-7-34-15-44-9-9-21-13-37-13s-28 5-37 15-14 24-15 42zM5142 1198c0 22 5 38 14 50s23 18 40 18c14 0 26-3 34-9 8-5 14-12 17-20l28 8c-11 29-38 44-79 44-28 0-50-8-65-25-15-16-22-41-22-74 0-31 7-55 22-72 15-16 36-24 64-24 57 0 85 33 85 100v4zM5247 1174c-2-20-7-34-15-44-9-9-21-13-37-13s-28 5-37 15c-10 10-14 24-15 42zM5468 1234c0 17-7 31-21 41-14 9-33 14-58 14-24 0-42-4-55-11-13-8-22-20-26-37l29-5c2 10 8 18 17 22 8 5 20 7 35 7 17 0 29-2 36-7 8-5 12-12 12-22 0-7-3-13-8-18s-14-9-26-12l-23-6c-18-4-31-9-39-13-8-5-14-10-18-16-5-7-7-15-7-24 0-17 6-30 19-39 12-9 31-14 55-14 21 0 38 4 51 11 12 8 20 19 23 35l-28 4c-2-8-7-15-15-19-8-5-18-7-31-7-15 0-25 2-32 6-7 5-11 11-11 20 0 5 2 10 5 13 2 4 7 7 12 9 6 2 18 6 36 10 17 4 29 8 36 12 8 3 14 7 18 11 5 5 8 10 10 15 3 6 4 12 4 20zM5580 1284c-10 3-21 4-32 4-26 0-39-14-39-42v-126h-22v-23h24l9-43h22v43h35v23h-35v119c0 9 1 15 4 19s8 5 16 5c4 0 10 0 18-2zM5609 1286v-145c0-13 0-28-1-44h30c1 21 2 34 2 39 6-17 11-28 18-34 7-5 16-8 28-8 5 0 9 0 13 1v29c-4-1-10-2-17-2-13 0-23 6-30 17s-11 27-11 48v99zM5761 1097v120c0 12 1 22 3 29 3 6 7 11 12 14 6 3 14 5 25 5 15 0 27-5 36-16 9-10 14-24 14-43v-109h32v148c0 22 0 36 1 41h-31c0-1 0-2 0-5s0-6 0-9c-1-3-1-9-1-19h-1c-7 13-15 23-25 28s-22 8-36 8c-22 0-37-5-47-15-10-11-15-28-15-51v-126zM5959 1190c0 26 4 44 12 56s20 18 37 18c11 0 21-3 28-9 8-6 13-15 14-28l33 2c-3 19-11 33-24 44s-30 16-51 16c-27 0-47-8-61-25-15-17-22-41-22-73s7-56 22-73c14-16 34-25 61-25 20 0 36 5 49 15s21 24 25 42l-33 2c-2-10-6-19-13-25s-16-9-29-9c-17 0-29 6-37 17-7 11-11 29-11 55zM6192 1284c-11 3-22 4-33 4-25 0-38-14-38-42v-126h-22v-23h23l10-43h21v43h36v23h-36v119c0 9 2 15 5 19s8 5 15 5c5 0 11 0 19-2zM6251 1097v120c0 12 1 22 4 29 2 6 6 11 12 14 5 3 13 5 24 5 15 0 28-5 37-16 8-10 13-24 13-43v-109h32v148c0 22 0 36 1 41h-30c0-1 0-2-1-5 0-3 0-6 0-9s0-9-1-19c-8 13-16 23-26 28-9 5-22 8-36 8-21 0-37-5-46-15-10-11-15-28-15-51v-126zM6425 1286v-145c0-13 0-28-1-44h31c1 21 1 34 1 39h1c5-17 11-28 17-34 7-5 17-8 29-8 4 0 8 0 13 1v29c-5-1-10-2-17-2-14 0-24 6-31 17s-10 27-10 48v99zM6595 1289c-19 0-34-5-44-15-9-10-14-24-14-41 0-20 6-34 19-45 14-10 35-16 64-17h43v-11c0-15-3-26-10-33-6-6-17-10-31-10s-25 3-31 8c-7 4-11 12-12 22l-34-3c6-33 32-50 78-50 24 0 42 5 55 16 12 11 18 26 18 47v81c0 10 1 17 4 21 2 5 7 7 14 7 3 0 7 0 11-1v20c-9 2-17 2-25 2-12 0-21-3-26-9-6-6-9-15-9-28h-2c-8 14-17 24-28 30s-24 9-40 9zM6602 1266c12 0 23-3 32-8s16-13 22-22c5-9 7-18 7-28v-15h-35c-15 1-26 2-34 5s-14 7-18 13-6 13-6 23 3 18 8 23c6 6 14 9 24 9zM6759 1133v-36h35v36zM6759 1286v-36h35v36zM606 1630c0 18-7 31-21 41s-33 14-58 14c-24 0-42-3-55-11-14-8-22-20-26-36l28-6c3 10 9 18 17 22 9 5 21 8 36 8 16 0 28-3 36-8s11-12 11-22c0-7-2-13-8-18-5-4-13-8-25-11l-23-6c-18-5-32-9-39-14-8-4-14-10-19-16-4-7-6-14-6-24 0-17 6-30 19-39 12-9 30-13 55-13 21 0 38 3 50 11 13 7 21 19 24 35l-29 3c-2-8-6-15-14-19s-18-7-31-7c-15 0-26 2-33 7-7 4-10 11-10 19 0 6 1 10 4 13 3 4 7 7 13 9 6 3 17 6 35 10 17 5 30 8 37 12 8 4 14 7 18 12 4 4 8 9 10 15 2 5 4 12 4 19zM718 1680c-10 3-21 5-32 5-26 0-39-15-39-43v-126h-22v-23h23l10-42h21v42h36v23h-36v119c0 9 2 15 5 19s8 6 16 6c4 0 10-1 18-3zM747 1682v-145c0-13-1-28-1-44h30c1 22 1 35 1 39h1c5-16 11-27 18-33 6-6 16-9 28-9 4 0 9 0 13 2v28c-4-1-10-1-17-1-13 0-24 5-31 16-7 12-10 28-10 49v98zM898 1493v120c0 12 2 22 4 29 3 7 7 12 12 15 6 3 14 4 24 4 16 0 28-5 37-15 9-11 13-25 13-43v-110h32v149c0 22 1 35 2 40h-31c0-1 0-2 0-5 0-2 0-5-1-9 0-3 0-9 0-18h-1c-7 13-16 22-25 27-10 6-22 8-37 8-21 0-36-5-46-15s-15-27-15-51v-126zM1096 1587c0 25 5 43 13 56 8 12 20 18 36 18 12 0 21-3 29-9s12-16 14-28l33 2c-3 18-11 32-24 43s-30 16-51 16c-27 0-48-8-62-25-14-16-21-41-21-73 0-31 7-56 21-72 15-17 35-25 62-25 20 0 36 5 49 15s21 23 25 41l-33 2c-2-10-6-18-13-24-7-7-17-10-29-10-17 0-29 6-37 17s-12 30-12 56zM1330 1680c-11 3-22 5-33 5-26 0-38-15-38-43v-126h-23v-23h24l9-42h22v42h35v23h-35v119c0 9 1 15 4 19s9 6 16 6c4 0 11-1 19-3zM1624 1587c0 66-24 98-71 98-30 0-50-11-60-32h-1c0 1 0 10 0 29v74h-32v-224c0-20 0-32-1-39h31c0 1 1 2 1 5s0 8 1 13c0 6 0 10 0 13h1c6-12 13-20 23-26 9-5 21-8 37-8 24 0 41 8 53 23 12 16 18 40 18 74zM1590 1587c0-26-4-45-11-56s-19-17-35-17c-12 0-22 3-29 8-8 5-13 13-17 25-4 11-6 25-6 43 0 25 5 43 13 55 8 11 21 17 39 17 16 0 28-5 35-17 7-11 11-31 11-58zM1666 1682v-145c0-13 0-28-1-44h30c1 22 2 35 2 39 6-16 11-27 18-33s16-9 28-9c5 0 9 0 13 2v28c-4-1-10-1-17-1-13 0-23 5-30 16-7 12-11 28-11 49v98zM1949 1587c0 33-7 58-22 74s-37 24-65 24-50-8-64-25c-15-17-22-41-22-73 0-65 29-97 87-97 29 0 51 8 65 24 14 15 21 40 21 73zM1915 1587c0-26-4-44-12-56s-21-18-40-18c-18 0-32 6-40 18-9 12-13 31-13 56s4 44 12 56c9 13 22 19 39 19 20 0 34-6 42-18s12-31 12-57zM2016 1587c0 25 4 43 12 56 8 12 20 18 37 18 11 0 21-3 28-9 8-6 13-16 14-28l33 2c-3 18-10 32-24 43-13 11-30 16-51 16-27 0-47-8-61-25-15-16-22-41-22-73 0-31 7-56 22-72 14-17 34-25 61-25 20 0 36 5 49 15s22 23 25 41l-33 2c-2-10-6-18-13-24-7-7-16-10-29-10-17 0-29 6-37 17-7 11-11 30-11 56zM2198 1594c0 22 5 39 14 50 9 12 23 18 40 18 14 0 26-3 34-8 8-6 14-13 17-21l28 8c-11 30-38 44-79 44-28 0-50-8-65-24-15-17-22-42-22-75 0-31 7-55 22-71 15-17 36-25 64-25 57 0 85 33 85 100v4zM2303 1570c-2-20-7-34-15-43-9-9-21-14-37-14s-28 5-37 15c-10 10-14 24-15 42zM2524 1630c0 18-7 31-21 41s-33 14-58 14c-24 0-42-3-55-11s-22-20-26-36l29-6c2 10 8 18 17 22 8 5 20 8 35 8 17 0 29-3 36-8 8-5 12-12 12-22 0-7-3-13-8-18-5-4-14-8-26-11l-23-6c-18-5-31-9-39-14-8-4-14-10-18-16-5-7-7-14-7-24 0-17 6-30 19-39 12-9 31-13 55-13 21 0 38 3 51 11 12 7 20 19 23 35l-28 3c-2-8-7-15-15-19s-18-7-31-7c-15 0-25 2-32 7-7 4-11 11-11 19 0 6 2 10 5 13 2 4 7 7 12 9 6 3 18 6 36 10 17 5 29 8 36 12 8 4 14 7 18 12 5 4 8 9 10 15 3 5 4 12 4 19zM2707 1630c0 18-7 31-20 41-14 10-33 14-58 14-24 0-43-3-56-11s-21-20-25-36l28-6c3 10 8 18 17 22 9 5 21 8 36 8 16 0 28-3 36-8 7-5 11-12 11-22 0-7-3-13-8-18-5-4-14-8-25-11l-23-6c-19-5-32-9-40-14-8-4-14-10-18-16-4-7-7-14-7-24 0-17 7-30 19-39 13-9 31-13 55-13 21 0 38 3 51 11 13 7 20 19 24 35l-29 3c-2-8-7-15-14-19-8-4-19-7-32-7-14 0-25 2-32 7-7 4-10 11-10 19 0 6 1 10 4 13 3 4 7 7 13 9 5 3 17 6 35 10 17 5 29 8 37 12 7 4 13 7 18 12 4 4 7 9 10 15 2 5 3 12 3 19zM2813 1756c-16 0-27-4-35-13-9-9-13-22-13-38v-63c0-14-3-24-9-31-6-6-16-10-29-10v-23c13 0 23-3 29-10 6-6 9-17 9-30v-64c0-16 4-29 12-37 8-9 20-14 36-14h24v23h-12c-10 0-18 3-23 9-4 6-7 16-7 28v62c0 11-3 21-9 29s-15 13-25 15v1c10 2 19 7 25 15s9 18 9 29v62c0 13 3 22 7 28 5 7 13 10 23 10h12v22zM690 1983c0 25 4 44 12 56s20 18 37 18c11 0 21-3 28-9 8-6 13-15 15-28l32 2c-2 18-10 33-24 43-13 11-30 17-50 17-27 0-48-9-62-25-14-17-22-41-22-73s8-56 22-73 35-25 61-25c20 0 36 5 50 15 13 10 21 24 24 41l-33 3c-2-11-6-19-13-25-6-6-16-9-29-9-17 0-29 5-37 16-7 11-11 30-11 56zM881 1922c7-12 15-22 25-27 9-6 22-9 37-9 21 0 36 5 46 15 10 11 15 28 15 52v125h-32v-119c0-14-2-23-4-30-3-6-7-11-12-14-6-3-14-5-24-5-15 0-27 5-37 16-9 10-13 24-13 41v111h-32v-259h32v68c0 7 0 14-1 22 0 7-1 12-1 13zM1103 2082c-19 0-34-5-44-15-9-10-14-24-14-41 0-20 6-35 19-45 14-11 35-16 64-17l44-1v-10c0-15-4-26-10-33-7-7-18-10-32-10s-25 2-31 7c-7 5-11 13-12 23l-34-3c6-34 32-51 78-51 24 0 42 6 55 16 12 11 18 27 18 48v81c0 9 1 16 4 21 2 5 7 7 14 7 3 0 7-1 11-1v19c-8 2-17 3-25 3-12 0-21-3-26-9-6-6-9-16-9-29h-1c-9 15-18 25-29 31s-24 9-40 9zM1110 2058c12 0 23-2 32-8 9-5 16-12 22-21 5-9 8-19 8-28v-16l-36 1c-15 0-26 2-34 4-8 3-14 7-18 13s-6 14-6 23c0 10 3 18 8 24 6 5 14 8 24 8zM1260 2078v-144c0-14-1-28-2-44h31c1 21 1 34 1 38h1c5-16 11-27 18-33 6-6 16-9 28-9 4 0 9 1 13 2v29c-4-2-10-2-17-2-14 0-24 5-31 17-7 11-10 27-10 48v98zM1437 1884l47-18 8 23-50 12 33 44-22 13-26-45-28 44-22-12 34-44-50-12 8-24 48 19-2-52h24zM1747 2078v-119c0-13-1-22-3-29-3-7-7-12-12-15-6-3-14-5-24-5-16 0-28 6-37 16s-13 25-13 43v109h-33v-148c0-22 0-36-1-40h31c0 0 0 2 0 4 0 3 0 6 0 9 1 3 1 10 1 19h1c7-13 16-22 25-28 10-5 22-8 36-8 22 0 37 5 47 16 10 10 15 27 15 51v125zM1879 2082c-19 0-34-5-44-15s-14-24-14-41c0-20 6-35 19-45 13-11 35-16 64-17l43-1v-10c0-15-3-26-10-33-6-7-17-10-31-10-15 0-25 2-32 7-6 5-10 13-11 23l-34-3c6-34 31-51 78-51 24 0 42 6 54 16 13 11 19 27 19 48v81c0 9 1 16 4 21 2 5 7 7 14 7 3 0 7-1 10-1v19c-8 2-16 3-24 3-12 0-21-3-26-9-6-6-9-16-10-29h-1c-8 15-17 25-28 31s-24 9-40 9zM1886 2058c12 0 23-2 32-8 9-5 16-12 21-21 6-9 8-19 8-28v-16l-35 1c-15 0-26 2-34 4-8 3-14 7-18 13s-6 14-6 23c0 10 2 18 8 24 6 5 14 8 24 8zM2147 2078v-119c0-19-2-31-8-38-5-7-14-11-27-11-14 0-25 5-33 16-8 10-12 24-12 43v109h-32v-148c0-22 0-36-1-40h31c0 0 0 2 0 4 0 3 0 6 0 9 1 3 1 10 1 19h1c6-14 14-23 23-28s20-8 33-8c15 0 26 3 35 9 8 5 14 14 18 27 7-13 15-22 24-28 10-5 21-8 35-8 19 0 33 5 42 16 9 10 14 27 14 51v125h-32v-119c0-19-3-31-8-38s-14-11-28-11-25 5-32 16c-8 10-12 24-12 43v109zM2364 1991c0 21 4 38 13 50 10 11 23 17 41 17 14 0 25-3 33-8 9-5 14-12 17-21l28 8c-11 30-37 45-78 45-29 0-51-9-66-25-15-17-22-42-22-74 0-31 7-55 22-72s37-25 64-25c57 0 86 34 86 100v5zM2468 1967c-1-20-7-35-15-44-9-9-21-14-37-14s-28 5-37 16c-9 10-14 24-15 42zM2588 2042v27c0 13-1 23-3 31-3 8-6 16-11 24h-22c11-16 17-31 17-46h-16v-36zM2553 1926v-36h35v36zM665 2246v-30h32v30zM665 2475v-189h32v189zM869 2475v-120c0-13-2-22-4-29-3-7-7-12-12-15-6-3-14-4-24-4-16 0-28 5-37 15s-13 25-13 43v110h-32v-149c0-22-1-35-1-40h30c0 0 0 2 0 5 0 2 1 5 1 8 0 4 0 10 0 19h1c7-13 16-22 26-28 9-5 21-8 36-8 21 0 36 6 46 16s15 27 15 51v126zM1025 2473c-10 3-21 4-32 4-26 0-39-14-39-43v-125h-22v-23h23l10-43h21v43h36v23h-36v119c0 9 2 15 5 19 3 3 8 5 16 5 4 0 10-1 18-2zM1319 2379c0 66-23 99-71 99-30 0-50-11-60-33h-1c1 1 1 11 1 30v74h-32v-225c0-19 0-32-1-38h31c0 0 0 2 0 5 1 3 1 7 1 13 1 6 1 10 1 12 6-11 14-20 23-25 10-6 22-8 37-8 24 0 42 7 54 23 11 15 17 40 17 73zM1286 2380c0-26-4-45-11-56-8-12-19-17-35-17-13 0-23 2-30 8-7 5-13 13-16 24-4 11-6 26-6 43 0 25 4 43 12 55s21 18 40 18c16 0 27-6 35-17 7-12 11-31 11-58zM1361 2246v-30h32v30zM1361 2475v-189h32v189zM1563 2444c-6 12-14 21-23 26-10 5-22 8-37 8-24 0-42-8-54-24-11-16-17-40-17-73 0-66 24-99 71-99 15 0 27 3 37 8s17 14 23 25h1l-1-21v-78h32v220c0 19 1 32 2 38h-31c-1-1-1-6-1-12-1-7-1-13-1-18zM1466 2380c0 26 3 45 10 57 8 11 19 17 35 17 19 0 32-6 40-19 8-12 12-31 12-57 0-25-4-43-12-55s-21-17-39-17c-17 0-28 5-35 17-8 12-11 31-11 57zM1691 2438v28c0 12-1 22-3 30-2 9-6 17-11 24h-22c12-16 17-31 17-45h-16v-37zM1656 2322v-36h35v36zM705 2705v166h-32v-166h-27v-23h27v-21c0-18 4-30 12-38 8-7 19-11 35-11 9 0 17 1 23 2v24c-5-1-10-1-14-1-8 0-14 2-18 6s-6 11-6 22v17h38v23zM768 2871v-259h33v259zM1012 2776c0 33-7 58-22 74s-37 24-65 24-49-8-64-25c-14-17-21-41-21-73 0-65 28-97 86-97 30 0 51 8 65 23 14 16 21 41 21 74zM979 2776c0-26-4-45-12-56-8-12-22-18-40-18-19 0-33 6-41 18s-13 31-13 56 4 44 13 56c8 13 21 19 39 19 19 0 33-6 41-18s13-31 13-57zM1103 2874c-19 0-34-5-44-15-9-10-14-23-14-41 0-19 6-34 19-45 14-10 35-16 64-17h44v-11c0-15-4-26-10-33-7-6-18-9-32-9s-25 2-31 7c-7 4-11 12-12 23l-34-3c6-34 32-51 78-51 24 0 42 5 55 16 12 11 18 27 18 47v81c0 10 1 17 4 21 2 5 7 7 14 7 3 0 7 0 11-1v20c-8 2-17 3-25 3-12 0-21-3-26-10-6-6-9-15-9-28h-1c-9 14-18 24-29 30s-24 9-40 9zM1110 2851c12 0 23-3 32-8s16-13 22-22c5-9 8-18 8-28v-15h-36c-15 1-26 2-34 5s-14 7-18 13-6 13-6 23 3 18 8 23c6 6 14 9 24 9zM1333 2869c-10 3-21 4-32 4-26 0-39-14-39-42v-126h-22v-23h23l10-43h21v43h36v23h-36v119c0 9 2 15 5 19s8 5 16 5c4 0 10 0 18-2zM1488 2776c0 25 4 43 12 55s21 18 37 18c11 0 21-3 29-9 7-6 12-15 14-28l32 3c-2 18-10 32-23 43-14 11-31 16-51 16-27 0-48-8-62-25-14-16-21-41-21-73s7-56 21-72c14-17 35-25 62-25 19 0 36 5 49 15s21 23 24 41l-33 2c-1-10-6-18-12-25-7-6-17-9-29-9-17 0-30 6-37 17-8 11-12 29-12 56zM1811 2776c0 65-24 98-72 98-29 0-49-11-60-33 0 1 0 11 0 30v74h-32v-224c0-20 0-33-1-39h31c0 1 0 2 1 5 0 3 0 7 0 13 1 6 1 10 1 13h1c5-12 13-21 22-26 10-5 22-8 37-8 24 0 42 8 54 23 12 16 18 40 18 74zM1777 2776c0-26-4-45-11-56s-19-17-35-17c-12 0-22 3-30 8-7 5-12 13-16 24-4 12-6 26-6 44 0 24 4 43 12 54 9 12 22 18 40 18 16 0 28-6 35-17 7-12 11-31 11-58zM1884 2682v120c0 12 1 22 3 29 3 7 7 11 12 14 6 3 14 5 24 5 16 0 28-5 37-16 9-10 13-24 13-43v-109h33v148c0 22 0 36 1 41h-31c0-1 0-2 0-5s0-5-1-9c0-3 0-9 0-19h-1c-7 14-16 23-25 28-10 6-22 8-37 8-21 0-36-5-46-15s-15-27-15-51v-126zM2027 2942v-23h213v23zM2294 2682v120c0 12 1 22 3 29 3 7 7 11 12 14 6 3 14 5 24 5 16 0 28-5 37-16 9-10 13-24 13-43v-109h33v148c0 22 0 36 1 41h-31c0-1 0-2 0-5s0-5-1-9c0-3 0-9 0-19h-1c-7 14-16 23-25 28-10 6-22 8-37 8-21 0-36-5-46-15s-15-27-15-51v-126zM2612 2819c0 17-7 31-21 41-13 9-33 14-57 14s-43-4-56-11c-13-8-22-20-25-36l28-6c3 10 8 18 17 22 9 5 20 7 36 7s28-2 35-7c8-5 12-12 12-22 0-7-3-13-8-18s-14-8-25-11l-23-6c-19-5-32-10-40-14-8-5-14-10-18-16-5-7-7-15-7-24 0-17 7-30 19-39 13-9 31-14 55-14 21 0 38 4 51 11 12 8 20 19 24 36l-29 3c-2-8-7-15-15-19-7-5-18-7-31-7-15 0-25 2-32 7-7 4-10 10-10 19 0 5 1 10 4 13 3 4 7 7 12 9 6 3 18 6 36 10 17 4 29 8 37 12 7 3 13 7 17 12 5 4 8 9 11 14 2 6 3 13 3 20zM2699 2874c-20 0-34-5-44-15s-15-23-15-41c0-19 7-34 20-45 13-10 35-16 64-17h43v-11c0-15-3-26-10-33-6-6-17-9-31-9-15 0-25 2-32 7-6 4-10 12-11 23l-34-3c5-34 31-51 78-51 24 0 42 5 54 16 13 11 19 27 19 47v81c0 10 1 17 3 21 3 5 8 7 15 7 3 0 6 0 10-1v20c-8 2-16 3-24 3-12 0-21-3-26-10-6-6-9-15-10-28h-1c-8 14-18 24-28 30-11 6-25 9-40 9zM2706 2851c12 0 22-3 32-8 9-5 16-13 21-22 6-9 8-18 8-28v-15h-35c-15 1-27 2-34 5-8 3-14 7-18 13s-7 13-7 23 3 18 9 23c6 6 14 9 24 9zM2929 2945c-21 0-38-4-51-12-12-8-20-20-24-35l32-4c3 9 7 15 15 20 7 5 17 7 28 7 33 0 49-18 49-55v-30h-1c-6 12-14 21-25 27-10 6-23 9-37 9-24 0-41-7-52-23-11-15-17-39-17-72s6-58 18-74 30-24 55-24c13 0 25 4 35 10s18 14 24 26c0-4 0-10 1-18 0-9 1-14 1-15h31c-1 7-1 20-1 39v145c0 53-27 79-81 79zM2978 2777c0-16-3-29-7-40s-10-20-18-25c-8-6-17-9-27-9-16 0-28 6-35 17-8 12-12 31-12 57 0 25 4 44 11 55s19 17 36 17c10 0 19-3 27-9s14-14 18-25 7-23 7-38zM3085 2783c0 22 5 38 14 50s22 18 40 18c14 0 25-3 33-8 9-6 15-13 17-21l29 8c-12 29-38 44-79 44-29 0-50-8-65-25-15-16-23-41-23-74 0-31 8-55 23-71 15-17 36-25 64-25 56 0 85 33 85 100v4zM3190 2759c-2-20-7-34-16-43-8-10-21-14-37-14-15 0-28 5-37 15s-14 24-15 42zM3309 2835v27c0 12-1 22-3 31-2 8-6 16-11 23h-21c11-15 16-31 16-45h-15v-36zM3275 2718v-36h34v36zM705 3101v166h-32v-166h-27v-23h27v-21c0-17 4-30 12-37 8-8 19-12 35-12 9 0 17 1 23 2v24c-5-1-10-1-14-1-8 0-14 2-18 6s-6 12-6 22v17h38v23zM768 3267v-259h33v259zM1012 3173c0 33-7 57-22 73s-37 25-65 25-49-9-64-26c-14-16-21-41-21-72 0-66 28-98 86-98 30 0 51 8 65 24s21 40 21 74zM979 3173c0-26-4-45-12-57s-22-18-40-18c-19 0-33 6-41 18s-13 31-13 57c0 24 4 43 13 56 8 12 21 18 39 18 19 0 33-6 41-18s13-31 13-56zM1103 3271c-19 0-34-5-44-15-9-10-14-24-14-42 0-19 6-34 19-45 14-10 35-16 64-16l44-1v-10c0-16-4-27-10-33-7-7-18-10-32-10s-25 2-31 7c-7 5-11 12-12 23l-34-3c6-34 32-51 78-51 24 0 42 5 55 16 12 11 18 27 18 47v82c0 9 1 16 4 21 2 4 7 7 14 7 3 0 7-1 11-2v20c-8 2-17 3-25 3-12 0-21-3-26-9-6-6-9-16-9-29h-1c-9 14-18 25-29 31s-24 9-40 9zM1110 3247c12 0 23-3 32-8s16-12 22-21c5-10 8-19 8-29v-15l-36 1c-15 0-26 1-34 4s-14 7-18 13-6 13-6 23 3 18 8 24c6 5 14 8 24 8zM1333 3265c-10 3-21 5-32 5-26 0-39-15-39-43v-126h-22v-23h23l10-42h21v42h36v23h-36v119c0 9 2 16 5 19 3 4 8 6 16 6 4 0 10-1 18-3zM1576 3267v-120c0-18-2-30-7-37s-15-11-28-11c-14 0-25 5-33 16-8 10-12 24-12 43v109h-31v-148c0-22-1-36-2-41h31c0 1 0 3 0 5 0 3 0 6 1 9 0 3 0 9 0 19h1c7-14 15-23 24-28 8-5 19-8 32-8 15 0 26 3 35 8 8 6 14 15 18 28 7-13 15-22 24-28 10-5 21-8 35-8 19 0 34 5 42 15 9 11 14 28 14 51v126h-32v-120c0-18-3-30-8-37s-14-11-27-11c-14 0-25 5-33 15-8 11-12 25-12 44v109zM1792 3179c0 22 5 39 14 50 9 12 22 18 40 18 14 0 25-3 33-8 9-6 15-13 18-21l28 8c-12 30-38 45-79 45-29 0-50-9-65-25-15-17-23-42-23-74s8-56 23-72c15-17 36-25 64-25 57 0 85 33 85 100v4zM1897 3155c-2-20-7-34-16-43-8-9-21-14-37-14-15 0-28 5-37 15-9 11-14 25-15 42zM2085 3267v-120c0-18-3-30-8-37s-14-11-27-11c-14 0-25 5-33 16-8 10-12 24-12 43v109h-32v-148c0-22 0-36-1-41h30c0 1 1 3 1 5 0 3 0 6 0 9s1 9 1 19c7-14 15-23 24-28s20-8 33-8c14 0 26 3 34 8 9 6 15 15 18 28h1c6-13 15-22 24-28 9-5 21-8 34-8 20 0 34 5 43 15 9 11 13 28 13 51v126h-31v-120c0-18-3-30-8-37s-15-11-28-11c-14 0-25 5-33 15-7 11-11 25-11 44v109zM2247 3338v-23h213v23zM2513 3078v120c0 12 1 22 4 29 2 7 6 12 12 15 5 3 13 4 24 4 15 0 28-5 37-15 9-11 13-25 13-43v-110h32v149c0 22 1 35 1 40h-30c0-1 0-2 0-5-1-2-1-5-1-8 0-4 0-10-1-19-7 13-16 22-26 27-9 6-21 9-36 9-21 0-37-6-46-16-10-10-15-27-15-51v-126zM2832 3215c0 18-7 31-21 41s-33 15-58 15c-24 0-42-4-55-12s-22-20-26-36l29-6c2 10 8 18 17 23 8 4 20 7 35 7 17 0 29-3 36-8 8-5 12-12 12-22 0-7-3-13-8-18-6-4-14-8-26-11l-23-6c-18-5-31-9-39-14-8-4-14-10-18-16-5-6-7-14-7-24 0-17 6-30 19-39 12-9 31-13 55-13 21 0 38 3 51 11 12 7 20 19 23 35l-29 3c-1-8-6-14-14-19-8-4-18-7-31-7-15 0-26 3-32 7-7 4-11 11-11 19 0 6 2 10 4 14 3 3 8 6 13 8 6 3 18 6 36 11 17 4 29 8 36 11 8 4 14 8 18 12s8 9 10 15c3 5 4 12 4 19zM2919 3271c-20 0-34-5-44-15s-15-24-15-42c0-19 7-34 20-45 13-10 34-16 64-16l43-1v-10c0-16-3-27-10-33-7-7-17-10-32-10-14 0-24 2-31 7s-10 12-12 23l-33-3c5-34 31-51 77-51 24 0 43 5 55 16s18 27 18 47v82c0 9 2 16 4 21 3 4 7 7 14 7 4 0 7-1 11-2v20c-8 2-16 3-25 3-12 0-20-3-26-9-5-6-8-16-9-29h-1c-8 14-18 25-29 31s-24 9-39 9zM2926 3247c12 0 22-3 31-8s17-12 22-21c5-10 8-19 8-29v-15l-35 1c-15 0-27 1-35 4-7 3-13 7-18 13-4 6-6 13-6 23s3 18 9 24c5 5 13 8 24 8zM3148 3341c-21 0-38-4-50-12-13-8-21-19-24-34l32-5c2 9 7 16 14 20 8 5 17 7 29 7 32 0 48-18 48-55v-30c-6 12-15 21-25 27-11 6-23 9-37 9-24 0-41-7-53-23-11-15-16-39-16-72s6-58 18-73c12-16 30-24 54-24 14 0 26 3 36 9s18 15 23 26h1c0-4 0-10 0-18 1-9 1-13 2-14h30c0 6-1 19-1 39v144c0 53-27 79-81 79zM3197 3173c0-15-2-29-6-40-5-11-11-19-18-25-8-6-17-9-27-9-16 0-28 6-36 18-7 11-11 30-11 56s3 44 11 55c7 12 19 17 36 17 10 0 19-3 27-8 7-6 13-15 18-25 4-11 6-24 6-39zM3305 3179c0 22 4 39 13 50 10 12 23 18 41 18 14 0 25-3 33-8 8-6 14-13 17-21l28 8c-11 30-37 45-78 45-29 0-51-9-66-25-15-17-22-42-22-74s7-56 22-72c15-17 37-25 64-25 57 0 86 33 86 100v4zM3409 3155c-1-20-7-34-15-43-9-9-21-14-37-14s-28 5-37 15c-9 11-14 25-15 42zM3529 3231v27c0 12-1 23-3 31-3 8-6 16-11 24h-22c11-16 17-31 17-46h-16v-36zM3494 3115v-37h35v37zM665 3435v-30h32v30zM665 3663v-188h32v188zM869 3663v-119c0-13-2-22-4-29-3-7-7-12-12-15-6-3-14-5-24-5-16 0-28 6-37 16s-13 25-13 43v109h-32v-148c0-22-1-35-1-40h30c0 0 0 2 0 4 0 3 1 6 1 9 0 4 0 10 0 19h1c7-13 16-22 26-28 9-5 21-8 36-8 21 0 36 5 46 16 10 10 15 27 15 51v125zM1025 3662c-10 3-21 4-32 4-26 0-39-14-39-43v-126h-22v-23h23l10-42h21v42h36v23h-36v119c0 9 2 16 5 20 3 3 8 5 16 5 4 0 10-1 18-2zM1230 3662c-10 3-21 4-32 4-26 0-39-14-39-43v-126h-22v-23h23l10-42h21v42h36v23h-36v119c0 9 2 16 5 20 3 3 8 5 16 5 4 0 10-1 18-2zM1268 3738c-9 0-16-1-22-2v-24c5 1 10 1 15 1 20 0 36-14 48-43l3-7-77-188h34l41 104c1 2 1 3 2 6 1 2 4 10 8 22 5 13 7 21 8 22l12-34 42-120h34l-74 188c-8 21-15 36-22 45-7 10-15 18-23 22-9 5-18 8-29 8zM1605 3568c0 66-24 99-71 99-30 0-50-11-60-33h-1c0 1 0 11 0 30v74h-32v-225c0-19 0-32-1-38h31c0 0 1 2 1 5s0 7 1 13c0 6 0 10 0 12h1c6-12 13-20 23-25 9-6 21-9 37-9 23 0 41 8 53 24 12 15 18 40 18 73zM1571 3569c0-26-4-45-11-56-7-12-19-17-35-17-12 0-22 2-29 7-8 6-13 14-17 25s-6 26-6 43c0 25 5 43 13 55s21 18 39 18c16 0 28-6 35-18 7-11 11-30 11-57zM1672 3576c0 21 4 38 14 50 9 11 22 17 40 17 14 0 25-2 33-8 9-5 14-12 17-21l29 8c-12 30-38 45-79 45-29 0-51-9-66-25-15-17-22-41-22-74 0-31 7-55 22-72 15-16 37-25 64-25 57 0 86 34 86 101v4zM1776 3552c-1-20-7-35-15-44-9-9-21-14-37-14s-28 5-37 16c-9 10-14 24-15 42zM1896 3627v27c0 13-1 23-3 31-2 9-6 16-11 24h-22c12-16 17-31 17-46h-16v-36zM1861 3511v-36h35v36zM690 3964c0 25 4 44 12 56s20 18 37 18c11 0 21-3 28-9 8-6 13-15 15-28l32 2c-2 19-10 33-24 44-13 11-30 16-50 16-27 0-48-8-62-25s-22-41-22-73 8-56 22-73c14-16 35-25 61-25 20 0 36 5 50 15 13 10 21 24 24 42l-33 2c-2-10-6-19-13-25-6-6-16-9-29-9-17 0-29 5-37 16-7 12-11 30-11 56zM881 3903c7-12 15-21 25-27 9-6 22-9 37-9 21 0 36 6 46 16s15 27 15 51v126h-32v-120c0-13-2-23-4-30-3-6-7-11-12-14-6-3-14-4-24-4-15 0-27 5-37 15-9 10-13 24-13 41v112h-32v-259h32v67c0 7 0 15-1 22 0 8-1 12-1 13zM1103 4063c-19 0-34-5-44-15-9-10-14-24-14-41 0-20 6-35 19-45 14-11 35-16 64-17h44v-11c0-15-4-26-10-33-7-6-18-10-32-10s-25 3-31 8c-7 4-11 12-12 22l-34-3c6-34 32-51 78-51 24 0 42 6 55 17 12 11 18 26 18 47v81c0 10 1 17 4 21 2 5 7 7 14 7 3 0 7 0 11-1v20c-8 1-17 2-25 2-12 0-21-3-26-9-6-6-9-15-9-29h-1c-9 15-18 25-29 31s-24 9-40 9zM1110 4040c12 0 23-3 32-8 9-6 16-13 22-22 5-9 8-18 8-28v-16l-36 1c-15 0-26 2-34 5-8 2-14 7-18 13-4 5-6 13-6 22 0 11 3 19 8 24 6 6 14 9 24 9zM1260 4060v-145c0-13-1-28-2-44h31c1 21 1 34 1 39h1c5-17 11-28 18-34 6-6 16-9 28-9 4 0 9 1 13 2v29c-4-1-10-2-17-2-14 0-24 6-31 17s-10 27-10 48v99zM1437 3865l47-18 8 23-50 13 33 43-22 13-26-45-28 45-22-13 34-43-50-13 8-23 48 18-2-51h24zM1770 4008c0 17-7 31-21 41-14 9-33 14-58 14-24 0-42-4-55-12-13-7-22-19-26-36l29-5c2 10 8 17 17 22 8 5 20 7 35 7 17 0 29-2 36-7 8-5 11-12 11-22 0-7-2-14-7-18-6-5-14-9-26-12l-23-6c-18-4-31-9-39-13-8-5-14-10-19-17-4-6-6-14-6-23 0-17 6-30 19-39 12-9 31-14 55-14 21 0 38 4 50 11 13 7 21 19 24 35l-29 4c-1-9-6-15-14-19-8-5-18-7-31-7-15 0-26 2-33 6-6 5-10 11-10 20 0 5 2 10 4 13 3 4 8 7 13 9 6 2 17 6 35 10s30 8 37 12c8 3 14 7 18 11 4 5 8 10 10 15 3 6 4 12 4 20zM1882 4058c-10 3-21 4-32 4-26 0-39-14-39-42v-126h-22v-23h23l10-43h21v43h36v23h-36v119c0 9 2 15 5 19 3 3 8 5 16 5 4 0 10-1 18-2zM1959 4063c-19 0-34-5-43-15-10-10-15-24-15-41 0-20 7-35 20-45 13-11 34-16 63-17h44v-11c0-15-4-26-10-33-7-6-17-10-32-10-14 0-25 3-31 8-7 4-11 12-12 22l-33-3c5-34 31-51 77-51 24 0 43 6 55 17s18 26 18 47v81c0 10 2 17 4 21 3 5 7 7 14 7 3 0 7 0 11-1v20c-8 1-17 2-25 2-12 0-21-3-26-9s-8-15-9-29h-1c-8 15-18 25-29 31s-24 9-40 9zM1967 4040c11 0 22-3 31-8 9-6 17-13 22-22s8-18 8-28v-16l-35 1c-16 0-27 2-35 5-8 2-14 7-18 13-4 5-6 13-6 22 0 11 3 19 8 24 6 6 14 9 25 9zM2189 4058c-10 3-21 4-32 4-26 0-39-14-39-42v-126h-22v-23h24l9-43h21v43h36v23h-36v119c0 9 2 15 5 19 3 3 8 5 16 5 4 0 10-1 18-2zM2262 4024v27c0 12-1 22-3 31-3 8-6 16-11 23h-22c11-16 17-31 17-45h-16v-36zM2227 3907v-36h35v36zM671 4456v-246h34v219h127v27zM880 4456v-246h34v246zM1176 4388c0 23-9 40-27 53-18 12-44 18-77 18-61 0-97-20-107-62l33-7c4 15 12 26 25 33 12 7 29 10 50 10 22 0 39-3 51-11 12-7 18-18 18-32 0-8-2-15-5-20-4-5-9-9-16-12s-15-6-25-8c-9-3-19-5-31-8-20-4-35-8-45-12-10-5-18-10-24-15s-11-11-14-18-5-16-5-25c0-21 8-37 25-48 16-12 40-18 71-18 28 0 50 5 65 13 15 9 26 23 32 44l-33 6c-4-13-11-23-22-29-10-6-24-8-43-8-20 0-35 3-46 9-10 7-16 17-16 29 0 8 2 14 7 19 4 5 10 9 17 13 8 3 23 7 47 12 7 2 15 4 23 6 7 2 15 4 22 6 7 3 13 6 20 9 6 3 11 7 16 12 4 5 8 11 10 18 3 6 4 14 4 23zM1322 4238v218h-34v-218h-86v-28h207v28zM1411 4527v-23h213v23zM1653 4456v-246h190v28h-156v78h146v27h-146v86h164v27zM2061 4456l-135-209 1 17 1 29v163h-31v-246h40l136 211c-1-23-2-39-2-50v-161h31v246zM2260 4238v218h-34v-218h-87v-28h207v28zM2562 4456l-65-102h-79v102h-34v-246h119c28 0 50 6 65 19 16 12 23 29 23 51 0 19-5 34-16 47-11 12-26 20-45 23l71 106zM2557 4281c0-15-5-25-15-33-10-7-24-11-43-11h-81v91h83c18 0 32-4 41-13 10-8 15-19 15-34zM2750 4354v102h-34v-102l-97-144h38l76 117 76-117h38zM2878 4363c0-33 6-64 17-90 10-27 27-52 49-76h31c-22 24-38 50-49 77-10 28-15 57-15 90 0 32 5 62 15 89 11 27 27 53 49 77h-31c-22-24-39-49-49-76-11-26-17-57-17-90zM3165 4361c0 65-24 98-71 98-30 0-50-11-60-32h-1c0 0 1 10 1 29v74h-32v-224c0-20-1-32-2-39h32c0 1 0 2 0 5s1 7 1 13 0 10 0 13h1c6-12 13-21 23-26 9-5 22-8 37-8 24 0 41 8 53 23 12 16 18 40 18 74zM3131 4361c0-26-3-45-11-56-7-11-19-17-34-17-13 0-23 3-30 8s-13 13-17 25c-3 11-5 25-5 43 0 25 4 43 12 55 8 11 21 17 39 17 16 0 28-6 35-17 8-11 11-31 11-58zM3207 4456v-145c0-13 0-28-1-44h31c0 22 1 34 1 39h1c5-16 11-27 17-33 7-6 16-9 29-9 4 0 8 0 13 1v29c-5-1-10-1-18-1-13 0-23 5-30 16-7 12-11 28-11 49v98zM3491 4361c0 33-7 58-22 74s-37 24-65 24-50-8-64-25c-15-17-22-41-22-73 0-65 29-97 87-97 29 0 51 8 65 24 14 15 21 40 21 73zM3457 4361c0-26-4-45-12-56-8-12-21-18-40-18-18 0-32 6-40 18-9 12-13 31-13 56s4 44 12 56c9 13 22 19 39 19 20 0 34-6 42-18s12-31 12-57zM3557 4361c0 25 4 43 12 55 8 13 20 19 37 19 11 0 21-3 28-9 8-7 13-16 15-28l32 2c-2 18-10 32-24 43-13 11-30 16-50 16-27 0-48-8-62-25-14-16-22-41-22-73 0-31 8-56 22-72 14-17 35-25 61-25 20 0 36 5 50 15 13 10 21 23 24 41l-33 2c-2-10-6-18-13-25-6-6-16-9-29-9-17 0-29 6-37 17-7 11-11 29-11 56zM3740 4368c0 22 4 39 13 50 10 12 23 18 41 18 14 0 25-3 33-8 9-6 14-13 17-21l28 8c-11 29-37 44-78 44-29 0-51-8-66-25-15-16-22-41-22-74 0-31 7-55 22-71 15-17 37-25 64-25 57 0 86 33 86 100v4zM3844 4344c-1-20-7-34-15-43-9-9-21-14-37-14s-28 5-37 15-14 24-15 42zM4065 4404c0 18-7 31-21 41-13 10-33 14-57 14s-43-4-56-11c-13-8-22-20-25-36l28-6c3 10 8 18 17 22 8 5 20 7 36 7s28-2 35-7c8-5 12-12 12-22 0-7-3-13-8-18s-14-8-25-11l-23-6c-19-5-32-10-40-14s-14-10-18-16c-5-7-7-14-7-24 0-17 7-30 19-39 13-9 31-14 55-14 21 0 38 4 51 11 12 8 20 20 24 36l-29 3c-2-8-7-15-15-19-7-5-18-7-31-7-15 0-25 2-32 7-7 4-11 10-11 19 0 5 2 10 5 13 3 4 7 7 12 9 6 3 18 6 36 10 17 5 29 8 37 12 7 3 13 7 17 12 5 4 8 9 10 15 3 5 4 12 4 19zM4248 4404c0 18-6 31-20 41s-33 14-58 14c-24 0-43-4-56-11-13-8-21-20-25-36l28-6c3 10 9 18 17 22 9 5 21 7 36 7 16 0 28-2 36-7 7-5 11-12 11-22 0-7-2-13-8-18-5-5-13-8-25-11l-23-6c-19-5-32-10-40-14-7-4-13-10-18-16-4-7-6-14-6-24 0-17 6-30 18-39 13-9 31-14 55-14 22 0 39 4 51 11 13 8 21 20 24 36l-29 3c-2-8-7-15-14-19-8-5-19-7-32-7-14 0-25 2-32 7-7 4-10 10-10 19 0 5 1 10 4 13 3 4 7 7 13 9 5 3 17 6 35 10 17 5 29 8 37 12 7 3 13 7 18 12 4 4 7 9 10 15 2 5 3 12 3 19zM4361 4364c0 34-5 64-16 91-11 26-27 52-50 75h-31c23-24 39-50 49-77 11-27 16-57 16-89 0-33-5-63-16-90-10-27-27-53-49-77h31c23 24 39 49 50 76s16 57 16 90zM4673 4361c0 65-23 98-71 98-30 0-50-11-60-32h-1c1 0 1 10 1 29v74h-32v-224c0-20-1-32-1-39h31c0 1 0 2 0 5 1 3 1 7 1 13s1 10 1 13c6-12 14-21 23-26s22-8 37-8c24 0 42 8 54 23 11 16 17 40 17 74zM4640 4361c0-26-4-45-11-56-8-11-19-17-35-17-13 0-23 3-30 8s-13 13-16 25c-4 11-6 25-6 43 0 25 4 43 12 55 8 11 21 17 40 17 16 0 27-6 35-17 7-11 11-31 11-58zM4716 4456v-145c0-13-1-28-2-44h31c1 22 1 34 1 39h1c5-16 11-27 18-33 6-6 16-9 28-9 4 0 9 0 13 1v29c-4-1-10-1-17-1-14 0-24 5-31 16-7 12-10 28-10 49v98zM4999 4361c0 33-7 58-22 74s-36 24-65 24c-28 0-49-8-64-25-14-17-21-41-21-73 0-65 28-97 86-97 30 0 52 8 65 24 14 15 21 40 21 73zM4966 4361c0-26-4-45-12-56-8-12-22-18-40-18-19 0-33 6-41 18s-13 31-13 56 4 44 13 56c8 13 21 19 39 19 19 0 33-6 41-18s13-31 13-57zM5065 4361c0 25 4 43 12 55 9 13 21 19 37 19 12 0 21-3 29-9 7-7 12-16 14-28l32 2c-2 18-10 32-23 43-14 11-31 16-51 16-27 0-48-8-62-25-14-16-21-41-21-73 0-31 7-56 21-72 14-17 35-25 62-25 19 0 36 5 49 15s21 23 24 41l-33 2c-1-10-6-18-12-25-7-6-17-9-29-9-17 0-30 6-37 17-8 11-12 29-12 56zM5249 4368c0 22 4 39 14 50 9 12 22 18 40 18 14 0 25-3 33-8 9-6 14-13 17-21l29 8c-12 29-38 44-79 44-29 0-51-8-65-25-15-16-23-41-23-74 0-31 8-55 23-71 14-17 36-25 64-25 56 0 85 33 85 100v4zM5354 4344c-2-20-7-34-16-43s-21-14-37-14-28 5-37 15-14 24-15 42zM5574 4404c0 18-7 31-20 41-14 10-33 14-58 14-24 0-43-4-56-11-13-8-21-20-25-36l28-6c3 10 9 18 17 22 9 5 21 7 36 7 16 0 28-2 36-7 7-5 11-12 11-22 0-7-3-13-8-18s-14-8-25-11l-23-6c-19-5-32-10-40-14-7-4-14-10-18-16-4-7-7-14-7-24 0-17 7-30 19-39 13-9 31-14 55-14 21 0 38 4 51 11 13 8 21 20 24 36l-29 3c-2-8-7-15-14-19-8-5-19-7-32-7-14 0-25 2-32 7-7 4-10 10-10 19 0 5 1 10 4 13 3 4 7 7 13 9 5 3 17 6 35 10 17 5 29 8 37 12 7 3 13 7 18 12 4 4 7 9 10 15 2 5 3 12 3 19zM5757 4404c0 18-7 31-21 41s-33 14-58 14c-24 0-42-4-55-11-13-8-22-20-26-36l29-6c2 10 8 18 17 22 8 5 20 7 35 7 17 0 29-2 36-7 8-5 11-12 11-22 0-7-2-13-7-18-6-5-14-8-26-11l-23-6c-18-5-31-10-39-14s-14-10-18-16c-5-7-7-14-7-24 0-17 6-30 19-39 12-9 31-14 55-14 21 0 38 4 50 11 13 8 21 20 24 36l-29 3c-1-8-6-15-14-19-8-5-18-7-31-7-15 0-26 2-32 7-7 4-11 10-11 19 0 5 2 10 4 13 3 4 8 7 13 9 6 3 18 6 35 10 18 5 30 8 37 12 8 3 14 7 18 12 4 4 8 9 10 15 3 5 4 12 4 19zM5820 4368c0 22 4 39 13 50 10 12 23 18 41 18 14 0 25-3 33-8 9-6 14-13 17-21l28 8c-11 29-37 44-78 44-29 0-51-8-66-25-15-16-22-41-22-74 0-31 7-55 22-71 15-17 37-25 64-25 57 0 86 33 86 100v4zM5924 4344c-1-20-7-34-15-43-9-9-21-14-37-14s-28 5-37 15-14 24-15 42zM6145 4404c0 18-7 31-21 41-13 10-33 14-57 14s-43-4-56-11c-13-8-22-20-25-36l28-6c3 10 8 18 17 22 8 5 20 7 36 7s28-2 35-7c8-5 12-12 12-22 0-7-3-13-8-18s-14-8-25-11l-23-6c-19-5-32-10-40-14s-14-10-18-16c-5-7-7-14-7-24 0-17 7-30 19-39 13-9 31-14 55-14 21 0 38 4 51 11 12 8 20 20 24 36l-29 3c-2-8-7-15-15-19-7-5-18-7-31-7-15 0-25 2-32 7-7 4-11 10-11 19 0 5 2 10 5 13 3 4 7 7 12 9 6 3 18 6 36 10 17 5 29 8 37 12 7 3 13 7 17 12 5 4 8 9 10 15 3 5 4 12 4 19zM6227 4420v27c0 12-1 23-3 31s-6 16-10 24h-22c11-16 16-31 16-46h-15v-36zM6193 4303v-36h34v36zM453 4904c11 0 18-3 23-10 5-6 7-15 7-28v-62c0-11 3-21 9-29 7-8 15-13 26-15-11-3-19-8-25-16-7-8-10-17-10-28v-63c0-12-2-22-7-28s-12-9-23-9h-11v-23h24c15 0 27 5 35 14s12 21 12 38v63c0 14 3 24 9 30 6 7 16 11 29 11v22c-13 0-23 4-29 11-6 6-9 17-9 30v63c0 16-4 29-13 38-8 9-19 13-34 13h-24v-22z">
          <text:p/>
        </draw:path>
        <draw:connector draw:style-name="gr5" draw:text-style-name="P2" draw:layer="controls" draw:line-skew="-0.261cm" svg:x1="3.032cm" svg:y1="7.159cm" svg:x2="3.032cm" svg:y2="13.255cm" draw:start-shape="id10" draw:start-glue-point="3" draw:end-shape="id11" svg:d="M3032 7159h-762v6096h762" svg:viewBox="0 0 763 6097">
          <text:p/>
        </draw:connector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2T20:02:46.816987448</meta:creation-date>
    <meta:editing-duration>PT35M45S</meta:editing-duration>
    <meta:editing-cycles>2</meta:editing-cycles>
    <meta:generator>LibreOffice/5.3.3.2$Linux_X86_64 LibreOffice_project/30m0$Build-2</meta:generator>
    <dc:date>2017-07-02T22:32:42.138400898</dc:date>
    <meta:document-statistic meta:object-count="195"/>
  </office:meta>
</office:document-meta>
</file>